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3.217cm"/>
    </style:style>
    <style:style style:name="co6" style:family="table-column">
      <style:table-column-properties fo:break-before="auto" style:column-width="29.639cm"/>
    </style:style>
    <style:style style:name="co7" style:family="table-column">
      <style:table-column-properties fo:break-before="auto" style:column-width="29.42cm"/>
    </style:style>
    <style:style style:name="co8" style:family="table-column">
      <style:table-column-properties fo:break-before="auto" style:column-width="13.407cm"/>
    </style:style>
    <style:style style:name="co9" style:family="table-column">
      <style:table-column-properties fo:break-before="auto" style:column-width="29.2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ph" table:style-name="ta1">
        <table:shapes>
          <draw:frame draw:z-index="0" draw:style-name="gr1" draw:text-style-name="P1" svg:width="59.703cm" svg:height="16.202cm" svg:x="0.749cm" svg:y="0.301cm">
            <draw:object draw:notify-on-update-of-ranges="R4_0.A2:R4_0.A186 R4_0.B1:R4_0.B1 R4_0.B2:R4_0.B186 R4_0.C1:R4_0.C1 R4_0.C2:R4_0.C186 R4_0.D1:R4_0.D1 R4_0.D2:R4_0.D1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8.749cm" svg:height="16.202cm" svg:x="1.247cm" svg:y="16.973cm">
            <draw:object draw:notify-on-update-of-ranges="R4_50.A1:R4_50.A1 R4_50.A2:R4_50.A88 R4_50.B1:R4_50.B1 R4_50.B2:R4_50.B88 R4_50.C1:R4_50.C1 R4_50.C2:R4_50.C88 R4_50.D1:R4_50.D1 R4_50.D2:R4_50.D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1.713cm" svg:height="16.202cm" svg:x="1.154cm" svg:y="33.925cm">
            <draw:object draw:notify-on-update-of-ranges="R4_95.A1:R4_95.A1 R4_95.A2:R4_95.A97 R4_95.B1:R4_95.B1 R4_95.B2:R4_95.B97 R4_95.C1:R4_95.C1 R4_95.C2:R4_95.C97 R4_95.D1:R4_95.D1 R4_95.D2:R4_95.D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R4_0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9, ACNO035, ACNO040, ACOO011, ACPP018, ACPP028, EMM022, ERO018, LAL003, OCE018, OFF016, SFN013, SFO016, SFO023, SIW012, SMA028, SOD009, STE02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JP005, FPA007, HEV006, LBB031, LPR007, LPR019, ODE011, OFF011, OMW014, OSH016, OWA006, PAN030, PFF020, POM003, SCO006, SDD008, SMA020, SUM00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1, ACEV015, EDO008, ERO004, EWW008, LPR020, LVE007, LVE012, OFI013, OMA020, ORE011, PCA008, PHE012, SBB014, SCO001, SCO025, SEL004, SRR016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NO037, EEE007, EWW013, LAL015, LAM014, LBB002, LMC010, OFF009, OWA004, PMO023, SBB016, SEN005, SFN025, SGD011, SMW003, SNV027, STE019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MO001, ACMO005, ACSP029, ECF014, EEE020, EPP026, FSC001, LCA006, LCC019, LDG005, ORE005, PFF025, SGM006, SIW007, SNV004, SOD006, STR01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GM028, ACNO041, ACSP006, EBT004, EEG005, EJF018, EJF021, LEV006, LMA045, LPL035, LVE014, OCE023, OFF003, PFF004, PHE028, SMA007, SNB016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WS012, EJF018, FPA007, LAL002, LVE006, OSH007, OWA023, PHE007, PHE031, PMO019, SEL010, SEN007, SFN010, SGD012, SHN002, SOD023, SPI011, STR018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GM028, ACNO041, ACSP006, EEG005, EJF018, EJF021, LPL035, LVE014, OCE023, OMA032, PFF004, PHE028, PMO028, SGD009, SMA007, SNB016, SNV012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6, EDO004, ERO027, LBU010, LMA007, LMA011, LMC032, OMA014, ORE016, ORF004, PIC009, PMO028, SEN001, SME018, SST011, SWA022, SWA028, SZO004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4, ACMO005, EDO001, EEE020, EJP012, EPP026, LAL027, LBI013, LCC019, LVE016, PCA022, PFF025, SEN009, SGM007, SIW007, SNV013, SOD006, STR015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NO006, EDO004, EJP005, LBU010, LEV005, LMA007, LMA011, LMC032, LTT020, OFI013, ORF004, PHE028, PIC009, SEN001, SFO008, SFR009, SMW017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31, ACNO006, EDO004, EWO019, HEV004, LBU010, LMA011, LMA047, LMC032, OMA014, ORF004, OSH004, PIC009, PMO028, SFO008, SMW005, SNV007, SZO004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GM025, ACNO037, EEE007, ERO042, EWW013, LAM014, LBB002, LCA016, LMA060, LMC010, OBI026, OFF009, OWA004, PHE028, SEN005, SFN025, SMW00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06, ACNO039, EWO019, HEV004, LBI034, LBU010, LMA011, OMA011, OMA012, ORE015, ORE016, ORR010, PIC009, SCO016, SEN001, SFO008, SWA028, SZO004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FE010, EEG015, EJP003, EWW020, LMA036, LMC002, OCP022, OFF003, ORF002, PAN017, PHE006, PMO010, POM013, SDD006, SEV003, SGM010, SOD033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1, ACFF005, ACNO037, ACPP025, ACWS020, EHC004, EOW023, ERO020, LAL026, LTT003, OFI018, PAN020, PFF012, PMO017, SNV036, SSS009, SST028, SST039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06, EJP009, EMM029, EWW038, LAL020, LTT023, ODE008, OMA011, ORE011, PFF006, PIC016, SMA003, SME004, SME008, SNV007, SPI005, SSS024, SWA017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01, ACNO035, ACWS019, EBT005, EOW020, ERO003, LAL012, LAL032, LBI013, LVE002, PFF006, PHE018, SFO004, SFO006, SFR005, SMA004, SMA025, SSS028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PP002, EES020, FPA007, LBB011, LBI003, LPR014, OCE005, OMW009, ORE001, PFF024, POM013, SFO004, SGM010, SIW006, SOD033, SRR005, SZO009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EM027, ACEV015, EPP019, LMC029, LPR011, LPR028, LUN006, OEV005, OFI010, ORE001, PAN004, SBB001, SBB009, SCC007, SCO006, SOD012, STE011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06, ACNO037, EEE010, EOW002, ERO017, LAM014, LBB002, LBB003, LMC009, LMC010, ODE005, OWA013, OWA018, PAN013, SGD011, SMW003, SMW008, STE001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0, ACHA004, ACOO016, ACPP002, ACPP006, EMM029, EWW038, LAL024, LBI047, LTT023, OMA011, ORE016, PCA020, PFF006, POM005, SAS020, SME008, SPI005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EBT005, EDO004, ELT008, LMA011, LMC032, LTT020, ODE019, ODE023, ORF004, PFF006, PHE028, SBB007, SEN001, SFR009, SMW017, SNB016, SNV025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EV006, ACPP002, FPA007, FSC005, LPR014, OFI011, OMA005, OMA007, ORE001, SEL010, SFO004, SGM010, SGM032, SIW006, SRR005, STR004, SZO009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EBT005, EDO004, ELT008, LMA011, LMC032, LTT020, ODE019, ODE023, ORF004, PFF006, SAA004, SBB007, SEN001, SFR009, SMW017, SNB016, SNV025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4, ACNO038, ACOO016, ACWS001, ACWS013, EHC007, EMM029, EWW038, LAL024, LBI047, OMA011, PCA020, PIC003, SGD012, SME008, SMW003, SNV001, SPI005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EV006, ACFE037, ACPP002, FPA007, FSC005, OCE019, OCP013, OFI011, OMA005, ORE001, SEL010, SGM010, SGM032, SIW006, SRR005, STR004, SZO009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04, ACOO016, ACPP006, ACWS001, ACWS013, EHC007, EWW038, LBI047, LMC014, OMA011, ORR021, PCA020, PIC003, SGD012, SME008, SNV001, SPI005, SSS019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MO004, EAG009, ERO024, FPA007, FSC005, LAM027, ODE003, ODE021, ODE028, ORE001, PHE024, PMO010, SGD006, SGM010, SOD033, SRR005, SZO009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O003, ACTO001, ACWS001, ECF020, EJP004, EMM019, EPP003, ERO008, FPA001, HEV002, LAM004, LBB016, LBI004, LMA016, LMC008, LVE006, OMW003, OWA007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8, ACGM037, ACGM045, ACNO006, ACPY004, ACPY005, ECF009, EJF008, ERO018, FSP008, LEV005, LMA008, PHE028, SAA011, SEN001, SFR009, SOD020, STE020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GD008, ACHA006, ACSP009, ECF025, EEG011, EWW011, LBU029, LDG003, LMC023, LPL018, LRE009, OBI005, PHE022, SFO025, SOD010, SOD021, SOD03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WS008, FPA007, HEV004, LAM027, LEV003, LPR014, ODE003, ODE028, ORE001, PCA008, PHE018, PHE024, PMO010, SGD006, SGM010, SRR005, SRR010, SST017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4, ACOO016, ACPP006, ACWS001, ACWS013, EMM029, LAL024, LPL024, OMA009, OMA011, PAN019, PFF006, SCO004, SGD012, SME008, SNV001, SOD031, SPI005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5, ACMO003, EDO017, EJP004, EPP018, ERO008, FPA001, FSE001, HEV002, LAL003, LBI004, LMA016, LMC008, OMA001, OWA007, SMA028, SNV018, STR002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4, ACGD013, ACGM050, ACNO038, ACOO016, ACPP006, ACWS001, EMM029, LAL024, ODE010, OMA009, ORR007, PFF006, SGD012, SME008, SNB001, SOD031, SPI005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NO038, ACOO016, ACPP006, ACWS001, ACWS013, EMM029, LAL024, OBI020, OMA011, PAN019, PFF006, SDD012, SGD012, SIW001, SME008, SNV033, SOD031, SPI005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GM004, EAF004, EAG009, ERO005, FSC005, LAM021, LVE032, OEV007, OFF017, ORE001, OWA006, PLB005, SEL010, SGM010, SST013, STR004, SZO009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CU004, ACGM024, ACGM055, ACPP006, LCA014, LMC012, LPR014, LTT004, OCE005, ORE001, ORF006, OSH006, POM013, SFO004, SMA011, SNV010, SRR005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GM045, ACGM050, ACMU001, ACPH014, ECF025, EWO008, EWW020, LMA001, ODE023, ODE032, OFI008, PFF006, SAS012, SFO009, SOD010, SPP001, SRR005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CU018, ACEV006, ACFE037, ACPP002, EOW001, FPA007, LCC003, LVE018, OCE019, OFI011, SAA017, SEL010, SFN025, SGM032, SNV027, SOD006, SRR005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SS007, EWW038, LAM020, LMA013, LVE025, OCE005, OMA013, OMW014, ORE001, ORF006, PCA032, POM013, SAA001, SGM030, SGM032, SNB005, SSS008, SWA006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ACGM044, EJF005, EWO019, FPA007, LMA001, LMC008, LPL003, LVE018, OCE020, OMW009, ORE001, PMO010, SCO001, SGM010, SHN004, SRR005, SZO009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SY009, LAM020, LCA014, LMA013, LTT004, OCE005, OMA013, ORE001, ORF006, PAN030, PCA032, POM013, SAS020, SDD023, SGM030, SMA012, SNB005, SSS008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LAM020, LBI013, LMA007, LMA013, LTT004, LVE025, OCE005, ORE001, ORF006, OWA024, PCA032, PMO009, POM013, SAA001, SME004, SNB005, SSS008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6, ACGM004, ACTO002, ACWS013, EMM036, FSC005, LBU006, LTT007, OEV007, ORE001, OWA006, SEL010, SFO022, SGM010, SST013, SST017, SST021, SZO009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FE037, EEE007, EES011, LCC003, LMC004, LVE018, OMA012, OSH024, PMO009, SEL010, SGM010, SME021, SNV027, SRR005, STE002, STE011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CU018, ACEV006, ACEV017, ACPP002, EES005, FPA007, LAM009, LBU011, LCA009, LMA002, OCE019, ORE019, PIC005, SEV005, SGM010, SIW006, SNV027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27, EHC003, EJF005, EWO019, EWW019, LMC008, LRE009, OCE020, OMW009, ORE001, PHE008, PMO010, SCO001, SEL003, SGD018, SGM010, SHN004, SZO009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4, ACMO003, ACNO041, LAM020, LBI013, LBU020, LMA007, LVE025, OCE005, OMW014, ORE001, ORF006, PCA032, POM013, SAS012, SCO017, SME004, SNB005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Y002, ACOO016, ACPP006, EJP025, LAL002, LPL012, LPR028, LVE012, OFF011, OFI009, OMA011, OSH002, PAN019, PFF006, SDD016, SGD012, SOD031, SWA004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1, EPP005, ESS001, HEV002, LBI014, LBU008, LCA009, LCA024, LMA001, OCE004, ODE032, OMW009, OWA017, PFF006, SMA004, SRR005, SWA012, SWA028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8, ACCU033, EBT005, ESS002, EWW036, FPA007, LMC029, LTT007, LTT011, OCP013, OFI011, ORR006, ORR020, SDD003, SEL010, SGM029, STE008, SZO009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43, ACWS013, EAG032, EJP025, EMM013, LCA023, LMA021, LPR028, OMA011, PAN019, PHE029, SCO009, SDD016, SME018, SNB019, SNV033, SOD031, SPI005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EBT005, EWW036, FPA007, LAM008, LCA006, LCA010, OBI026, OCP013, OFI011, PCA011, SBB013, SEL020, SIW006, SME018, SNV027, STE004, STE008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CU018, ACGM050, ACPH014, EMM036, EWO013, LBI034, LMA001, LMA044, LMC002, OFI005, SAS012, SIW018, SNB010, SNV029, SPI017, SST032, SWA012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NO025, ACPP028, EBT005, ECF017, FPA007, LBI023, LTT009, OFI011, SBB010, SBB018, SEL010, SEL020, SGM029, SIW006, SOD027, STE008, SZO009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PP006, ACPP025, EEG005, ERO016, LAL024, LAM004, MYHI003, OBI016, OWA002, SAA006, SFN019, SIW008, SMA011, SME008, SOD016, SOD031, SPI005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EJF013, LAL029, LMC004, ODE010, OFI027, OSH024, PMO009, SBB006, SEL001, SEL010, SFN009, SMO023, SOD007, SRR005, STR001, STR01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EEG010, EOW026, FPA007, LCC003, LUN006, LVE018, ODE010, OFI004, OMA006, OSH024, PMO009, SGM010, SMO011, SRR005, STR001, STR011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3, ACPP031, ACWS013, EBT005, ERO010, EWO014, EWW036, LCA010, OCP013, PAN013, SAA001, SBB013, SEL020, SGD009, SSS023, STE012, SWA012, SZO009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HA006, EJF013, LAL029, LMC004, ODE010, OFI027, OMA009, POM008, SBB006, SEL001, SEL010, SMO023, SOD007, SRR005, STR001, STR011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TA001, ACWS001, EEG006, LCC003, LVE018, ODE010, OMA006, OSH024, PFF006, PMO009, SEL010, SFO012, SGM010, SSS028, STR001, STR011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8, ACEV006, ACMY002, EHC007, EWW035, LAM023, LBB026, LCA023, LMC004, LVE002, OFI028, PIC005, SAS021, SCC005, SEL010, SFN025, SNV027, SPI008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5, ACTO002, EBT005, EEE008, ESS008, EWO006, EWW036, LBU014, LMA013, OBI026, OCE019, OCP014, PAN019, SBB010, SEL020, SSC002, SST001, STE008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6, ACFE037, ACIM014, ACNO006, EWW041, LAM014, LCC007, LMA039, LMC004, PMO021, SCC006, SEL003, SEL010, SFN025, SME001, SME008, SPI008, STR001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25, EEG005, ERO016, LAL024, LAM004, LMC032, OBI016, OFI022, OWA002, PHE021, SFN013, SFN019, SFR006, SIW008, SMA011, SME008, SOD016, SOD031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M001, ACAZ005, ACGM027, ACGM039, ACPP006, EDO008, EHH002, ELT008, LBI047, LCA004, LDG024, LMA021, PHE022, POM008, SAA008, SDD009, SME008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CU018, ACFE037, ACPP006, ACSP017, LBU010, LDG008, LRE031, LVE018, OEV002, OMA028, ORE005, OSH024, SAA018, SDD012, SFN025, SNB010, SRR005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M001, ACGM027, ACGM039, ACPP032, EDO008, EEE020, LBI047, LCA004, LCC014, LDG024, LMA002, OMA025, SAA008, SDD009, SFN011, SME004, SME008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GM027, ACGM039, ACGM043, ACOO012, ACPP006, ACWS020, EEE018, LCA004, LDG024, OMA025, PCA034, PFF008, PHE022, POM008, SAA008, SBB014, SME008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ECF020, EEG005, EMM022, LAL024, LAM004, LDG024, OBI016, OCP022, OWA002, PCA032, PHE021, SFN019, SIW008, SMA036, SOD031, SPI005, SWA012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CU017, ACEV017, ACGM039, ACSP008, EDO008, EHH002, LAM008, LBI047, LBU029, LCA004, LDG024, OMA025, POM008, SDD009, SEL002, SMA015, SMO019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EV004, ACEV014, ACGM027, ACGM043, ACOO012, ACPP006, EEE018, LCA004, LDG024, OMA025, PFF008, PHE022, POM008, SAA008, SBB014, SMA035, SME008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AL014, ACGM027, ACGM039, ACGM043, ACPP006, EEE018, LCA004, LDG024, OMA016, PCA034, PFF008, PHE022, POM008, SAA008, SBB014, SME008, SSS010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SP005, EEG005, EJF004, ERO034, HEV008, LAM004, LRE019, LRE029, LVE002, MYSC001, OCE008, OWA002, PHE015, SME008, SOD021, SOD031, SPI005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EM032, ACSP005, EJF013, ERO034, EWO001, HEV008, LAM004, LRE029, LVE002, MYSC001, OWA002, OWA013, PHE015, SME008, SOD021, SOD031, SPI005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EV020, EES003, LAL020, LAL024, LAM015, LBB013, LBU029, LDG001, LRE007, OMA010, OMA023, SBB017, SBB021, SFN009, SFN019, SMO009, SRR005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F001, ACTA016, EWO008, EWW019, EWW032, LBI007, LBI046, LMA012, LMC004, OBI026, OSH001, PHE001, SEL010, SNB001, SNB018, SNV021, SST038, SWA017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GM027, ACPP006, EDO004, EPP010, LCA015, LDG003, OEV005, OMW003, OWA006, PHE026, POM008, SCC008, SCO003, SMO004, SMO011, SNV017, SST014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7, ACOO005, ACPH013, ACPP032, EAF004, EDO008, EEE020, EJF021, LCA004, LCC014, LDG008, LMA002, OBI011, OSH008, PLB004, SFN011, SMO003, SST029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5, ACSP022, ECF009, ECF020, EEG005, LAL012, LAL024, LAM004, OMA008, PCA032, PHE021, SEL010, SEN013, SFN019, SIW018, SMA035, SOD031, SWA012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6, ACGM045, ACPP006, EEG015, LBI007, LBI023, LBU002, LMA012, LMC004, OCE006, OCP013, OWA021, PMO021, POM011, SEL010, SGM012, SNV021, SNV024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FF001, ACPP025, EJP014, ELT008, LAM004, LDG022, OBI016, OBI020, OFF001, OFI022, ORR019, SEL012, SFN019, SFN023, SMA011, SMW005, SPI005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PP025, EJP014, ELT008, LAM004, LDG022, OBI016, OBI020, OFF001, OFI022, ORR019, PCA011, SEL012, SFN019, SFN023, SMA011, SMW005, SPI005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GM027, EJF013, EOW003, ESS010, LBI047, LBU018, LCC017, LDG008, LMA002, LMA009, LRE026, SDD009, SFN002, SFN011, SME008, SMO006, STR00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PP025, ACPP027, ACTO001, ELT008, ESS007, ESS008, EWW011, LAM004, ODE001, OFI022, SBB006, SCO021, SCO025, SFN019, SIW008, SWA007, SWA012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GM040, EOW013, LAL020, LAL022, LAL024, LAM015, LBI012, LBU029, LRE007, OMA010, SAS001, SBB017, SBB021, SCO025, SFN019, SMO009, SRR019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EM032, ACPP025, LAM004, LBB024, LDG022, OBI016, ODE016, OMA023, ORR019, ORR021, OWA010, SCO004, SEL012, SFN019, SFN023, SMW005, SPI005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GD005, ECF009, ECF020, EEG005, EES011, LAL012, LAM004, LBI037, OMA008, OSH004, PCA032, PFF003, SEN013, SFN019, SFN020, SIW018, SRR016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M001, ACEV006, ACPH013, ACPP032, ACWS023, EJP015, ESS010, FPA006, LBI023, LBI047, LBU027, LCC017, LRE026, MYHI002, OCE005, OMA004, OMA025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3, ACPH011, ACPP027, ACPY005, EWW032, EWW041, FPA007, LAL026, LEV004, LRE010, LTT015, OBI026, ORR015, PHE021, POM009, SFO026, SGD001, SNV017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OO006, ACPP025, EJP003, EOW006, EPP020, LAM014, LBI013, LUN010, OBI016, ODE001, PFF025, SBB013, SCO025, SEL012, SFN019, SMA011, SPP004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ACGM027, ACGM043, EEE018, EOW025, LBU023, LCA004, LDG024, LTT004, MYSE005, OCE020, ODE005, PFF008, SDD018, SFN011, SOD010, SSS010, SSS030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EM031, ACEV018, ACGM027, ACOO012, EHC004, EMM017, LDG024, LRE009, OFI012, ORE016, ORR021, PFF008, SCO018, SDD021, SGD012, SMO011, SOD006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JP024, EOW013, LAL022, LBI012, LBU002, LBU008, LBU029, LMA031, LRE007, OMA010, PAN010, SAS001, SCO025, SFN019, SMO009, SPI026, SRR019, STE011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8, ACGD015, EOW013, LAL020, LAL022, LRE007, OFI020, OMA010, OWA008, OWA010, OWA023, PAN010, PFF024, SFN019, SFO025, SGM007, SMO009, SNB025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4, ACCU006, ACFE010, ACNO025, ACPP013, ACSP019, EES008, EHC004, LBU002, LPL019, OMA009, OMW010, PMO028, SAS018, SEL011, SME003, SOD032, STE019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20, ACGD015, ACPP013, EOW013, LAL020, LBB013, LCA001, LRE007, LRE029, OFF003, OMA010, OWA010, PAN010, SFO025, SGM030, SMA004, SMO009, SNB025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3, ACPH011, ACPP027, EHH002, EPP009, EWO014, EWW032, FPA007, LEV004, LRE010, OBI026, OFF015, OFI016, ORR015, PAN014, POM009, SEN003, SFO026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9, ACEV018, ACEV020, ACGD015, LAL020, LEV003, LRE007, OCE008, OFI020, OMA010, OWA010, OWA023, PAN003, PMO024, SAA011, SFN019, SFO025, SNB025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1, ACAZ005, ACGM027, ACGM039, ACPP035, ACWS023, EEE004, EPP014, ESY008, LMC002, LUN026, OCP023, OMW014, PAN003, SAA008, SAA019, SNV037, SZO004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CU025, ACGM029, ACSP026, EAF003, EJF002, EWW003, LAM004, LBI016, LBI037, LUN012, OMA008, ORR020, PCA032, PFF003, PIC012, SEN013, SRR016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G026, EWW003, LBU027, LMA014, LRE017, LRE031, LUN012, OSH004, PCA032, PFF003, SEV001, SEV003, SFO007, SFO014, SGD003, SIW008, SOD021, SRR016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OO006, EHC004, FSP008, LAM005, LDG024, LMA018, OEV007, OFI012, ORE016, ORF003, ORR021, OSH003, PFF008, PHE022, SGD006, SNB005, SOD006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7, ACOO012, ACPY004, EEE003, EEE008, EHC004, LBI030, MYSP002, ODE012, ORF003, ORR021, SBB018, SCO018, SDD021, SEN007, SFO011, SGD012, SOD006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9, ACOO006, ACPP025, ECF011, EJP003, EWO003, LAM014, LAM027, LPR019, LUN010, MYHI002, OBI016, OFF010, OWA023, SEL012, SEV002, SGM010, SST001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18, ACEV020, ACGD015, EPP019, LAL020, LBB013, LMC014, LPL019, LRE007, ODE016, OFI020, OWA004, OWA010, PFF002, POM013, SFN019, SGM032, SME011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GM027, EEE018, EOW018, EWO008, LBB003, LRE007, LVE035, MYLO002, OBI005, OCP013, OFF019, OMA013, OMW003, PAN009, SAA008, SFR002, SUM003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GM027, ACGM039, ACPP011, EEE018, EWO004, EWO008, LBB003, LEV006, LUN005, LVE035, ODE008, OFF001, POM008, SAA008, SFR002, SMA002, SOD032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7, ACGM027, ACGM039, ACPP011, EEE018, EMM024, EWO004, EWO008, LBB003, LEV006, LUN005, LVE035, ODE008, OFF001, SAA008, SFR002, SMA002, SOD032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EM032, ACOO006, ACPH011, EJF013, ERO005, LAM014, LBI013, LPR004, LUN010, PIC002, PLB005, SAS020, SCO011, SFN019, SIW007, SSS007, SWA017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1, ACFE037, ACGM055, EHC004, LDG024, LMA018, OCE024, OEV007, OFI012, ORE016, ORF003, OSH003, PFF008, PHE022, SGD006, SOD006, SPI004, SSS019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PP014, ERO024, ESY008, EWO009, LEV006, LMA001, LMC008, LPR012, LVE030, LVE035, OBI014, ORF003, PMO011, SGM033, SMA011, SME017, SPI008, SSS013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PP020, EWW010, LAL002, LAM014, LBI013, OBI010, OCE012, OFI008, OFI030, PAN024, PFF025, PIC002, PLB005, SAS020, SCO011, SFN023, SOD019, SPL010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EAG018, ECF023, EWW010, LAM014, LBI013, LUN012, OBI016, OCE012, OSH012, PAN024, PIC002, PLB005, SAS020, SEN001, SFN023, SMA017, SOD019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CU006, ACFE010, ACOO018, ACPP013, ECF012, EHC004, EOW003, FPA002, LBB002, LBU027, LRE022, OMA009, PFF005, PHE009, PMO021, SCC005, SPI021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PH011, ECF017, EWO008, LBI004, LBI013, LPR004, LUN010, LVE033, OCE016, PIC002, PLB005, SAA002, SFN019, SFO022, SMA005, SMA017, SOD019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SP006, ACWS001, EEE003, LBB001, MYSP002, OCE003, OCE008, OFF001, OFI012, ORE016, ORR021, PHE027, SFO011, SMO028, SPL010, SST029, STE019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FE010, ACFE022, ACHA014, ESS010, EWO014, LBB002, LMC014, LRE022, LVE002, PHE017, PMO004, PMO015, PMO028, SEL011, SGD008, SME003, SWA002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6, ACCU006, ACFE010, ACPP013, ACSP019, EDO004, FPA002, LBU027, LBU030, OMA009, PAN021, PMO028, SCC005, SGD018, SPI021, SPI029, SST009, STE005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5, ACOO012, ACSP006, EEE003, ESS001, LBB001, LCA011, LPL002, MYSP002, OCE003, OFF001, OFI012, PHE027, SFO011, SMO028, SPL010, SRR008, STE019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G027, ESS001, EWO017, LAL024, LBU006, OCP016, OMA002, OMA031, ORE019, OWA005, PMO014, SAA006, SCO001, SEV002, SMW012, SOD007, SPL005, SWA007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WS001, ESS002, EWO013, LBI036, LBI046, OCE003, OFI012, ORE016, ORR021, PHE027, SCO018, SCO019, SDD016, SFO011, SGD003, SMA002, SMA028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WS001, ESS002, EWO013, LBI036, LBI046, MYLO001, OCE003, OFI012, ORR021, PHE027, SCO018, SCO019, SDD016, SFO011, SGD003, SMA002, SMA028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E003, EEG008, EHC004, EJP016, ERO005, EWW003, LBB020, LMA013, ORR021, PCA008, SAS018, SBB018, SCO018, SDD021, SEN007, SGD003, SNV018, SOD017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3, ACAZ006, ACSP004, ACSP019, EHC004, EPP017, LBB002, LBU027, LCA014, OCE006, OMA009, OSH023, PHE009, SNB019, SNB023, SOD028, SPI008, SPI021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CU022, ACPP011, ACPP013, EMM024, FPA001, LAL005, LAM015, MYLO001, PHE015, POM011, SAA008, SAA013, SBB006, SFO018, SMO002, SMW015, SWA006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2, ACHA004, ECF017, EJF019, EMM023, EPP020, EPP028, EWW038, LBI001, LBU006, MYSC001, OBI028, OFF010, OMW012, SCO018, SCO027, SEL012, SNB001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32, ACPH011, EEG026, EHH007, EPP005, EWO008, LAM014, LBB004, LMA035, LPL005, LUN010, PHE011, PIC002, SAA006, SFO011, SOD019, SSS018, SSS030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P013, ECF012, EJP001, LAL009, LBI001, OBI020, OMA009, OWA017, OWA023, PAN009, PMO021, SCC005, SCO013, SMW015, SOD017, SOD031, SPI021, SPP003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4, ACPP013, ACSP001, EAG008, ECF020, FSC005, LAM004, LDG001, LPR001, LVE032, PHE015, PHE018, PMO011, SCC006, SEL010, SMA020, SNV016, SWA006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6, ACPP018, ACSP001, EJP026, ERO037, LMA031, LTT003, LVE030, LVE032, MYLO002, OEV005, OFF009, SDD021, SEL002, SEL010, SNV016, SOD032, SWA006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CU025, EJP015, LAL009, LBB002, LVE007, OBI021, OFF001, OFF017, OFI005, OFI012, OMA029, PHE027, SFO011, SFO023, SME023, SMW005, SOD013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0, ACGM040, ACSP019, EDO004, EEG026, EPP017, LBI002, PAN021, PMO009, PMO028, SAS001, SDD003, SEL012, SFR006, SPI021, SPI029, SST009, SST024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10, ACGM040, ACSP019, EEG026, EPP017, LBI002, LMA013, PAN021, PMO009, PMO028, SAS001, SDD003, SEL012, SFR006, SPI021, SPI029, SST009, SST024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04, ACPP013, ACSP001, EAG008, ECF020, HEV004, LAM004, LPR001, PAN006, PHE015, PHE018, PMO011, SBB017, SCC006, SEL010, SMA020, SNV016, SWA006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2, ACHA004, EMM023, EWW038, LBU006, MYSC001, OBI028, OCE008, OMW012, SAA009, SCO018, SCO027, SFN025, SFO004, SHN004, SIW003, SNB001, SSS019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5, ACMO001, ACNO037, EDO004, EEG026, EPP017, EWW036, FPA002, LAL015, LRE022, PMO017, SAA012, SFO004, SMA028, SMO002, SMO009, SRR008, SST024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PP013, EAG008, ECF020, EMM022, LAM004, LBB027, OWA006, PAN006, PHE015, PHE018, PMO011, SCC006, SEL010, SMA020, SMA025, SMA032, SNV016, SWA006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PP013, EAG008, ECF020, EMM022, LAM004, LBB027, LBU007, OWA006, PAN006, PHE015, PHE018, SCC006, SEL010, SMA020, SMA025, SMA032, SNV016, SWA006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PP013, EAG008, ECF020, EMM022, LAM004, LBB027, LBU007, OWA006, PAN006, PCA032, PHE015, PHE018, SCC006, SEL010, SMA025, SMA032, SNV016, SWA006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0.006666667" calcext:value-type="float">
            <text:p>0,006666667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6, 0.0, 0.0, 0.0, 0.0, 0.0, 0.0, 0.0, 0.0, 0.0, 0.0, 0.0, 0.0, 0.0, 0.0]</text:p>
          </table:table-cell>
          <table:table-cell office:value-type="string" calcext:value-type="string">
            <text:p>[ACPP013, EAG008, ECF020, EJP025, EMM022, LAM004, LBB027, LPR012, ORE005, PHE015, PHE018, PMO011, SCC006, SEL010, SMA020, SMA025, SMA032, SNV016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0.017333334" calcext:value-type="float">
            <text:p>0,017333334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6, 0.0, 0.0, 0.0, 0.0, 0.0, 0.0, 0.0, 0.0, 0.0, 0.0, 0.0, 0.0, 0.0, 0.0]</text:p>
          </table:table-cell>
          <table:table-cell office:value-type="string" calcext:value-type="string">
            <text:p>[ACPP013, ACPP022, EAG008, EMM022, LAM004, LBB027, LBI046, LPR012, ORE005, OWA006, PHE015, PHE018, PMO011, SCC006, SEL010, SMA020, SMA025, SNV016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0.049333338" calcext:value-type="float">
            <text:p>0,049333338</text:p>
          </table:table-cell>
          <table:table-cell office:value-type="float" office:value="0.5333333" calcext:value-type="float">
            <text:p>0,5333333</text:p>
          </table:table-cell>
          <table:table-cell office:value-type="string" calcext:value-type="string">
            <text:p>[0.08, 0.0, 0.0, 0.0, 0.0, 0.0, 0.0, 0.0, 0.0, 0.0, 0.0, 0.0, 0.0, 0.0, 0.0]</text:p>
          </table:table-cell>
          <table:table-cell office:value-type="string" calcext:value-type="string">
            <text:p>[ACPP013, ACPP022, EAG008, EMM022, LAM004, LBB027, LBI046, LMA012, LPR012, ORE005, OWA006, PHE015, PHE018, PMO011, SCC006, SMA020, SMA025, SNV016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0.19866654" calcext:value-type="float">
            <text:p>0,1986665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[0.18, 0.0, 0.02, 0.0, 0.04, 0.0, 0.0, 0.0, 0.0, 0.0, 0.0, 0.0, 0.0, 0.0, 0.0]</text:p>
          </table:table-cell>
          <table:table-cell office:value-type="string" calcext:value-type="string">
            <text:p>[ACPP013, ACPP022, EJP027, EMM022, LBB027, LBI046, LPR012, ORE005, OWA006, PCA022, PHE015, PHE018, PMO011, SCC006, SEL010, SMA020, SMA025, SNV016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0.4306665" calcext:value-type="float">
            <text:p>0,4306665</text:p>
          </table:table-cell>
          <table:table-cell office:value-type="float" office:value="3.333333" calcext:value-type="float">
            <text:p>3,333333</text:p>
          </table:table-cell>
          <table:table-cell office:value-type="string" calcext:value-type="string">
            <text:p>[0.32, 0.0, 0.08, 0.0, 0.1, 0.0, 0.0, 0.0, 0.0, 0.0, 0.0, 0.0, 0.0, 0.0, 0.0]</text:p>
          </table:table-cell>
          <table:table-cell office:value-type="string" calcext:value-type="string">
            <text:p>[ACPP013, ACPP022, EJP027, EMM022, ESS006, LBB027, LBI046, LPR012, ORE005, PCA022, PHE015, PHE018, PMO011, SCC006, SEL010, SMA020, SMA025, SNV016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0.8253333" calcext:value-type="float">
            <text:p>0,8253333</text:p>
          </table:table-cell>
          <table:table-cell office:value-type="float" office:value="4.2666664" calcext:value-type="float">
            <text:p>4,2666664</text:p>
          </table:table-cell>
          <table:table-cell office:value-type="string" calcext:value-type="string">
            <text:p>[0.46, 0.0, 0.06, 0.0, 0.1, 0.02, 0.0, 0.0, 0.0, 0.0, 0.0, 0.0, 0.0, 0.0, 0.0]</text:p>
          </table:table-cell>
          <table:table-cell office:value-type="string" calcext:value-type="string">
            <text:p>[ACPP013, ACPP022, EJP027, EMM022, LBB027, LBI046, LPR012, OBI006, OMA034, OWA006, PCA022, PHE015, PHE018, PMO011, SCC006, SMA020, SMA025, SNV016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4959999" calcext:value-type="float">
            <text:p>1,4959999</text:p>
          </table:table-cell>
          <table:table-cell office:value-type="float" office:value="5.333333" calcext:value-type="float">
            <text:p>5,333333</text:p>
          </table:table-cell>
          <table:table-cell office:value-type="string" calcext:value-type="string">
            <text:p>[0.48, 0.0, 0.22, 0.02, 0.08, 0.0, 0.0, 0.0, 0.0, 0.0, 0.0, 0.0, 0.0, 0.0, 0.0]</text:p>
          </table:table-cell>
          <table:table-cell office:value-type="string" calcext:value-type="string">
            <text:p>[ACGM037, ACPP013, ACPP022, EJP027, EMM022, LBB027, LBI046, LPR012, OBI006, OMA034, PCA022, PHE015, PHE018, PMO011, SCC006, SMA020, SMA025, SNV016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2.0933337" calcext:value-type="float">
            <text:p>2,0933337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[0.42, 0.0, 0.26, 0.0, 0.06, 0.04, 0.0, 0.0, 0.0, 0.0, 0.0, 0.0, 0.0, 0.0, 0.0]</text:p>
          </table:table-cell>
          <table:table-cell office:value-type="string" calcext:value-type="string">
            <text:p>[ACPP013, ACPP022, ACPP036, EJP027, EMM022, LBB027, LBI046, LPR012, OBI006, OMA034, OWA006, PCA014, PCA022, PHE015, PMO011, SMA020, SMA025, SNV016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.6373322" calcext:value-type="float">
            <text:p>2,6373322</text:p>
          </table:table-cell>
          <table:table-cell office:value-type="float" office:value="6.7999997" calcext:value-type="float">
            <text:p>6,7999997</text:p>
          </table:table-cell>
          <table:table-cell office:value-type="string" calcext:value-type="string">
            <text:p>[0.48, 0.02, 0.26, 0.0, 0.16, 0.06, 0.0, 0.02, 0.02, 0.0, 0.0, 0.0, 0.0, 0.0, 0.0]</text:p>
          </table:table-cell>
          <table:table-cell office:value-type="string" calcext:value-type="string">
            <text:p>[ACPP013, EJP027, EMM022, LBB027, LBI046, LPL032, LPR012, OBI006, OMA034, PCA022, PHE011, PHE015, PHE018, PMO011, SCC006, SMA020, SMA025, SNV016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3.2893338" calcext:value-type="float">
            <text:p>3,2893338</text:p>
          </table:table-cell>
          <table:table-cell office:value-type="float" office:value="11.866667" calcext:value-type="float">
            <text:p>11,866667</text:p>
          </table:table-cell>
          <table:table-cell office:value-type="string" calcext:value-type="string">
            <text:p>[0.68, 0.02, 0.48, 0.04, 0.34, 0.1, 0.0, 0.08, 0.04, 0.0, 0.0, 0.0, 0.0, 0.0, 0.0]</text:p>
          </table:table-cell>
          <table:table-cell office:value-type="string" calcext:value-type="string">
            <text:p>[ACPP013, EJP027, EMM022, LBI046, LPL032, LPR012, LVE032, OBI006, OMA034, PCA022, PHE011, PHE015, PHE018, PMO011, SCC006, SMA020, SMA025, SNV016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4.3373337" calcext:value-type="float">
            <text:p>4,3373337</text:p>
          </table:table-cell>
          <table:table-cell office:value-type="float" office:value="13.866666" calcext:value-type="float">
            <text:p>13,866666</text:p>
          </table:table-cell>
          <table:table-cell office:value-type="string" calcext:value-type="string">
            <text:p>[0.7, 0.04, 0.52, 0.04, 0.44, 0.16, 0.02, 0.02, 0.08, 0.06, 0.0, 0.0, 0.0, 0.0, 0.0]</text:p>
          </table:table-cell>
          <table:table-cell office:value-type="string" calcext:value-type="string">
            <text:p>[ACEV007, ACPP013, EJP027, EMM022, LBI046, LPL032, LPR012, LVE032, OBI006, OMA034, PCA022, PHE011, PHE015, PHE018, SCC006, SMA020, SMA025, SNV016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float" office:value="6.7320004" calcext:value-type="float">
            <text:p>6,7320004</text:p>
          </table:table-cell>
          <table:table-cell office:value-type="float" office:value="13.733334" calcext:value-type="float">
            <text:p>13,733334</text:p>
          </table:table-cell>
          <table:table-cell office:value-type="string" calcext:value-type="string">
            <text:p>[0.82, 0.06, 0.46, 0.06, 0.38, 0.1, 0.0, 0.06, 0.08, 0.04, 0.0, 0.0, 0.0, 0.0, 0.0]</text:p>
          </table:table-cell>
          <table:table-cell office:value-type="string" calcext:value-type="string">
            <text:p>[ACPP022, EJP027, EMM022, LBI046, LMC004, LPR012, OBI006, OFF004, OWA006, PCA022, PHE015, PMO011, SCC006, SGM010, SMA020, SMA025, SNV016, SOD016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8.5373335" calcext:value-type="float">
            <text:p>8,5373335</text:p>
          </table:table-cell>
          <table:table-cell office:value-type="float" office:value="23.466665" calcext:value-type="float">
            <text:p>23,466665</text:p>
          </table:table-cell>
          <table:table-cell office:value-type="string" calcext:value-type="string">
            <text:p>[0.96, 0.12, 0.78, 0.22, 0.58, 0.3, 0.04, 0.2, 0.24, 0.08, 0.0, 0.0, 0.0, 0.0, 0.0]</text:p>
          </table:table-cell>
          <table:table-cell office:value-type="string" calcext:value-type="string">
            <text:p>[ACPP013, EJP027, EMM022, LBI046, LPR012, LVE032, OBI006, OCE012, OMA034, PCA022, PFF012, PHE011, PHE018, PMO011, SEL016, SMA020, SMA025, SNV016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9.558667" calcext:value-type="float">
            <text:p>9,558667</text:p>
          </table:table-cell>
          <table:table-cell office:value-type="float" office:value="26.133331" calcext:value-type="float">
            <text:p>26,133331</text:p>
          </table:table-cell>
          <table:table-cell office:value-type="string" calcext:value-type="string">
            <text:p>[1.0, 0.14, 0.86, 0.26, 0.68, 0.3, 0.04, 0.24, 0.26, 0.12, 0.0, 0.0, 0.0, 0.02, 0.0]</text:p>
          </table:table-cell>
          <table:table-cell office:value-type="string" calcext:value-type="string">
            <text:p>[ACPP013, ACWS019, EJP027, EMM022, LBI046, LPL032, LPR012, LVE032, OBI006, ODE019, OMA034, PHE011, PHE015, PMO011, SMA020, SMA025, SNV016, STE019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2.343997" calcext:value-type="float">
            <text:p>12,343997</text:p>
          </table:table-cell>
          <table:table-cell office:value-type="float" office:value="31.199997" calcext:value-type="float">
            <text:p>31,199997</text:p>
          </table:table-cell>
          <table:table-cell office:value-type="string" calcext:value-type="string">
            <text:p>[0.94, 0.24, 0.86, 0.4, 0.74, 0.4, 0.04, 0.34, 0.48, 0.08, 0.0, 0.0, 0.12, 0.0, 0.04]</text:p>
          </table:table-cell>
          <table:table-cell office:value-type="string" calcext:value-type="string">
            <text:p>[ACPP013, ACWS019, EJP027, EMM022, LBI046, LPL032, LPR012, LVE032, OBI006, ODE019, OMA034, PHE011, PHE015, PMO011, SMA020, SMA025, SNV016, STE019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office:value-type="float" office:value="17.77733" calcext:value-type="float">
            <text:p>17,77733</text:p>
          </table:table-cell>
          <table:table-cell office:value-type="float" office:value="43.599995" calcext:value-type="float">
            <text:p>43,599995</text:p>
          </table:table-cell>
          <table:table-cell office:value-type="string" calcext:value-type="string">
            <text:p>[1.0, 0.34, 0.96, 0.58, 0.9, 0.64, 0.22, 0.66, 0.66, 0.26, 0.0, 0.0, 0.2, 0.06, 0.06]</text:p>
          </table:table-cell>
          <table:table-cell office:value-type="string" calcext:value-type="string">
            <text:p>[ACWS019, EJP027, EMM022, LBI046, LPR012, LVE032, OBI006, ODE014, ODE019, OMA034, PFF012, PHE011, PHE015, PMO011, SMA020, SMA025, SNV016, STE019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20.515997" calcext:value-type="float">
            <text:p>20,515997</text:p>
          </table:table-cell>
          <table:table-cell office:value-type="float" office:value="41.866665" calcext:value-type="float">
            <text:p>41,866665</text:p>
          </table:table-cell>
          <table:table-cell office:value-type="string" calcext:value-type="string">
            <text:p>[1.0, 0.42, 0.98, 0.52, 0.9, 0.52, 0.24, 0.54, 0.54, 0.32, 0.0, 0.04, 0.14, 0.08, 0.04]</text:p>
          </table:table-cell>
          <table:table-cell office:value-type="string" calcext:value-type="string">
            <text:p>[ACWS019, EJP027, EMM022, LBI046, LPR012, LVE032, OBI006, ODE014, ODE019, OMA034, PFF012, PHE011, PHE015, PMO011, SMA020, SMA025, SNV016, STE019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333333" calcext:value-type="float">
            <text:p>0,5333333</text:p>
          </table:table-cell>
          <table:table-cell office:value-type="float" office:value="23.386662" calcext:value-type="float">
            <text:p>23,386662</text:p>
          </table:table-cell>
          <table:table-cell office:value-type="float" office:value="43.73333" calcext:value-type="float">
            <text:p>43,73333</text:p>
          </table:table-cell>
          <table:table-cell office:value-type="string" calcext:value-type="string">
            <text:p>[0.98, 0.54, 1.0, 0.52, 0.96, 0.66, 0.18, 0.48, 0.58, 0.34, 0.0, 0.0, 0.22, 0.08, 0.02]</text:p>
          </table:table-cell>
          <table:table-cell office:value-type="string" calcext:value-type="string">
            <text:p>[ACWS019, EJP027, EMM022, LBI046, LPR012, LVE032, OBI006, ODE014, ODE019, OMA034, PFF012, PHE011, PHE015, PMO011, SMA020, SMA025, SNV016, STE019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25.204" calcext:value-type="float">
            <text:p>25,204</text:p>
          </table:table-cell>
          <table:table-cell office:value-type="float" office:value="45.866665" calcext:value-type="float">
            <text:p>45,866665</text:p>
          </table:table-cell>
          <table:table-cell office:value-type="string" calcext:value-type="string">
            <text:p>[0.98, 0.48, 0.98, 0.6, 0.94, 0.58, 0.38, 0.54, 0.66, 0.4, 0.0, 0.02, 0.24, 0.04, 0.04]</text:p>
          </table:table-cell>
          <table:table-cell office:value-type="string" calcext:value-type="string">
            <text:p>[ACWS019, EJP027, EMM022, LBI046, LPR012, LVE032, OBI006, ODE014, ODE019, OMA034, PFF012, PHE011, PHE015, PMO011, SMA006, SMA020, SMA025, STE019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5999999" calcext:value-type="float">
            <text:p>1,5999999</text:p>
          </table:table-cell>
          <table:table-cell office:value-type="float" office:value="27.598667" calcext:value-type="float">
            <text:p>27,598667</text:p>
          </table:table-cell>
          <table:table-cell office:value-type="float" office:value="46.93333" calcext:value-type="float">
            <text:p>46,93333</text:p>
          </table:table-cell>
          <table:table-cell office:value-type="string" calcext:value-type="string">
            <text:p>[1.0, 0.56, 1.0, 0.64, 0.98, 0.74, 0.42, 0.54, 0.56, 0.38, 0.0, 0.02, 0.16, 0.02, 0.02]</text:p>
          </table:table-cell>
          <table:table-cell office:value-type="string" calcext:value-type="string">
            <text:p>[ACWS019, EJP027, EMM022, LBI046, LPR012, LVE032, MYHI001, OBI006, ODE014, OMA034, PFF012, PHE011, PHE015, PMO011, SMA006, SMA020, SMA025, STE019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333333" calcext:value-type="float">
            <text:p>0,9333333</text:p>
          </table:table-cell>
          <table:table-cell office:value-type="float" office:value="30.312002" calcext:value-type="float">
            <text:p>30,312002</text:p>
          </table:table-cell>
          <table:table-cell office:value-type="float" office:value="45.199997" calcext:value-type="float">
            <text:p>45,199997</text:p>
          </table:table-cell>
          <table:table-cell office:value-type="string" calcext:value-type="string">
            <text:p>[1.0, 0.46, 0.98, 0.56, 0.94, 0.66, 0.2, 0.62, 0.64, 0.38, 0.0, 0.0, 0.18, 0.1, 0.06]</text:p>
          </table:table-cell>
          <table:table-cell office:value-type="string" calcext:value-type="string">
            <text:p>[ACWS019, EAG004, EJP027, EMM022, LPR012, LVE003, LVE032, OBI006, ODE014, OMA034, ORE019, PFF012, PHE011, PHE015, PMO011, SMA025, STE019, SWA001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1333327" calcext:value-type="float">
            <text:p>4,1333327</text:p>
          </table:table-cell>
          <table:table-cell office:value-type="float" office:value="32.084003" calcext:value-type="float">
            <text:p>32,084003</text:p>
          </table:table-cell>
          <table:table-cell office:value-type="float" office:value="47.733326" calcext:value-type="float">
            <text:p>47,733326</text:p>
          </table:table-cell>
          <table:table-cell office:value-type="string" calcext:value-type="string">
            <text:p>[0.98, 0.56, 1.0, 0.58, 1.0, 0.66, 0.28, 0.6, 0.68, 0.36, 0.0, 0.0, 0.24, 0.12, 0.1]</text:p>
          </table:table-cell>
          <table:table-cell office:value-type="string" calcext:value-type="string">
            <text:p>[EJP027, EMM022, LBI046, LMA044, LPR012, LVE032, OBI006, ODE014, ODE019, OMA034, PFF012, PHE011, PHE015, PMO011, SMA020, SMA025, SSS015, STE019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666667" calcext:value-type="float">
            <text:p>2,666667</text:p>
          </table:table-cell>
          <table:table-cell office:value-type="float" office:value="33.52933" calcext:value-type="float">
            <text:p>33,52933</text:p>
          </table:table-cell>
          <table:table-cell office:value-type="float" office:value="62.93334" calcext:value-type="float">
            <text:p>62,93334</text:p>
          </table:table-cell>
          <table:table-cell office:value-type="string" calcext:value-type="string">
            <text:p>[1.0, 0.78, 1.0, 0.82, 1.0, 0.94, 0.62, 0.86, 0.94, 0.56, 0.0, 0.1, 0.48, 0.16, 0.18]</text:p>
          </table:table-cell>
          <table:table-cell office:value-type="string" calcext:value-type="string">
            <text:p>[EJP027, EMM022, LBI046, LPL019, LPR012, LVE032, MYHI001, OBI006, OMA034, OSH001, PFF012, PHE011, PHE015, PMO011, SMA006, SMA020, SMA025, STE019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.7999997" calcext:value-type="float">
            <text:p>4,7999997</text:p>
          </table:table-cell>
          <table:table-cell office:value-type="float" office:value="34.95066" calcext:value-type="float">
            <text:p>34,95066</text:p>
          </table:table-cell>
          <table:table-cell office:value-type="float" office:value="64.26667" calcext:value-type="float">
            <text:p>64,26667</text:p>
          </table:table-cell>
          <table:table-cell office:value-type="string" calcext:value-type="string">
            <text:p>[1.0, 0.84, 1.0, 0.8, 1.0, 0.9, 0.6, 0.8, 0.88, 0.64, 0.04, 0.1, 0.46, 0.3, 0.28]</text:p>
          </table:table-cell>
          <table:table-cell office:value-type="string" calcext:value-type="string">
            <text:p>[EJP027, EMM022, LBI046, LPL019, LPR012, LVE032, MYHI001, OBI006, OFI012, OMA034, OSH001, PFF012, PHE011, PHE015, SMA006, SMA020, SMA025, STE019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2" calcext:value-type="float">
            <text:p>3,2</text:p>
          </table:table-cell>
          <table:table-cell office:value-type="float" office:value="38.381332" calcext:value-type="float">
            <text:p>38,381332</text:p>
          </table:table-cell>
          <table:table-cell office:value-type="float" office:value="63.733334" calcext:value-type="float">
            <text:p>63,733334</text:p>
          </table:table-cell>
          <table:table-cell office:value-type="string" calcext:value-type="string">
            <text:p>[1.0, 0.84, 1.0, 0.94, 1.0, 0.92, 0.4, 0.9, 0.9, 0.56, 0.04, 0.08, 0.52, 0.24, 0.22]</text:p>
          </table:table-cell>
          <table:table-cell office:value-type="string" calcext:value-type="string">
            <text:p>[EJP027, EMM022, LBI046, LPL019, LPR012, LVE032, OBI006, OFI012, OMA034, OSH001, PFF012, PHE011, PHE015, SAS025, SMA006, SMA020, SMA025, STE019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5333333" calcext:value-type="float">
            <text:p>2,5333333</text:p>
          </table:table-cell>
          <table:table-cell office:value-type="float" office:value="44.27866" calcext:value-type="float">
            <text:p>44,27866</text:p>
          </table:table-cell>
          <table:table-cell office:value-type="float" office:value="69.73334" calcext:value-type="float">
            <text:p>69,73334</text:p>
          </table:table-cell>
          <table:table-cell office:value-type="string" calcext:value-type="string">
            <text:p>[1.0, 0.84, 1.0, 0.96, 1.0, 0.92, 0.62, 0.94, 0.98, 0.68, 0.04, 0.08, 0.64, 0.46, 0.3]</text:p>
          </table:table-cell>
          <table:table-cell office:value-type="string" calcext:value-type="string">
            <text:p>[EJP027, EMM022, LBI046, LPL019, LPR012, LVE032, OBI006, OFI012, OMA034, OSH001, OSH023, PFF012, PHE011, PHE015, SAS025, SMA006, SMA025, STE019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.799999" calcext:value-type="float">
            <text:p>12,799999</text:p>
          </table:table-cell>
          <table:table-cell office:value-type="float" office:value="49.59999" calcext:value-type="float">
            <text:p>49,59999</text:p>
          </table:table-cell>
          <table:table-cell office:value-type="float" office:value="69.46667" calcext:value-type="float">
            <text:p>69,46667</text:p>
          </table:table-cell>
          <table:table-cell office:value-type="string" calcext:value-type="string">
            <text:p>[1.0, 0.82, 1.0, 0.94, 1.0, 0.92, 0.56, 0.96, 0.92, 0.72, 0.04, 0.14, 0.62, 0.26, 0.52]</text:p>
          </table:table-cell>
          <table:table-cell office:value-type="string" calcext:value-type="string">
            <text:p>[EJP027, EMM022, LCA003, LPL019, LPR012, LVE032, OBI006, OFI012, OMA034, OSH001, OSH023, PFF012, PHE011, PHE015, SAS025, SMA006, SMA025, STE019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" calcext:value-type="float">
            <text:p>16</text:p>
          </table:table-cell>
          <table:table-cell office:value-type="float" office:value="50.58933" calcext:value-type="float">
            <text:p>50,58933</text:p>
          </table:table-cell>
          <table:table-cell office:value-type="float" office:value="67.066666" calcext:value-type="float">
            <text:p>67,066666</text:p>
          </table:table-cell>
          <table:table-cell office:value-type="string" calcext:value-type="string">
            <text:p>[1.0, 0.8, 1.0, 0.92, 1.0, 0.94, 0.6, 0.94, 0.86, 0.74, 0.04, 0.08, 0.46, 0.36, 0.32]</text:p>
          </table:table-cell>
          <table:table-cell office:value-type="string" calcext:value-type="string">
            <text:p>[EJP027, EMM022, LCA003, LPL019, LPR012, LVE032, OBI006, OFI012, OMA034, OSH001, OSH023, PFF012, PHE011, PHE015, SAS025, SMA006, SMA025, STE019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.666666" calcext:value-type="float">
            <text:p>16,666666</text:p>
          </table:table-cell>
          <table:table-cell office:value-type="float" office:value="54.121353" calcext:value-type="float">
            <text:p>54,121353</text:p>
          </table:table-cell>
          <table:table-cell office:value-type="float" office:value="69.99999" calcext:value-type="float">
            <text:p>69,99999</text:p>
          </table:table-cell>
          <table:table-cell office:value-type="string" calcext:value-type="string">
            <text:p>[1.0, 0.92, 1.0, 0.92, 1.0, 0.9, 0.58, 0.9, 0.94, 0.68, 0.16, 0.16, 0.5, 0.44, 0.4]</text:p>
          </table:table-cell>
          <table:table-cell office:value-type="string" calcext:value-type="string">
            <text:p>[EJF008, EJP027, EMM022, LEV001, LPL019, LPR012, LVE032, MYHI001, OMA034, OSH001, PCA020, PFF012, PHE011, PHE015, PMO011, SIW010, SMA025, STE019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.533332" calcext:value-type="float">
            <text:p>14,533332</text:p>
          </table:table-cell>
          <table:table-cell office:value-type="float" office:value="52.814655" calcext:value-type="float">
            <text:p>52,814655</text:p>
          </table:table-cell>
          <table:table-cell office:value-type="float" office:value="72.13334" calcext:value-type="float">
            <text:p>72,13334</text:p>
          </table:table-cell>
          <table:table-cell office:value-type="string" calcext:value-type="string">
            <text:p>[1.0, 0.86, 1.0, 0.9, 0.98, 0.94, 0.7, 0.9, 0.94, 0.76, 0.18, 0.16, 0.7, 0.42, 0.38]</text:p>
          </table:table-cell>
          <table:table-cell office:value-type="string" calcext:value-type="string">
            <text:p>[EJF008, EJP027, EMM022, LEV001, LPL019, LPR012, LVE032, MYHI001, OMA034, OSH001, PCA020, PFF012, PHE011, PHE015, PMO011, SIW010, SMA025, STE019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466667" calcext:value-type="float">
            <text:p>9,466667</text:p>
          </table:table-cell>
          <table:table-cell office:value-type="float" office:value="52.182667" calcext:value-type="float">
            <text:p>52,182667</text:p>
          </table:table-cell>
          <table:table-cell office:value-type="float" office:value="69.86667" calcext:value-type="float">
            <text:p>69,86667</text:p>
          </table:table-cell>
          <table:table-cell office:value-type="string" calcext:value-type="string">
            <text:p>[1.0, 0.82, 1.0, 0.98, 1.0, 0.9, 0.58, 0.96, 0.86, 0.62, 0.14, 0.26, 0.6, 0.4, 0.36]</text:p>
          </table:table-cell>
          <table:table-cell office:value-type="string" calcext:value-type="string">
            <text:p>[EJF008, EJP027, EMM022, LEV001, LPL019, LPR012, LVE032, MYHI001, OMA034, OSH001, PCA020, PFF012, PHE011, PHE015, PMO011, SIW010, SMA025, STE019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55.387997" calcext:value-type="float">
            <text:p>55,38799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[1.0, 0.88, 1.0, 0.92, 0.98, 0.94, 0.54, 0.9, 0.9, 0.8, 0.16, 0.2, 0.64, 0.48, 0.46]</text:p>
          </table:table-cell>
          <table:table-cell office:value-type="string" calcext:value-type="string">
            <text:p>[EJF008, EJP027, EMM022, LPL019, LPR012, LVE032, MYHI001, OMA034, OSH001, PCA020, PFF012, PHE011, PHE015, PMO011, SIW010, SMA025, SNV024, STE019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.199998" calcext:value-type="float">
            <text:p>15,199998</text:p>
          </table:table-cell>
          <table:table-cell office:value-type="float" office:value="54.777348" calcext:value-type="float">
            <text:p>54,777348</text:p>
          </table:table-cell>
          <table:table-cell office:value-type="float" office:value="68.666664" calcext:value-type="float">
            <text:p>68,666664</text:p>
          </table:table-cell>
          <table:table-cell office:value-type="string" calcext:value-type="string">
            <text:p>[1.0, 0.8, 1.0, 0.9, 0.98, 0.92, 0.48, 0.9, 0.86, 0.8, 0.16, 0.14, 0.7, 0.28, 0.38]</text:p>
          </table:table-cell>
          <table:table-cell office:value-type="string" calcext:value-type="string">
            <text:p>[EJF008, EJP027, EMM022, LPL019, LPR012, LVE032, MYHI001, OMA034, OSH001, PCA020, PFF012, PHE011, PHE015, PMO011, SIW010, SMA025, SNV024, STE019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.733335" calcext:value-type="float">
            <text:p>19,733335</text:p>
          </table:table-cell>
          <table:table-cell office:value-type="float" office:value="55.04799" calcext:value-type="float">
            <text:p>55,04799</text:p>
          </table:table-cell>
          <table:table-cell office:value-type="float" office:value="71.46666" calcext:value-type="float">
            <text:p>71,46666</text:p>
          </table:table-cell>
          <table:table-cell office:value-type="string" calcext:value-type="string">
            <text:p>[1.0, 0.84, 1.0, 0.96, 1.0, 0.94, 0.52, 0.88, 0.82, 0.78, 0.12, 0.28, 0.7, 0.44, 0.44]</text:p>
          </table:table-cell>
          <table:table-cell office:value-type="string" calcext:value-type="string">
            <text:p>[EJF008, EJP027, EMM022, LEV001, LPR012, LVE032, OMA034, OSH001, PCA020, PFF012, PHE011, PHE015, PMO011, SIW010, SMA025, SMO018, SNV001, STE019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666666" calcext:value-type="float">
            <text:p>14,666666</text:p>
          </table:table-cell>
          <table:table-cell office:value-type="float" office:value="54.491997" calcext:value-type="float">
            <text:p>54,491997</text:p>
          </table:table-cell>
          <table:table-cell office:value-type="float" office:value="73.2" calcext:value-type="float">
            <text:p>73,2</text:p>
          </table:table-cell>
          <table:table-cell office:value-type="string" calcext:value-type="string">
            <text:p>[1.0, 0.9, 1.0, 0.9, 1.0, 0.92, 0.7, 0.96, 0.96, 0.76, 0.12, 0.2, 0.74, 0.34, 0.48]</text:p>
          </table:table-cell>
          <table:table-cell office:value-type="string" calcext:value-type="string">
            <text:p>[EJF008, EJP027, EMM022, EWW039, LPR012, LVE032, OMA034, OMW017, OSH001, PCA020, PFF012, PHE011, PHE015, PMO011, SFR005, SMA025, SNV001, STE019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.6" calcext:value-type="float">
            <text:p>19,6</text:p>
          </table:table-cell>
          <table:table-cell office:value-type="float" office:value="55.545322" calcext:value-type="float">
            <text:p>55,545322</text:p>
          </table:table-cell>
          <table:table-cell office:value-type="float" office:value="75.33333" calcext:value-type="float">
            <text:p>75,33333</text:p>
          </table:table-cell>
          <table:table-cell office:value-type="string" calcext:value-type="string">
            <text:p>[1.0, 0.9, 1.0, 0.96, 1.0, 0.98, 0.66, 0.98, 0.96, 0.74, 0.18, 0.32, 0.66, 0.56, 0.4]</text:p>
          </table:table-cell>
          <table:table-cell office:value-type="string" calcext:value-type="string">
            <text:p>[EJF008, EJP027, EMM022, LCA003, LDG008, LPL019, LPR012, LVE032, MYHI001, OSH001, PFF012, PHE011, PHE015, PMO011, SIW010, SMA025, SNV024, STE019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4.4" calcext:value-type="float">
            <text:p>24,4</text:p>
          </table:table-cell>
          <table:table-cell office:value-type="float" office:value="56.838673" calcext:value-type="float">
            <text:p>56,838673</text:p>
          </table:table-cell>
          <table:table-cell office:value-type="float" office:value="75.333336" calcext:value-type="float">
            <text:p>75,333336</text:p>
          </table:table-cell>
          <table:table-cell office:value-type="string" calcext:value-type="string">
            <text:p>[1.0, 0.92, 1.0, 0.96, 1.0, 0.96, 0.72, 0.84, 0.94, 0.7, 0.14, 0.26, 0.74, 0.66, 0.46]</text:p>
          </table:table-cell>
          <table:table-cell office:value-type="string" calcext:value-type="string">
            <text:p>[EJF008, EJP027, EMM022, LCA003, LDG008, LPL019, LPR012, LVE032, MYHI001, OSH001, PFF012, PHE011, PHE015, PMO011, SIW010, SMA025, SNV024, STE019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599998" calcext:value-type="float">
            <text:p>15,599998</text:p>
          </table:table-cell>
          <table:table-cell office:value-type="float" office:value="55.71603" calcext:value-type="float">
            <text:p>55,71603</text:p>
          </table:table-cell>
          <table:table-cell office:value-type="float" office:value="72.53334" calcext:value-type="float">
            <text:p>72,53334</text:p>
          </table:table-cell>
          <table:table-cell office:value-type="string" calcext:value-type="string">
            <text:p>[1.0, 0.94, 1.0, 0.94, 1.0, 0.94, 0.66, 0.88, 0.82, 0.76, 0.14, 0.26, 0.68, 0.38, 0.48]</text:p>
          </table:table-cell>
          <table:table-cell office:value-type="string" calcext:value-type="string">
            <text:p>[EJF008, EJP027, EMM022, LCA003, LDG008, LPL019, LPR012, LVE032, MYHI001, OSH001, PFF012, PHE011, PHE015, PMO011, SIW010, SMA025, SNV024, STE019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9333315" calcext:value-type="float">
            <text:p>10,9333315</text:p>
          </table:table-cell>
          <table:table-cell office:value-type="float" office:value="55.937332" calcext:value-type="float">
            <text:p>55,937332</text:p>
          </table:table-cell>
          <table:table-cell office:value-type="float" office:value="75.46667" calcext:value-type="float">
            <text:p>75,46667</text:p>
          </table:table-cell>
          <table:table-cell office:value-type="string" calcext:value-type="string">
            <text:p>[1.0, 0.76, 1.0, 0.9, 1.0, 0.94, 0.62, 0.9, 0.88, 0.72, 0.18, 0.3, 0.78, 0.72, 0.62]</text:p>
          </table:table-cell>
          <table:table-cell office:value-type="string" calcext:value-type="string">
            <text:p>[EJP027, EMM022, ERO037, LEV001, LPL018, LPR012, LVE032, OMA034, OSH001, PCA020, PFF012, PHE011, PHE015, SMA025, SMO018, SNV001, SNV009, STE019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.133331" calcext:value-type="float">
            <text:p>18,133331</text:p>
          </table:table-cell>
          <table:table-cell office:value-type="float" office:value="58.225338" calcext:value-type="float">
            <text:p>58,225338</text:p>
          </table:table-cell>
          <table:table-cell office:value-type="float" office:value="75.73334" calcext:value-type="float">
            <text:p>75,73334</text:p>
          </table:table-cell>
          <table:table-cell office:value-type="string" calcext:value-type="string">
            <text:p>[1.0, 0.8, 1.0, 0.94, 1.0, 0.9, 0.66, 0.9, 0.94, 0.68, 0.1, 0.44, 0.76, 0.58, 0.66]</text:p>
          </table:table-cell>
          <table:table-cell office:value-type="string" calcext:value-type="string">
            <text:p>[EJP027, EMM022, ERO037, LEV001, LPL018, LPR012, LVE032, OMA034, OSH001, PCA020, PFF012, PHE011, PHE015, SMA025, SMO018, SNV001, SNV009, STE019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.93333" calcext:value-type="float">
            <text:p>42,93333</text:p>
          </table:table-cell>
          <table:table-cell office:value-type="float" office:value="62.196" calcext:value-type="float">
            <text:p>62,196</text:p>
          </table:table-cell>
          <table:table-cell office:value-type="float" office:value="75.86666" calcext:value-type="float">
            <text:p>75,86666</text:p>
          </table:table-cell>
          <table:table-cell office:value-type="string" calcext:value-type="string">
            <text:p>[1.0, 0.96, 1.0, 0.94, 1.0, 0.88, 0.56, 0.88, 0.86, 0.68, 0.24, 0.48, 0.78, 0.52, 0.6]</text:p>
          </table:table-cell>
          <table:table-cell office:value-type="string" calcext:value-type="string">
            <text:p>[EJP027, EMM022, ERO027, LEV001, LPL018, LPR012, LVE032, OMA034, OSH001, PCA020, PFF012, PHE011, PHE015, SMA025, SMO018, SNV001, SNV009, STE019]</text:p>
          </table:table-cell>
        </table:table-row>
      </table:table>
      <table:table table:name="R4_50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8, ACAL036, ACEV017, EDO007, EMM006, ERO012, LCA001, LPL024, LRE001, OWA001, PFF004, PFF005, POM009, SAA008, SAA012, SDD003, SDD006, SST039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AZ003, ACCU030, ACEV003, ACPP020, ACPY002, ACSP007, ACWS019, EPP009, LAM010, LCA007, LVE017, PCA012, PHE008, SBB022, SFN019, SMA025, SRR005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1, ACHA001, ACMO002, ACOO012, ACOO016, ACPP016, ECF023, EJP016, LBU033, LVE002, SAS012, SBB011, SDD003, SMW001, SNV018, SNV019, SRR008, STE00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FE025, ACGM037, ACSP029, ECF016, EES016, EPP019, LMA012, LMC034, LTT003, MYSC001, ODE018, PHE005, SCO005, SDD016, SMW003, SNV010, SST01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5, ACFE025, ACGM037, EAG010, ECF016, EPP018, EPP019, LMA012, LTT003, MYSC001, ODE018, PHE005, SCO005, SDD016, SMW003, SNV010, SOD028, SST01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5, EES020, EMM013, LAL005, LCC009, LMA026, LRE009, LVE014, OEV005, OSH020, PIC014, SEN009, SEV003, SFO026, SME003, SME011, SNB019, SOD02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5, ACFF004, ACGD012, ACSP022, EMM019, EWO018, LMA026, LPL004, LRE004, ODE032, OSH007, OSH012, PFF024, PIC004, SEN010, SNV031, SRR014, STE011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3, ACMY002, ACNO025, EWW009, EWW038, EWW041, LDG004, LHY006, LMA002, LMA010, LMA037, LMA041, LMA045, ORF004, PMO024, SAS025, SOD006, SOD027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4, EEG005, EWW018, LBI025, LCA015, LDG008, LRE022, LTT015, ODE018, OSH012, OWA001, PIC004, SDD021, SGD016, SMO003, SOD017, SSS005, SSS02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5, ACCU009, ACGD009, ACGD012, ACGM054, EMM019, FHI002, LBU004, LPL004, LRE004, OFF004, PFF024, POM013, SGM024, SNV031, SRR014, SST021, STE011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3, ACMY002, ACTA001, EEE007, EWW038, EWW041, LCA011, LDG004, LHY006, LMA045, ORE019, PMO024, SAS025, SCO014, SFO017, SOD006, SOD027, SSS010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17, ACWS013, ERO007, ERO033, LAM015, LMA046, OCP010, ORR009, OWA008, PAN030, PCA007, POM007, SBB016, SFO025, SFO026, SNV037, SST001, SWA021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OO018, ACPY002, EJF021, LBU003, LBU005, LCC010, MYSE004, MYSE005, OCE003, OMW003, PCA002, PHE010, PHE029, SEN021, SFO013, SMW014, SSS013, SUM00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5, ACGM013, ACHA006, ACMO004, ACNO005, ACTA004, ACTA016, ECF009, FSC005, LAL003, LAM002, LBB007, LCC014, LUN021, SFN023, SMA015, SNV027, SST00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3, ACEM018, ACPP016, EJP016, EJP027, LAM004, LBU033, LMA047, LUN016, LVE002, OMA022, SBB011, SDD003, SFN009, SFN025, SNV018, SNV019, STE009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HA018, EES008, EPP005, EPP028, EWO006, LBB011, LBI009, LCC010, LPR020, OBI015, OCE016, PFF002, PHE010, SEL005, SEN021, SFN015, SSS019, SUM003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M018, ACMO002, ACOO016, ACPP016, EEG009, EJP027, LUN016, OMA022, ORF002, SDD003, SEN012, SFN025, SNV018, SNV019, SPI012, SSC004, SSS019, STE009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5, ACSP009, ACWS018, EES020, EMM029, FSP003, LAL005, LCC009, LVE014, OFI018, OMA002, ORR006, SFO023, SME003, SNB019, SOD023, SSS015, STR030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7, EHH009, EPP014, LAM015, LMA046, OCP010, ODE016, OFF016, ORR009, OWA008, PCA014, PHE003, SFO025, SFO026, SMO015, SNV037, SPL010, SST001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PH005, ACSP023, ACWS018, LAL005, LAL008, LBI047, LCC009, LVE014, OFI018, OMA002, PIC011, SFO023, SME003, SNB019, SOD016, SRR006, SSS015, STR030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PP032, FSC001, LAL003, LAM002, LBI037, LCA024, LCC002, LRE004, MYHI001, ODE023, OFF017, ORF002, SCO004, SNV003, SOD019, SRR014, SSS009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2, FHI004, FSC001, LAM002, LCC002, MYHI001, ODE023, OFF001, OFF017, ORF002, ORR006, PAN004, SCO004, SCO018, SFR009, SNV008, SOD006, SOD01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14, ACAL031, EMM001, ERO032, FSC001, LAM002, LBI042, LDG001, LMA018, MYHI001, ODE023, OFF001, OFF017, OWA001, PAN004, PAN017, SCO004, STR018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1, ACNO005, ACOO017, ACSP012, EJF021, EJP026, LBB004, LMC004, LPL015, LPL027, LRE005, OFF007, OFI018, OMW010, OSH002, OWA013, SAA004, SNV031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2, ACGM054, EES007, EMM019, LEV003, LMA023, LPL004, LRE004, OFF004, OFF009, OSH020, PCA038, POM013, SGM030, SME010, SNV012, SNV029, SST021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U001, ACNO005, ACOO017, ACSP012, EJF021, EJP026, LBB004, LMC004, LPL015, LPL027, LRE005, OFF007, OMW010, OSH002, OWA013, SAA004, SMA025, SNV031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54, ACGM055, ACGM057, EWW038, EWW041, LAM023, LBI012, LHY006, LMA006, LMA037, LRE026, LUN013, OFF007, ORF004, PMO024, SGD009, SMT008, SSS010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5, ACGM027, ACNO040, EPP005, ERO026, FHI004, LDG017, LPL032, LVE002, ODE010, OMA013, PAN011, PMO004, SAS010, SBB011, SMA035, SMT003, SOD004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5, ACGM027, ACNO040, ACSP007, EDO003, EJP004, FHI004, LAL015, LDG017, OCP008, OMA013, PAN011, PMO004, SAS010, SBB011, SCC002, SMA035, SMT003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6, ACCU023, ACPP022, EJP005, LCC004, LMA047, LRE019, LUN016, OMA022, ORR004, OWA024, PMO011, SDD003, SNV010, SNV018, SNV019, SNV030, SPI005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1, ACNO039, EMM006, ERO032, ESS010, FSC001, LAM002, LAM008, LBI042, LDG001, LMA018, ODE023, OFF001, OFF017, OFI030, ORR016, SNV008, SST037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2, ACCU012, ACEV006, ACGD013, EAG018, LCA016, LCC002, LDG006, LMA023, LMC022, LTT012, MYHI001, ORE012, ORF002, SBB014, SGD009, SME023, SOD017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01, ACAL031, EMM001, EMM006, LAM002, LAM008, LBI042, LBU006, LDG001, LMA018, ODE023, OFF017, OFI030, SCO004, SMA025, SNB023, SNV008, SST009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L001, ACAL031, EMM001, EMM006, LAM002, LAM008, LBI042, LBU006, LDG001, LMA018, ODE023, OFF017, OFI030, SCO004, SMA025, SNB023, SNV008, SST009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0, ACEV004, ACOO017, EJF004, EJP026, LMC004, LPL015, LPL027, OCE003, OFF007, OMW010, ORR013, OSH002, OWA013, SMA025, SMW014, SNV031, SPI008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0039999997" calcext:value-type="float">
            <text:p>0,0039999997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, 0.0, 0.02, 0.0, 0.0, 0.0, 0.0, 0.0, 0.0, 0.0, 0.0, 0.0, 0.0, 0.0, 0.0]</text:p>
          </table:table-cell>
          <table:table-cell office:value-type="string" calcext:value-type="string">
            <text:p>[ACCU030, ACEV004, ACNO005, EAG016, EEG027, EJF004, EJP026, LMC004, LPL015, LPL027, OMW010, ORR013, OSH002, OWA013, SMA025, SMW014, SNV031, SPI008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0, ACEV004, ACNO005, EAG016, EEG027, EJF004, EJP026, LMC004, LPL015, LPL027, OMW010, ORR013, OSH002, OWA013, SMA025, SMW014, SNV031, SPI008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0, ACEV004, ACNO005, EAG016, EEG006, EEG027, EJF004, EJP026, LBI007, LPL027, OMW010, ORR013, OSH002, OWA013, SMA025, SMW014, SNV031, SPI008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0039999997" calcext:value-type="float">
            <text:p>0,0039999997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L001, ACAL031, EHH004, EMM001, EMM006, ERO028, LAM002, LAM008, LBI042, LBU006, LDG001, OFI030, PMO010, SCC008, SCO004, SMA025, SNB023, SNV008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0, ACEV004, ACFE001, ACNO005, EAG016, EEG027, EJF004, EJP026, FLL002, LMC004, LPL027, OSH002, OWA013, SMA025, SMW014, SNV031, SPI008, SRR006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013333333" calcext:value-type="float">
            <text:p>0,001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0, ACEV004, ACFE001, EAG016, EEG027, EJF004, EJP026, LPL027, LVE005, OFI021, OMW010, ORR013, OSH002, SFN023, SMA025, SMW014, SNV031, SPI008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0053333333" calcext:value-type="float">
            <text:p>0,0053333333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0, ACHA007, ACNO005, EAG016, EEG008, EEG027, EJF004, EJP026, EPP028, LMC004, LPL015, OMW010, ORR013, OSH002, OWA013, SMA025, SNV031, SST021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0039999997" calcext:value-type="float">
            <text:p>0,0039999997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Z002, ACAZ004, ACHA007, EAG016, EEG005, EEG027, EJF004, EJP026, HEV007, LMC004, LPL027, OMW010, ORR013, OSH002, OWA013, SMA025, SMW014, SNV031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006666667" calcext:value-type="float">
            <text:p>0,006666667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0, ACFE015, EEG027, EHH007, EJF004, EJP026, EPP010, LBU008, LRE007, LTT026, OFI022, OMW010, ORR006, ORR013, OSH002, SMA025, SMW014, SNV031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0026666666" calcext:value-type="float">
            <text:p>0,0026666666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CU034, ACNO005, EEG027, EHH007, EJF004, EJP026, EPP010, LBU008, LRE007, LTT026, OBI020, OFI022, ORR006, ORR013, OSH002, SMA025, SMW014, SNV031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06666667" calcext:value-type="float">
            <text:p>0,006666667</text:p>
          </table:table-cell>
          <table:table-cell office:value-type="float" office:value="0.13333333" calcext:value-type="float">
            <text:p>0,13333333</text:p>
          </table:table-cell>
          <table:table-cell office:value-type="string" calcext:value-type="string">
            <text:p>[0.02, 0.0, 0.0, 0.0, 0.0, 0.0, 0.0, 0.0, 0.0, 0.0, 0.0, 0.0, 0.0, 0.0, 0.0]</text:p>
          </table:table-cell>
          <table:table-cell office:value-type="string" calcext:value-type="string">
            <text:p>[ACAZ002, ACCU030, ACEV004, ACFE001, ACWS012, EAG016, EEG027, EJP026, LMA039, LMC004, LPL027, LRE026, OMW010, PHE003, SIW010, SMA025, SPI008, SWA026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10666667" calcext:value-type="float">
            <text:p>0,010666667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[0.04, 0.0, 0.0, 0.0, 0.0, 0.0, 0.0, 0.0, 0.0, 0.0, 0.0, 0.0, 0.0, 0.0, 0.0]</text:p>
          </table:table-cell>
          <table:table-cell office:value-type="string" calcext:value-type="string">
            <text:p>[ACCU034, EEG027, EHH007, EJF004, EJP026, EPP010, ESS007, LBU008, LTT026, OBI020, OFI022, ORR006, ORR013, OSH002, POM001, SMA025, SMW014, SNV031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17333332" calcext:value-type="float">
            <text:p>0,017333332</text:p>
          </table:table-cell>
          <table:table-cell office:value-type="float" office:value="0.39999998" calcext:value-type="float">
            <text:p>0,39999998</text:p>
          </table:table-cell>
          <table:table-cell office:value-type="string" calcext:value-type="string">
            <text:p>[0.06, 0.0, 0.0, 0.0, 0.0, 0.0, 0.0, 0.0, 0.0, 0.0, 0.0, 0.0, 0.0, 0.0, 0.0]</text:p>
          </table:table-cell>
          <table:table-cell office:value-type="string" calcext:value-type="string">
            <text:p>[ACCU034, ACNO005, EAG018, EEG027, EES007, EJF004, EJP026, EPP010, LBU008, LTT026, OBI020, OFI022, ORR006, ORR013, OSH002, SFO014, SMA025, SMW014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45333337" calcext:value-type="float">
            <text:p>0,045333337</text:p>
          </table:table-cell>
          <table:table-cell office:value-type="float" office:value="1.0666666" calcext:value-type="float">
            <text:p>1,0666666</text:p>
          </table:table-cell>
          <table:table-cell office:value-type="string" calcext:value-type="string">
            <text:p>[0.12, 0.0, 0.04, 0.0, 0.0, 0.0, 0.0, 0.0, 0.0, 0.0, 0.0, 0.0, 0.0, 0.0, 0.0]</text:p>
          </table:table-cell>
          <table:table-cell office:value-type="string" calcext:value-type="string">
            <text:p>[ACCU034, EEG010, EEG027, EES008, EHH007, EJP026, EPP010, ESS007, LBU008, LTT026, OBI020, OFI022, ORR006, ORR013, POM001, SMA025, SMW014, SNV031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07333334" calcext:value-type="float">
            <text:p>0,07333334</text:p>
          </table:table-cell>
          <table:table-cell office:value-type="float" office:value="1.5999999" calcext:value-type="float">
            <text:p>1,5999999</text:p>
          </table:table-cell>
          <table:table-cell office:value-type="string" calcext:value-type="string">
            <text:p>[0.12, 0.0, 0.08, 0.0, 0.02, 0.0, 0.0, 0.02, 0.0, 0.0, 0.0, 0.0, 0.0, 0.0, 0.0]</text:p>
          </table:table-cell>
          <table:table-cell office:value-type="string" calcext:value-type="string">
            <text:p>[ACCU034, ACGD009, EEG027, EHH007, EJP026, LBI046, LPR001, LRE007, OBI020, OFI022, ORR006, ORR013, OSH002, POM001, SGM025, SMA025, SMW014, SNV031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0799996" calcext:value-type="float">
            <text:p>0,20799996</text:p>
          </table:table-cell>
          <table:table-cell office:value-type="float" office:value="1.5999999" calcext:value-type="float">
            <text:p>1,5999999</text:p>
          </table:table-cell>
          <table:table-cell office:value-type="string" calcext:value-type="string">
            <text:p>[0.16, 0.0, 0.06, 0.0, 0.0, 0.02, 0.0, 0.0, 0.0, 0.0, 0.0, 0.0, 0.0, 0.0, 0.0]</text:p>
          </table:table-cell>
          <table:table-cell office:value-type="string" calcext:value-type="string">
            <text:p>[ACCU028, ACCU034, ACGD009, EEG027, EHH007, EJP026, LBI046, LPR001, LRE007, OBI020, OFI022, ORR006, ORR013, OSH002, POM001, SGM025, SMA025, SMW014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4133332" calcext:value-type="float">
            <text:p>0,4133332</text:p>
          </table:table-cell>
          <table:table-cell office:value-type="float" office:value="1.7333332" calcext:value-type="float">
            <text:p>1,7333332</text:p>
          </table:table-cell>
          <table:table-cell office:value-type="string" calcext:value-type="string">
            <text:p>[0.18, 0.0, 0.02, 0.02, 0.04, 0.0, 0.0, 0.0, 0.0, 0.0, 0.0, 0.0, 0.0, 0.0, 0.0]</text:p>
          </table:table-cell>
          <table:table-cell office:value-type="string" calcext:value-type="string">
            <text:p>[ACCU034, ACGD009, EEG027, EHH007, EJP026, LBI046, LPR001, LRE007, OBI020, OFI022, ORR013, OSH002, POM001, SFR005, SGM025, SMA025, SMW014, SNV031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0933316" calcext:value-type="float">
            <text:p>0,60933316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[0.26, 0.0, 0.04, 0.0, 0.02, 0.02, 0.0, 0.02, 0.0, 0.0, 0.0, 0.0, 0.0, 0.0, 0.0]</text:p>
          </table:table-cell>
          <table:table-cell office:value-type="string" calcext:value-type="string">
            <text:p>[ACCU034, ACGD009, EEG027, EHH007, EJP026, LBI046, LPR001, OBI020, OFI022, ORR013, OSH002, POM001, SFR005, SGM025, SMA025, SMW014, SNV031, STR015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85866636" calcext:value-type="float">
            <text:p>0,85866636</text:p>
          </table:table-cell>
          <table:table-cell office:value-type="float" office:value="2.6666667" calcext:value-type="float">
            <text:p>2,6666667</text:p>
          </table:table-cell>
          <table:table-cell office:value-type="string" calcext:value-type="string">
            <text:p>[0.3, 0.0, 0.08, 0.0, 0.0, 0.02, 0.0, 0.0, 0.0, 0.0, 0.0, 0.0, 0.0, 0.0, 0.0]</text:p>
          </table:table-cell>
          <table:table-cell office:value-type="string" calcext:value-type="string">
            <text:p>[ACCU034, ACGD009, EEG027, EHH007, EJP026, LBI046, LPR001, OFI022, ORR013, OSH002, OSH024, POM001, SFR005, SGM025, SMA025, SMW014, SNV031, STR015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1813333" calcext:value-type="float">
            <text:p>1,1813333</text:p>
          </table:table-cell>
          <table:table-cell office:value-type="float" office:value="5.733334" calcext:value-type="float">
            <text:p>5,733334</text:p>
          </table:table-cell>
          <table:table-cell office:value-type="string" calcext:value-type="string">
            <text:p>[0.46, 0.02, 0.24, 0.02, 0.04, 0.04, 0.0, 0.0, 0.0, 0.04, 0.0, 0.0, 0.0, 0.0, 0.0]</text:p>
          </table:table-cell>
          <table:table-cell office:value-type="string" calcext:value-type="string">
            <text:p>[ACCU034, ACGD009, EEG027, EHH007, EJF008, EJP026, LPR001, OBI020, OCP006, OFI022, ORR013, OSH002, POM001, SFR005, SGM025, SMA025, SMW014, SNV031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9439993" calcext:value-type="float">
            <text:p>1,9439993</text:p>
          </table:table-cell>
          <table:table-cell office:value-type="float" office:value="14.533332" calcext:value-type="float">
            <text:p>14,533332</text:p>
          </table:table-cell>
          <table:table-cell office:value-type="string" calcext:value-type="string">
            <text:p>[0.58, 0.04, 0.56, 0.06, 0.48, 0.2, 0.06, 0.1, 0.02, 0.08, 0.0, 0.0, 0.0, 0.0, 0.0]</text:p>
          </table:table-cell>
          <table:table-cell office:value-type="string" calcext:value-type="string">
            <text:p>[ACCU034, ACGD009, EEG027, EHH007, EJF008, LPR001, OBI020, OCE009, OCP006, OFI022, ORR013, OSH002, POM001, SFR005, SGM025, SMA025, SMW014, SNV031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1359992" calcext:value-type="float">
            <text:p>3,1359992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[0.56, 0.04, 0.46, 0.12, 0.34, 0.3, 0.0, 0.12, 0.06, 0.04, 0.0, 0.0, 0.0, 0.0, 0.0]</text:p>
          </table:table-cell>
          <table:table-cell office:value-type="string" calcext:value-type="string">
            <text:p>[ACCU034, ACGD009, EEG027, EHH007, EJF008, LPR001, OBI020, OCE009, OCP006, OFI022, ORR013, OSH002, POM001, SFR005, SGM025, SMA025, SMW014, SNV031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.189333" calcext:value-type="float">
            <text:p>5,189333</text:p>
          </table:table-cell>
          <table:table-cell office:value-type="float" office:value="13.733334" calcext:value-type="float">
            <text:p>13,733334</text:p>
          </table:table-cell>
          <table:table-cell office:value-type="string" calcext:value-type="string">
            <text:p>[0.6, 0.1, 0.58, 0.14, 0.2, 0.12, 0.04, 0.08, 0.1, 0.1, 0.0, 0.0, 0.0, 0.0, 0.0]</text:p>
          </table:table-cell>
          <table:table-cell office:value-type="string" calcext:value-type="string">
            <text:p>[ACCU034, ACGD009, EEG027, EHH007, EJF008, LPR001, OBI020, OCE009, OCP006, OFI022, ORR013, OSH002, POM001, SFR005, SGM025, SMA025, SMW014, SNV031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.1693325" calcext:value-type="float">
            <text:p>7,16933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0.74, 0.16, 0.46, 0.16, 0.3, 0.2, 0.04, 0.14, 0.08, 0.08, 0.02, 0.0, 0.0, 0.02, 0.0]</text:p>
          </table:table-cell>
          <table:table-cell office:value-type="string" calcext:value-type="string">
            <text:p>[ACCU034, ACGD009, EAG024, EEG011, EEG027, EJF008, OBI020, OCE009, OCP006, OFI022, ORR013, POM001, SEL004, SFR005, SGM025, SMA025, SMW014, SNV031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.109334" calcext:value-type="float">
            <text:p>8,109334</text:p>
          </table:table-cell>
          <table:table-cell office:value-type="float" office:value="21.866669" calcext:value-type="float">
            <text:p>21,866669</text:p>
          </table:table-cell>
          <table:table-cell office:value-type="string" calcext:value-type="string">
            <text:p>[0.8, 0.14, 0.74, 0.28, 0.36, 0.24, 0.06, 0.28, 0.16, 0.18, 0.0, 0.0, 0.02, 0.02, 0.0]</text:p>
          </table:table-cell>
          <table:table-cell office:value-type="string" calcext:value-type="string">
            <text:p>[ACAL004, ACCU034, ACGD009, EEG027, EHH007, EJF008, LPL031, LPR001, OBI020, OCE009, OCP006, ORR013, POM001, SGM025, SMA025, SMW014, SNV031, SOD016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9.906664" calcext:value-type="float">
            <text:p>9,906664</text:p>
          </table:table-cell>
          <table:table-cell office:value-type="float" office:value="23.199997" calcext:value-type="float">
            <text:p>23,199997</text:p>
          </table:table-cell>
          <table:table-cell office:value-type="string" calcext:value-type="string">
            <text:p>[0.82, 0.12, 0.76, 0.28, 0.58, 0.34, 0.08, 0.14, 0.24, 0.1, 0.0, 0.0, 0.02, 0.0, 0.0]</text:p>
          </table:table-cell>
          <table:table-cell office:value-type="string" calcext:value-type="string">
            <text:p>[ACAL004, ACCU034, ACGD009, EEG027, EHH007, EJF008, LPL031, LPR001, OBI020, OCE009, OCP006, ORF003, POM001, SGM025, SMA025, SMW014, SNV031, SOD016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.305332" calcext:value-type="float">
            <text:p>11,305332</text:p>
          </table:table-cell>
          <table:table-cell office:value-type="float" office:value="22.266665" calcext:value-type="float">
            <text:p>22,266665</text:p>
          </table:table-cell>
          <table:table-cell office:value-type="string" calcext:value-type="string">
            <text:p>[0.92, 0.1, 0.72, 0.28, 0.54, 0.26, 0.1, 0.26, 0.04, 0.1, 0.0, 0.0, 0.02, 0.0, 0.0]</text:p>
          </table:table-cell>
          <table:table-cell office:value-type="string" calcext:value-type="string">
            <text:p>[ACAL004, ACCU034, ACGD009, EEG027, EHH007, EJF008, LPL031, LPR001, OBI020, OCE009, OCP006, ORR013, POM001, SMA025, SMW014, SNV031, SOD016, STE026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.725331" calcext:value-type="float">
            <text:p>12,725331</text:p>
          </table:table-cell>
          <table:table-cell office:value-type="float" office:value="23.199997" calcext:value-type="float">
            <text:p>23,199997</text:p>
          </table:table-cell>
          <table:table-cell office:value-type="string" calcext:value-type="string">
            <text:p>[0.86, 0.18, 0.68, 0.34, 0.56, 0.34, 0.1, 0.16, 0.12, 0.12, 0.0, 0.0, 0.02, 0.0, 0.0]</text:p>
          </table:table-cell>
          <table:table-cell office:value-type="string" calcext:value-type="string">
            <text:p>[ACGD009, ACPP020, EAG017, EEG027, EHH007, EJF008, LPL031, LPR001, OBI020, OCE009, OCP006, POM001, SGM025, SMA025, SMW014, SNV031, SOD016, SSS019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14.770666" calcext:value-type="float">
            <text:p>14,770666</text:p>
          </table:table-cell>
          <table:table-cell office:value-type="float" office:value="25.066668" calcext:value-type="float">
            <text:p>25,066668</text:p>
          </table:table-cell>
          <table:table-cell office:value-type="string" calcext:value-type="string">
            <text:p>[0.78, 0.14, 0.82, 0.32, 0.62, 0.36, 0.08, 0.2, 0.2, 0.18, 0.0, 0.0, 0.06, 0.0, 0.0]</text:p>
          </table:table-cell>
          <table:table-cell office:value-type="string" calcext:value-type="string">
            <text:p>[ACAL004, ACCU034, ACGD009, EEG027, EHH007, EJF008, LPR001, OBI020, OCE009, OCE020, OCP006, ORR013, POM001, SMA025, SMW014, SNV031, SOD016, STE026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14.954665" calcext:value-type="float">
            <text:p>14,954665</text:p>
          </table:table-cell>
          <table:table-cell office:value-type="float" office:value="25.866669" calcext:value-type="float">
            <text:p>25,866669</text:p>
          </table:table-cell>
          <table:table-cell office:value-type="string" calcext:value-type="string">
            <text:p>[0.88, 0.26, 0.72, 0.28, 0.6, 0.2, 0.2, 0.32, 0.16, 0.2, 0.0, 0.0, 0.04, 0.0, 0.02]</text:p>
          </table:table-cell>
          <table:table-cell office:value-type="string" calcext:value-type="string">
            <text:p>[ACCU034, ACGD009, ACPH011, EEG027, EHH007, EJF008, LPR001, OBI020, OCE009, OCE020, OCP006, ORR013, POM001, SMA025, SMW014, SNV031, SOD016, STE026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16.576006" calcext:value-type="float">
            <text:p>16,576006</text:p>
          </table:table-cell>
          <table:table-cell office:value-type="float" office:value="28.53333" calcext:value-type="float">
            <text:p>28,53333</text:p>
          </table:table-cell>
          <table:table-cell office:value-type="string" calcext:value-type="string">
            <text:p>[0.88, 0.26, 0.78, 0.4, 0.66, 0.34, 0.1, 0.32, 0.22, 0.24, 0.0, 0.0, 0.04, 0.02, 0.02]</text:p>
          </table:table-cell>
          <table:table-cell office:value-type="string" calcext:value-type="string">
            <text:p>[ACCU034, ACGD009, ACPH011, EEG027, EJF008, LPL002, LPR001, OBI020, OCE009, OCE020, OCP006, ORR013, POM001, SMA025, SMW014, SNV031, SOD016, STE026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3333334" calcext:value-type="float">
            <text:p>1,3333334</text:p>
          </table:table-cell>
          <table:table-cell office:value-type="float" office:value="16.583998" calcext:value-type="float">
            <text:p>16,583998</text:p>
          </table:table-cell>
          <table:table-cell office:value-type="float" office:value="27.333334" calcext:value-type="float">
            <text:p>27,333334</text:p>
          </table:table-cell>
          <table:table-cell office:value-type="string" calcext:value-type="string">
            <text:p>[0.86, 0.26, 0.78, 0.28, 0.64, 0.42, 0.14, 0.38, 0.12, 0.16, 0.0, 0.0, 0.02, 0.04, 0.0]</text:p>
          </table:table-cell>
          <table:table-cell office:value-type="string" calcext:value-type="string">
            <text:p>[ACCU034, ACGD009, ACPH011, EEG027, EJF008, LPL002, LPR001, OBI020, OCE009, OCE020, OCP006, POM001, SIW003, SMA025, SMW014, SNV031, SOD016, STE026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18.541334" calcext:value-type="float">
            <text:p>18,541334</text:p>
          </table:table-cell>
          <table:table-cell office:value-type="float" office:value="29.999998" calcext:value-type="float">
            <text:p>29,999998</text:p>
          </table:table-cell>
          <table:table-cell office:value-type="string" calcext:value-type="string">
            <text:p>[0.88, 0.2, 0.86, 0.32, 0.56, 0.48, 0.16, 0.3, 0.44, 0.2, 0.0, 0.0, 0.04, 0.04, 0.02]</text:p>
          </table:table-cell>
          <table:table-cell office:value-type="string" calcext:value-type="string">
            <text:p>[ACCU034, ACFE023, ACGD009, ACPH011, EEG027, EJF008, LPL002, LPR001, OBI020, OCE009, OCE020, OCP006, ORR013, SMA025, SMW014, SNV031, SOD016, STE026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333333" calcext:value-type="float">
            <text:p>1,3333333</text:p>
          </table:table-cell>
          <table:table-cell office:value-type="float" office:value="18.371998" calcext:value-type="float">
            <text:p>18,371998</text:p>
          </table:table-cell>
          <table:table-cell office:value-type="float" office:value="30.000002" calcext:value-type="float">
            <text:p>30,000002</text:p>
          </table:table-cell>
          <table:table-cell office:value-type="string" calcext:value-type="string">
            <text:p>[0.9, 0.26, 0.82, 0.34, 0.7, 0.38, 0.2, 0.24, 0.3, 0.24, 0.0, 0.0, 0.04, 0.04, 0.04]</text:p>
          </table:table-cell>
          <table:table-cell office:value-type="string" calcext:value-type="string">
            <text:p>[ACCU034, ACFE023, ACGD009, ACPH011, EEG027, EJF008, LPL002, LPR001, OBI020, OCE009, OCE020, OCP006, ORR013, SMA025, SMW014, SNV031, SOD016, STE026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9999998" calcext:value-type="float">
            <text:p>0,39999998</text:p>
          </table:table-cell>
          <table:table-cell office:value-type="float" office:value="19.46133" calcext:value-type="float">
            <text:p>19,46133</text:p>
          </table:table-cell>
          <table:table-cell office:value-type="float" office:value="33.466663" calcext:value-type="float">
            <text:p>33,466663</text:p>
          </table:table-cell>
          <table:table-cell office:value-type="string" calcext:value-type="string">
            <text:p>[0.96, 0.2, 0.98, 0.34, 0.82, 0.52, 0.2, 0.36, 0.42, 0.1, 0.0, 0.02, 0.06, 0.02, 0.02]</text:p>
          </table:table-cell>
          <table:table-cell office:value-type="string" calcext:value-type="string">
            <text:p>[ACEV017, ACGD009, ACIM002, EAG004, EAG017, EEG027, LPL031, LPR001, OBI020, OCE009, OCE019, OCP002, OCP006, SGM025, SMA025, SMW014, SOD016, SSS019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20.772003" calcext:value-type="float">
            <text:p>20,772003</text:p>
          </table:table-cell>
          <table:table-cell office:value-type="float" office:value="35.066666" calcext:value-type="float">
            <text:p>35,066666</text:p>
          </table:table-cell>
          <table:table-cell office:value-type="string" calcext:value-type="string">
            <text:p>[0.96, 0.32, 1.0, 0.34, 0.86, 0.44, 0.12, 0.44, 0.44, 0.26, 0.0, 0.0, 0.04, 0.02, 0.02]</text:p>
          </table:table-cell>
          <table:table-cell office:value-type="string" calcext:value-type="string">
            <text:p>[ACEV017, ACGD009, ACIM002, EAG004, EAG017, EEG027, LCC004, LPL031, OBI020, OCE009, OCE019, OCP002, OCP006, SGM025, SMA025, SMW014, SOD016, SSS019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21.81067" calcext:value-type="float">
            <text:p>21,81067</text:p>
          </table:table-cell>
          <table:table-cell office:value-type="float" office:value="36.399998" calcext:value-type="float">
            <text:p>36,399998</text:p>
          </table:table-cell>
          <table:table-cell office:value-type="string" calcext:value-type="string">
            <text:p>[0.98, 0.36, 0.92, 0.48, 0.86, 0.4, 0.24, 0.42, 0.44, 0.22, 0.0, 0.0, 0.06, 0.06, 0.02]</text:p>
          </table:table-cell>
          <table:table-cell office:value-type="string" calcext:value-type="string">
            <text:p>[ACEV017, ACGD009, ACIM002, EAG017, EEG027, EJF001, LCC004, LPL031, OBI020, OCE009, OCE019, OCP002, OCP006, SGM025, SMA025, SMW014, SOD016, SSS019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3333334" calcext:value-type="float">
            <text:p>1,3333334</text:p>
          </table:table-cell>
          <table:table-cell office:value-type="float" office:value="23.367998" calcext:value-type="float">
            <text:p>23,367998</text:p>
          </table:table-cell>
          <table:table-cell office:value-type="float" office:value="47.33333" calcext:value-type="float">
            <text:p>47,33333</text:p>
          </table:table-cell>
          <table:table-cell office:value-type="string" calcext:value-type="string">
            <text:p>[1.0, 0.64, 1.0, 0.62, 0.98, 0.7, 0.34, 0.64, 0.62, 0.28, 0.0, 0.02, 0.2, 0.0, 0.06]</text:p>
          </table:table-cell>
          <table:table-cell office:value-type="string" calcext:value-type="string">
            <text:p>[ACEV017, ACGD009, ACIM002, EAG004, EAG006, ECF001, EEG027, LPR001, OBI020, OCE009, OCP002, OCP006, SGM025, SMA025, SMW014, SOD016, SSS019, STE019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0666666" calcext:value-type="float">
            <text:p>3,0666666</text:p>
          </table:table-cell>
          <table:table-cell office:value-type="float" office:value="27.432001" calcext:value-type="float">
            <text:p>27,432001</text:p>
          </table:table-cell>
          <table:table-cell office:value-type="float" office:value="46.4" calcext:value-type="float">
            <text:p>46,4</text:p>
          </table:table-cell>
          <table:table-cell office:value-type="string" calcext:value-type="string">
            <text:p>[1.0, 0.38, 1.0, 0.68, 1.0, 0.66, 0.3, 0.62, 0.68, 0.32, 0.0, 0.02, 0.14, 0.06, 0.1]</text:p>
          </table:table-cell>
          <table:table-cell office:value-type="string" calcext:value-type="string">
            <text:p>[ACEV017, ACGD009, ACIM002, EAG004, ECF001, EEG027, LPR001, OBI020, OCE009, OCE016, OCP002, OCP006, SGM025, SMA025, SMW014, SOD016, SSS019, STE019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5333333" calcext:value-type="float">
            <text:p>2,5333333</text:p>
          </table:table-cell>
          <table:table-cell office:value-type="float" office:value="27.329338" calcext:value-type="float">
            <text:p>27,329338</text:p>
          </table:table-cell>
          <table:table-cell office:value-type="float" office:value="44.399998" calcext:value-type="float">
            <text:p>44,399998</text:p>
          </table:table-cell>
          <table:table-cell office:value-type="string" calcext:value-type="string">
            <text:p>[1.0, 0.52, 0.94, 0.62, 0.96, 0.72, 0.16, 0.56, 0.52, 0.36, 0.02, 0.0, 0.2, 0.06, 0.02]</text:p>
          </table:table-cell>
          <table:table-cell office:value-type="string" calcext:value-type="string">
            <text:p>[ACGD009, ACIM002, EAG004, ECF001, EEG027, LPR001, LTT006, OBI020, OCE009, OCE016, OCP002, OCP006, SGM025, SMA025, SMW014, SOD016, SSS019, STE019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.1999998" calcext:value-type="float">
            <text:p>3,1999998</text:p>
          </table:table-cell>
          <table:table-cell office:value-type="float" office:value="28.86799" calcext:value-type="float">
            <text:p>28,86799</text:p>
          </table:table-cell>
          <table:table-cell office:value-type="float" office:value="51.6" calcext:value-type="float">
            <text:p>51,6</text:p>
          </table:table-cell>
          <table:table-cell office:value-type="string" calcext:value-type="string">
            <text:p>[1.0, 0.64, 1.0, 0.7, 0.98, 0.8, 0.3, 0.68, 0.82, 0.46, 0.02, 0.0, 0.24, 0.02, 0.08]</text:p>
          </table:table-cell>
          <table:table-cell office:value-type="string" calcext:value-type="string">
            <text:p>[ACEV017, ACGD009, ACIM002, EAG006, ECF001, EEG027, LPR001, OBI020, OCE009, OCP002, OCP006, SGM025, SMA025, SMW014, SNB019, SOD016, SSS019, STE019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6" calcext:value-type="float">
            <text:p>3,6</text:p>
          </table:table-cell>
          <table:table-cell office:value-type="float" office:value="31.92133" calcext:value-type="float">
            <text:p>31,92133</text:p>
          </table:table-cell>
          <table:table-cell office:value-type="float" office:value="52.266663" calcext:value-type="float">
            <text:p>52,266663</text:p>
          </table:table-cell>
          <table:table-cell office:value-type="string" calcext:value-type="string">
            <text:p>[1.0, 0.7, 1.0, 0.68, 1.0, 0.64, 0.38, 0.72, 0.82, 0.44, 0.02, 0.02, 0.22, 0.08, 0.12]</text:p>
          </table:table-cell>
          <table:table-cell office:value-type="string" calcext:value-type="string">
            <text:p>[ACEV017, ACGD009, ACIM002, EAG006, ECF001, EEG027, LPR001, OBI020, OCE009, OCP002, OCP006, SGM025, SMA025, SMW014, SNB019, SOD016, SSS019, STE019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1999998" calcext:value-type="float">
            <text:p>3,1999998</text:p>
          </table:table-cell>
          <table:table-cell office:value-type="float" office:value="32.935997" calcext:value-type="float">
            <text:p>32,935997</text:p>
          </table:table-cell>
          <table:table-cell office:value-type="float" office:value="64.26666" calcext:value-type="float">
            <text:p>64,26666</text:p>
          </table:table-cell>
          <table:table-cell office:value-type="string" calcext:value-type="string">
            <text:p>[1.0, 0.8, 1.0, 0.86, 1.0, 0.9, 0.48, 0.84, 0.88, 0.62, 0.08, 0.1, 0.52, 0.36, 0.2]</text:p>
          </table:table-cell>
          <table:table-cell office:value-type="string" calcext:value-type="string">
            <text:p>[ACEV017, ACGD009, ACIM002, EAG006, ECF001, EEG027, OBI020, OCE009, OCP002, OCP006, SGM025, SMA025, SMW014, SNB019, SOD016, SSS019, STE019, SWA022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133332" calcext:value-type="float">
            <text:p>8,133332</text:p>
          </table:table-cell>
          <table:table-cell office:value-type="float" office:value="37.090652" calcext:value-type="float">
            <text:p>37,090652</text:p>
          </table:table-cell>
          <table:table-cell office:value-type="float" office:value="65.73334" calcext:value-type="float">
            <text:p>65,73334</text:p>
          </table:table-cell>
          <table:table-cell office:value-type="string" calcext:value-type="string">
            <text:p>[1.0, 0.86, 1.0, 0.94, 1.0, 0.86, 0.54, 0.92, 0.96, 0.6, 0.06, 0.12, 0.44, 0.3, 0.26]</text:p>
          </table:table-cell>
          <table:table-cell office:value-type="string" calcext:value-type="string">
            <text:p>[ACEV017, ACGD009, ACIM002, EAG006, ECF001, EEG027, OBI020, OCE009, OCP002, OCP006, SGM025, SMA025, SMW014, SNB019, SOD016, SSS019, STE019, SWA022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.2000003" calcext:value-type="float">
            <text:p>5,2000003</text:p>
          </table:table-cell>
          <table:table-cell office:value-type="float" office:value="39.205334" calcext:value-type="float">
            <text:p>39,205334</text:p>
          </table:table-cell>
          <table:table-cell office:value-type="float" office:value="65.73334" calcext:value-type="float">
            <text:p>65,73334</text:p>
          </table:table-cell>
          <table:table-cell office:value-type="string" calcext:value-type="string">
            <text:p>[1.0, 0.76, 1.0, 0.94, 1.0, 0.9, 0.54, 0.92, 0.9, 0.6, 0.1, 0.08, 0.5, 0.32, 0.3]</text:p>
          </table:table-cell>
          <table:table-cell office:value-type="string" calcext:value-type="string">
            <text:p>[ACEV017, ACGD009, ACIM002, EAG006, ECF001, EEG027, OBI020, OCE009, OCP002, OCP006, SGM025, SMA025, SMW014, SNB019, SOD016, SSS019, STE019, SWA022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9333334" calcext:value-type="float">
            <text:p>4,9333334</text:p>
          </table:table-cell>
          <table:table-cell office:value-type="float" office:value="46.052006" calcext:value-type="float">
            <text:p>46,052006</text:p>
          </table:table-cell>
          <table:table-cell office:value-type="float" office:value="71.73334" calcext:value-type="float">
            <text:p>71,73334</text:p>
          </table:table-cell>
          <table:table-cell office:value-type="string" calcext:value-type="string">
            <text:p>[1.0, 0.96, 1.0, 0.96, 1.0, 0.94, 0.62, 0.94, 0.88, 0.8, 0.1, 0.22, 0.66, 0.32, 0.36]</text:p>
          </table:table-cell>
          <table:table-cell office:value-type="string" calcext:value-type="string">
            <text:p>[ACEV017, ACIM002, EAG006, EEG027, OBI020, OCE009, OCP002, OCP006, OSH001, SEL012, SGM025, SMA025, SMW014, SNB019, SOD016, SSS019, STE019, SWA022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.200002" calcext:value-type="float">
            <text:p>13,200002</text:p>
          </table:table-cell>
          <table:table-cell office:value-type="float" office:value="48.668" calcext:value-type="float">
            <text:p>48,668</text:p>
          </table:table-cell>
          <table:table-cell office:value-type="float" office:value="72.26667" calcext:value-type="float">
            <text:p>72,26667</text:p>
          </table:table-cell>
          <table:table-cell office:value-type="string" calcext:value-type="string">
            <text:p>[1.0, 0.92, 1.0, 0.96, 1.0, 0.98, 0.68, 0.84, 0.96, 0.76, 0.08, 0.12, 0.74, 0.46, 0.34]</text:p>
          </table:table-cell>
          <table:table-cell office:value-type="string" calcext:value-type="string">
            <text:p>[ACEV017, ACIM002, EAG006, EEG027, OBI020, OCE009, OCP002, OCP006, OSH001, SEL012, SGM025, SMA025, SMW014, SNB019, SOD016, SSS019, STE019, SWA022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52.454655" calcext:value-type="float">
            <text:p>52,454655</text:p>
          </table:table-cell>
          <table:table-cell office:value-type="float" office:value="77.86667" calcext:value-type="float">
            <text:p>77,86667</text:p>
          </table:table-cell>
          <table:table-cell office:value-type="string" calcext:value-type="string">
            <text:p>[1.0, 1.0, 1.0, 1.0, 1.0, 0.96, 0.8, 0.96, 1.0, 0.88, 0.14, 0.2, 0.84, 0.46, 0.44]</text:p>
          </table:table-cell>
          <table:table-cell office:value-type="string" calcext:value-type="string">
            <text:p>[ACEV017, ACIM002, EAG006, EEG027, LDG008, OBI020, OCE009, OCP002, OSH001, SEL012, SGM025, SMA025, SMW014, SNB019, SOD016, SSS019, STE019, SWA022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133331" calcext:value-type="float">
            <text:p>16,133331</text:p>
          </table:table-cell>
          <table:table-cell office:value-type="float" office:value="55.196007" calcext:value-type="float">
            <text:p>55,196007</text:p>
          </table:table-cell>
          <table:table-cell office:value-type="float" office:value="79.86667" calcext:value-type="float">
            <text:p>79,86667</text:p>
          </table:table-cell>
          <table:table-cell office:value-type="string" calcext:value-type="string">
            <text:p>[1.0, 0.98, 1.0, 0.98, 1.0, 0.96, 0.88, 0.98, 0.94, 0.86, 0.14, 0.4, 0.82, 0.58, 0.46]</text:p>
          </table:table-cell>
          <table:table-cell office:value-type="string" calcext:value-type="string">
            <text:p>[ACEV017, ACIM002, EAG006, EEG027, LDG008, OBI020, OCE009, OCP002, OSH001, SEL012, SGM025, SMA025, SMW014, SNB019, SOD016, SSS019, STE019, SWA022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5.333334" calcext:value-type="float">
            <text:p>15,333334</text:p>
          </table:table-cell>
          <table:table-cell office:value-type="float" office:value="58.833336" calcext:value-type="float">
            <text:p>58,833336</text:p>
          </table:table-cell>
          <table:table-cell office:value-type="float" office:value="80.666664" calcext:value-type="float">
            <text:p>80,666664</text:p>
          </table:table-cell>
          <table:table-cell office:value-type="string" calcext:value-type="string">
            <text:p>[1.0, 0.94, 1.0, 0.98, 1.0, 0.94, 0.88, 0.98, 1.0, 0.86, 0.16, 0.3, 0.82, 0.58, 0.66]</text:p>
          </table:table-cell>
          <table:table-cell office:value-type="string" calcext:value-type="string">
            <text:p>[ACEV017, ACIM002, ACSP017, EAG006, EEG027, LDG008, OBI020, OCE009, OCP002, OSH001, SGM025, SMA025, SMW014, SNB019, SOD016, SSS019, STE019, SWA022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.8" calcext:value-type="float">
            <text:p>22,8</text:p>
          </table:table-cell>
          <table:table-cell office:value-type="float" office:value="61.524" calcext:value-type="float">
            <text:p>61,524</text:p>
          </table:table-cell>
          <table:table-cell office:value-type="float" office:value="83.33333" calcext:value-type="float">
            <text:p>83,33333</text:p>
          </table:table-cell>
          <table:table-cell office:value-type="string" calcext:value-type="string">
            <text:p>[1.0, 0.94, 1.0, 1.0, 1.0, 0.98, 0.8, 0.96, 0.98, 0.8, 0.22, 0.62, 0.84, 0.7, 0.66]</text:p>
          </table:table-cell>
          <table:table-cell office:value-type="string" calcext:value-type="string">
            <text:p>[ACEV017, ACIM002, EEG027, FHI002, LPL018, LUN004, OCE009, OCP002, OCP006, OSH001, SEL012, SMA025, SMW014, SNB019, SOD016, SSS019, STE019, SWA022]</text:p>
          </table:table-cell>
        </table:table-row>
      </table:table>
      <table:table table:name="R4_9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<text:s/>WorstFit</text:p>
          </table:table-cell>
          <table:table-cell office:value-type="string" calcext:value-type="string">
            <text:p><text:s/>AvgFit</text:p>
          </table:table-cell>
          <table:table-cell office:value-type="string" calcext:value-type="string">
            <text:p><text:s/>BestFit</text:p>
          </table:table-cell>
          <table:table-cell office:value-type="string" calcext:value-type="string">
            <text:p><text:s/>BestFirDistribution</text:p>
          </table:table-cell>
          <table:table-cell office:value-type="string" calcext:value-type="string">
            <text:p><text:s/>BestDeck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ACIM010, ACIM013, EES020, ERO042, LBI016, LCC008, LDG005, LEV004, LMA044, LMC010, LTT020, OMA011, OWA008, SCO007, SFO001, SNV014, SNV030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EEE002, ERO032, LBI047, OMA025, OMW013, PFF005, SCC008, SEN005, SFO019, SGM015, SPL009, SSC006, SSS007, STE012, SWA004, SWA006, SWA017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5, ACNO005, ACNO035, EDO011, LBI012, LCA012, LEV005, LMA023, LTT022, OBI023, OCP006, OFI013, OMA003, PAN011, PAN013, PCA006, SCO018, SRR019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M001, ACAM008, ACEV001, ACNO041, ACOO017, ACOO018, EJP002, EPP009, ERO017, ESY009, FSE007, LEV002, OBI020, OWA024, PMO019, SRR010, SST032, SZO004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14, ACGM024, ACPP008, LBB010, LBI022, LDG007, LMA006, LMC023, OWA002, OWA013, PHE027, PMO022, SCO019, SGM015, SMW017, SNV043, STE010, SWA022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6, ACCU034, ACGD001, ACSP009, ACWS020, EEE002, EEE020, LBU029, LCR004, LMA002, LMA026, LRE025, OCE003, OCE008, ODE008, OMW009, SBB001, SDD02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GD001, EAG008, EES009, EES021, EWW015, LAM002, LBI016, LEV004, OMA004, OWA012, SFO006, SME008, SME019, SNV003, SNV036, SSS013, STE020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FF005, ACGD001, ACPH009, EAG008, EES021, EOW016, EWW015, LAM002, LBB010, LEV004, OWA012, SAA019, SFO006, SME008, SME019, SNV003, STE020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GD001, ACPH009, EES005, EOW013, EOW016, EWW015, LAM002, LEV004, ODE013, OMA004, OMA008, ORR020, OWA012, PFF002, SCO023, SFO006, STE020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GD001, ACPH009, EES005, EOW013, EOW016, EWW015, LAM002, ODE013, OMA004, OMA008, ORR020, OWA012, OWA017, PFF002, SCO023, SFO006, STE020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PH009, EES008, EOW016, EWW015, LEV004, LMA003, OMA004, OMA012, OMA013, OMA025, ORE001, ORR020, OWA008, SAS010, SFO006, SMO002, STE026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MO003, ACSP017, EAG006, EMM034, EPP020, EWW035, FSP007, LMA007, SEL005, SEN013, SFN002, SFR002, SGD001, SGD018, SST028, STE001, STE020, STE026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D001, ACPH009, EAG008, ECF012, EES021, EOW016, ESY002, ESY008, ESY009, LAL030, LAM002, OMA004, SAA019, SEN009, SME008, SNV003, SSS030, STE020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EMM009, LBI042, LCA024, LCC003, LMA048, LPR004, OMA010, OMW013, PFF005, SCC008, SFO026, SGM015, SNB001, SOD016, SPL009, SSC006, SWA006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30, ACEV007, ACGM027, EJF003, ELT011, EPP002, EWW011, FSE003, LCA024, LDG002, ORR016, PMO021, SBB005, SEV001, SEV003, SMA003, SOD020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2, ECF011, EOW009, ERO004, EWW009, LBI013, LMC004, LPR008, LVE006, PCA007, PCA014, PHE003, PHE017, PHE022, POM018, SEL016, SGD009, SPI00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IM002, EMM009, LBI042, LCA024, LCC003, LMA048, LPR004, LPR028, OMA010, OMW013, PFF005, SCC008, SGM015, SNB001, SOD016, SSC006, SST021, SWA006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30, ACCU034, ACEV007, EJF003, ELT008, EWW011, FSE003, LAL017, LDG002, LUN002, LVE016, OFI028, ORR016, PMO021, SAS012, SME023, SWA028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2, ACFE001, EWW009, LBI013, LHY006, LMA001, LMA047, LMC004, MYSE005, PCA007, PCA014, PHE017, POM018, SEL016, SGD009, SNV017, SPI008, STR023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30, ACCU034, ACEV007, EJF003, ELT008, EWW011, FSE003, LDG002, LUN002, LVE016, OBI007, OFI028, ORR016, PMO021, SAS012, SME023, SWA028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3, ACFE010, ACFF006, ACGD001, ACNO025, ACPY005, CEV001, LDG017, LRE001, OCP016, SCO007, SFN009, SMO008, SNV008, SNV013, SNV035, SNV041, SOD012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AL031, ACCU030, ACGM027, ACHA013, ELT011, EWW011, EWW020, LCA024, LDG002, LPL018, ORR016, OWA007, PMO021, SBB005, SEV003, SMA003, STR029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30, ACMO001, ELT008, ELT011, LPR007, LUN010, LVE016, OBI004, SBB005, SBB011, SDD018, SEV003, SMA003, SME018, SNB025, STR006, SWA004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09, ACGM028, EAG008, EAG010, LBB006, LBU025, LRE005, OMA004, OMA034, OWA013, OWA014, SCO007, SEN009, SME008, SMW014, SNV003, SSS011, SST003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AL036, ACCU030, ACGM027, EES003, ELT008, ELT011, LAL005, LCR002, LRE013, MYHI001, OBI004, OBI014, ORE023, PMO021, SBB005, SNB025, STR006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EAG016, EAM002, ELT011, EWW018, LBU020, LDG019, LRE013, LVE016, OBI006, OMW012, OWA001, OWA003, OWA023, SMA003, SME001, SME018, SNB025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30, ACOO017, ELT008, ELT011, LAL007, LRE013, LUN010, LVE016, MYHI001, OBI004, ODE032, SBB005, SCO004, SDD012, SMA003, SME018, STE001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EHH008, ELT008, LBI002, LCA010, LCA028, LMC008, LVE016, MYHI001, OBI004, OFF011, SBB005, SGM021, SMA003, SMO003, SNB025, STR006, SZO003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09, ACCU030, ACNO015, EEG006, ELT008, ELT011, LBB021, OBI004, OMA027, OSH013, SEV003, SGM024, SMA003, SMA032, SME011, SME018, SWA007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F005, ACPP027, ACTA001, ESS013, EWW015, FPA007, HEV004, LBB010, OMA010, OSH024, PAN012, SEL011, SFO015, SME008, SNB025, SNV041, SRR001, STE020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EAG016, ELT011, EWW018, LDG019, LDG023, LRE013, LVE016, OBI003, OBI020, OMW012, OWA001, OWA024, SMA003, SME018, SME023, SNB006, SNB025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EV007, EAG016, ELT011, EWW018, FSP007, LBI023, LVE016, OBI006, OFI027, OWA003, PFF005, SEL003, SMW013, SNV002, SNV039, SOD005, SPI004, SZO005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FE023, ACFF006, ACNO025, EAG007, EAG009, EAG032, EJP017, EMM034, LBI045, LMC010, LPR026, PHE006, SBB009, SCO004, SCO007, SGD016, SMO008, SWA028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Z004, ACEV007, EAG016, ELT011, ERO024, LBU020, LDG019, LVE016, OBI006, ODE021, OMA007, OMA013, OWA024, PMO009, SCO006, SOD005, SPI004, STR006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EES003, ELT008, ELT011, LCR002, LMC002, LPR008, LRE029, MYHI001, OBI004, ORE023, OWA012, PFF006, SBB011, SDD023, SNB025, SRR002, SSS007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14, ACCU030, ACGM055, ELT008, ELT011, EMM023, LAL007, LDG005, LPR008, LUN010, MYHI001, OBI028, OMW015, SBB005, SCO027, SDD005, STR006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30, ACFE011, ACOO017, ELT008, EOW006, EWW011, LAL007, LRE013, LUN010, MYHI001, MYSE003, OBI004, ODE010, ODE032, OWA001, OWA021, SME018, SSS028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TO002, EAG016, EAM002, ELT011, EWW018, LRE013, OBI006, OBI016, OMW012, OWA001, OWA003, OWA023, OWA024, SGD018, SGM027, SME004, SME018, SME023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12, ACNO002, EBT004, EES007, EOW016, EWW038, LAM015, LMA026, LMA032, LRE027, OBI004, OEV002, OWA013, PAN024, PHE007, SCO003, SME019, STR009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2, ACFE014, ECF011, EJP009, EOW016, ERO004, LDG017, LEV006, ORF003, SFO023, SGM030, SMA021, SNV020, SPI008, SSS001, SSS003, SSS008, STR020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CU022, ACCU030, EJP009, EOW020, LAM002, LBB026, LBI042, LCA011, LUN005, LVE006, PHE017, PHE022, PHE029, SFO023, SGD009, SGM030, SNB005, SST013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26, ACCU014, ACGM055, ELT008, ELT011, EWO019, LAL007, LDG005, LMC003, LUN010, MYHI001, OBI028, OFI020, OMW009, SBB005, SCO027, SDD014, STR006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GM023, ACGM043, ACGM045, ACNO025, EAG009, EAG032, EJP017, LMC010, LMC029, LPR026, LTT004, PAN016, PHE006, SBB009, SCO004, SMO008, SWA013, SWA028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ACAL036, EEE002, EES003, ELT008, EOW001, EWW035, LAM010, LBU014, LCA011, LCR002, LRE029, MYSC001, OBI004, ODE013, ORE023, SBB011, SDD023, SMA021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0.0, 0.0, 0.0, 0.0, 0.0, 0.0, 0.0, 0.0, 0.0, 0.0, 0.0, 0.0, 0.0, 0.0, 0.0]</text:p>
          </table:table-cell>
          <table:table-cell office:value-type="string" calcext:value-type="string">
            <text:p>[EES005, EES007, EJF008, LMA036, LUN013, OCP014, OMW013, OWA013, PHE007, SFO003, SME008, SNB023, SRR010, SST006, SST029, SST032, STE020, STR009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0026666666" calcext:value-type="float">
            <text:p>0,0026666666</text:p>
          </table:table-cell>
          <table:table-cell office:value-type="float" office:value="0.26666665" calcext:value-type="float">
            <text:p>0,26666665</text:p>
          </table:table-cell>
          <table:table-cell office:value-type="string" calcext:value-type="string">
            <text:p>[0.04, 0.0, 0.0, 0.0, 0.0, 0.0, 0.0, 0.0, 0.0, 0.0, 0.0, 0.0, 0.0, 0.0, 0.0]</text:p>
          </table:table-cell>
          <table:table-cell office:value-type="string" calcext:value-type="string">
            <text:p>[ACFE032, EAM002, ECF014, ELT008, ELT011, FHI004, LAM002, LMC033, LRE013, LUN012, OBI001, OBI006, OWA023, PAN022, PMO022, SGD009, SMA025, SRR005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,012</text:p>
          </table:table-cell>
          <table:table-cell office:value-type="float" office:value="0.5333333" calcext:value-type="float">
            <text:p>0,5333333</text:p>
          </table:table-cell>
          <table:table-cell office:value-type="string" calcext:value-type="string">
            <text:p>[0.08, 0.0, 0.0, 0.0, 0.0, 0.0, 0.0, 0.0, 0.0, 0.0, 0.0, 0.0, 0.0, 0.0, 0.0]</text:p>
          </table:table-cell>
          <table:table-cell office:value-type="string" calcext:value-type="string">
            <text:p>[ACFE032, EAM002, ECF014, ELT008, ELT011, FHI004, LAM002, LMC033, LRE013, LUN012, OBI001, OWA023, PAN022, PHE017, PMO022, SGD009, SMA025, SRR005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03866667" calcext:value-type="float">
            <text:p>0,03866667</text:p>
          </table:table-cell>
          <table:table-cell office:value-type="float" office:value="0.9333333" calcext:value-type="float">
            <text:p>0,9333333</text:p>
          </table:table-cell>
          <table:table-cell office:value-type="string" calcext:value-type="string">
            <text:p>[0.12, 0.0, 0.02, 0.0, 0.0, 0.0, 0.0, 0.0, 0.0, 0.0, 0.0, 0.0, 0.0, 0.0, 0.0]</text:p>
          </table:table-cell>
          <table:table-cell office:value-type="string" calcext:value-type="string">
            <text:p>[ACFE032, EAM002, EHH004, ELT008, ELT011, FHI004, LAM002, LCC010, LRE013, LUN012, OBI001, OBI006, OWA023, PAN022, PMO022, SGD009, SMA025, SRR005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11600001" calcext:value-type="float">
            <text:p>0,11600001</text:p>
          </table:table-cell>
          <table:table-cell office:value-type="float" office:value="1.1999999" calcext:value-type="float">
            <text:p>1,1999999</text:p>
          </table:table-cell>
          <table:table-cell office:value-type="string" calcext:value-type="string">
            <text:p>[0.16, 0.0, 0.0, 0.0, 0.02, 0.0, 0.0, 0.0, 0.0, 0.0, 0.0, 0.0, 0.0, 0.0, 0.0]</text:p>
          </table:table-cell>
          <table:table-cell office:value-type="string" calcext:value-type="string">
            <text:p>[ACFE032, EAM002, ECF014, ELT008, ELT011, EWW006, FHI004, LAM002, LMC033, LRE013, LUN012, OBI001, OWA023, PAN022, PHE017, PMO022, SGD009, SMA025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25466657" calcext:value-type="float">
            <text:p>0,25466657</text:p>
          </table:table-cell>
          <table:table-cell office:value-type="float" office:value="1.4666666" calcext:value-type="float">
            <text:p>1,4666666</text:p>
          </table:table-cell>
          <table:table-cell office:value-type="string" calcext:value-type="string">
            <text:p>[0.2, 0.0, 0.02, 0.0, 0.0, 0.0, 0.0, 0.0, 0.0, 0.0, 0.0, 0.0, 0.0, 0.0, 0.0]</text:p>
          </table:table-cell>
          <table:table-cell office:value-type="string" calcext:value-type="string">
            <text:p>[ACFE032, EAM002, ECF014, ECF025, ELT008, ELT011, FHI004, LAM002, LMC033, LRE013, LUN006, LUN012, OWA023, PHE017, PMO022, SGD009, SMA025, SNB019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279998" calcext:value-type="float">
            <text:p>0,3279998</text:p>
          </table:table-cell>
          <table:table-cell office:value-type="float" office:value="1.4666666" calcext:value-type="float">
            <text:p>1,4666666</text:p>
          </table:table-cell>
          <table:table-cell office:value-type="string" calcext:value-type="string">
            <text:p>[0.14, 0.0, 0.08, 0.0, 0.0, 0.0, 0.0, 0.0, 0.0, 0.0, 0.0, 0.0, 0.0, 0.0, 0.0]</text:p>
          </table:table-cell>
          <table:table-cell office:value-type="string" calcext:value-type="string">
            <text:p>[ACFE032, EAM002, ECF014, EES008, ELT008, ELT011, FHI004, LMC033, LRE013, LUN012, OWA023, PAN022, PMO022, SBB009, SGD009, SMA025, SRR005, SZO005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61866665" calcext:value-type="float">
            <text:p>0,61866665</text:p>
          </table:table-cell>
          <table:table-cell office:value-type="float" office:value="2.2666667" calcext:value-type="float">
            <text:p>2,2666667</text:p>
          </table:table-cell>
          <table:table-cell office:value-type="string" calcext:value-type="string">
            <text:p>[0.24, 0.0, 0.08, 0.0, 0.02, 0.0, 0.0, 0.0, 0.0, 0.0, 0.0, 0.0, 0.0, 0.0, 0.0]</text:p>
          </table:table-cell>
          <table:table-cell office:value-type="string" calcext:value-type="string">
            <text:p>[ACFE032, EAM002, ECF014, ECF025, EEE008, EES003, ELT008, ELT011, FHI004, LAM002, LUN012, OWA023, PAN022, PHE017, PMO022, SGD009, SGM033, SMA025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7279996" calcext:value-type="float">
            <text:p>0,7279996</text:p>
          </table:table-cell>
          <table:table-cell office:value-type="float" office:value="2.9333334" calcext:value-type="float">
            <text:p>2,9333334</text:p>
          </table:table-cell>
          <table:table-cell office:value-type="string" calcext:value-type="string">
            <text:p>[0.3, 0.02, 0.1, 0.0, 0.0, 0.02, 0.0, 0.0, 0.0, 0.0, 0.0, 0.0, 0.0, 0.0, 0.0]</text:p>
          </table:table-cell>
          <table:table-cell office:value-type="string" calcext:value-type="string">
            <text:p>[ACFE032, EAM002, ECF014, ECF025, EEE008, EES003, ELT008, ELT011, FHI004, LAM002, LUN012, ODE018, PAN022, PHE017, PMO022, SGD009, SGM033, SMA025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8919997" calcext:value-type="float">
            <text:p>0,8919997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[0.28, 0.02, 0.1, 0.0, 0.06, 0.02, 0.0, 0.0, 0.0, 0.0, 0.0, 0.0, 0.0, 0.0, 0.0]</text:p>
          </table:table-cell>
          <table:table-cell office:value-type="string" calcext:value-type="string">
            <text:p>[ACFE032, EAM002, ECF014, ELT008, ELT011, EPP018, EWW006, EWW035, FHI004, LAM002, LRE013, LUN012, OBI001, PAN022, PMO022, SGD009, SMA025, SST040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.4359998" calcext:value-type="float">
            <text:p>1,4359998</text:p>
          </table:table-cell>
          <table:table-cell office:value-type="float" office:value="8.933332" calcext:value-type="float">
            <text:p>8,933332</text:p>
          </table:table-cell>
          <table:table-cell office:value-type="string" calcext:value-type="string">
            <text:p>[0.64, 0.06, 0.32, 0.02, 0.26, 0.04, 0.0, 0.0, 0.0, 0.0, 0.0, 0.0, 0.0, 0.0, 0.0]</text:p>
          </table:table-cell>
          <table:table-cell office:value-type="string" calcext:value-type="string">
            <text:p>[ACFE032, EAM002, ECF014, ECF025, EEE008, EES003, ELT008, FHI004, LAM002, LUN012, OBI016, ODE018, PAN022, PMO022, SGD009, SGM033, SMA025, SOD016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118667" calcext:value-type="float">
            <text:p>2,118667</text:p>
          </table:table-cell>
          <table:table-cell office:value-type="float" office:value="8.133333" calcext:value-type="float">
            <text:p>8,133333</text:p>
          </table:table-cell>
          <table:table-cell office:value-type="string" calcext:value-type="string">
            <text:p>[0.54, 0.06, 0.18, 0.04, 0.3, 0.04, 0.0, 0.02, 0.04, 0.0, 0.0, 0.0, 0.0, 0.0, 0.0]</text:p>
          </table:table-cell>
          <table:table-cell office:value-type="string" calcext:value-type="string">
            <text:p>[ACFE032, ACGM024, EAM002, ECF014, EEE008, EES003, ELT008, FHI004, LAM002, LUN012, OBI016, ODE018, PAN022, PMO022, SGD009, SGM033, SMA025, SOD016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.1359997" calcext:value-type="float">
            <text:p>3,1359997</text:p>
          </table:table-cell>
          <table:table-cell office:value-type="float" office:value="9.599998" calcext:value-type="float">
            <text:p>9,599998</text:p>
          </table:table-cell>
          <table:table-cell office:value-type="string" calcext:value-type="string">
            <text:p>[0.76, 0.02, 0.32, 0.0, 0.24, 0.06, 0.0, 0.0, 0.02, 0.02, 0.0, 0.0, 0.0, 0.0, 0.0]</text:p>
          </table:table-cell>
          <table:table-cell office:value-type="string" calcext:value-type="string">
            <text:p>[ACFE032, ACGM024, EAM002, EEE007, EEE008, EES003, ELT008, FHI004, LAM002, LUN012, OBI016, ODE018, PAN022, PMO022, SGD009, SGM033, SMA025, SOD016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6333337" calcext:value-type="float">
            <text:p>4,6333337</text:p>
          </table:table-cell>
          <table:table-cell office:value-type="float" office:value="10.933334" calcext:value-type="float">
            <text:p>10,933334</text:p>
          </table:table-cell>
          <table:table-cell office:value-type="string" calcext:value-type="string">
            <text:p>[0.64, 0.02, 0.46, 0.04, 0.3, 0.08, 0.0, 0.02, 0.08, 0.0, 0.0, 0.0, 0.0, 0.0, 0.0]</text:p>
          </table:table-cell>
          <table:table-cell office:value-type="string" calcext:value-type="string">
            <text:p>[ACFE032, EAM002, ECF025, EEE008, EES003, ELT008, FHI004, LAM002, LMC023, LUN012, OMA001, PAN022, PMO022, SGD009, SGM033, SMA025, SOD016, STR023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3306675" calcext:value-type="float">
            <text:p>6,3306675</text:p>
          </table:table-cell>
          <table:table-cell office:value-type="float" office:value="12.399999" calcext:value-type="float">
            <text:p>12,399999</text:p>
          </table:table-cell>
          <table:table-cell office:value-type="string" calcext:value-type="string">
            <text:p>[0.56, 0.02, 0.58, 0.06, 0.44, 0.18, 0.0, 0.0, 0.02, 0.0, 0.0, 0.0, 0.0, 0.0, 0.0]</text:p>
          </table:table-cell>
          <table:table-cell office:value-type="string" calcext:value-type="string">
            <text:p>[ACFE032, EAM002, ECF025, EEE008, EES003, ELT008, EMM034, FHI004, LUN012, OBI016, ODE018, PAN022, PMO022, SFN020, SGM033, SIW002, SMA025, SOD016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7.0960016" calcext:value-type="float">
            <text:p>7,0960016</text:p>
          </table:table-cell>
          <table:table-cell office:value-type="float" office:value="15.733335" calcext:value-type="float">
            <text:p>15,733335</text:p>
          </table:table-cell>
          <table:table-cell office:value-type="string" calcext:value-type="string">
            <text:p>[0.8, 0.04, 0.64, 0.08, 0.46, 0.14, 0.0, 0.02, 0.14, 0.02, 0.0, 0.0, 0.02, 0.0, 0.0]</text:p>
          </table:table-cell>
          <table:table-cell office:value-type="string" calcext:value-type="string">
            <text:p>[ACFE032, EAM002, ECF025, EEE008, EEG027, EES003, ELT008, EMM034, FHI004, LUN012, OBI016, ODE018, PAN022, SFN020, SGM033, SIW002, SMA025, SOD016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3333333" calcext:value-type="float">
            <text:p>0,13333333</text:p>
          </table:table-cell>
          <table:table-cell office:value-type="float" office:value="9.452002" calcext:value-type="float">
            <text:p>9,452002</text:p>
          </table:table-cell>
          <table:table-cell office:value-type="float" office:value="23.466665" calcext:value-type="float">
            <text:p>23,466665</text:p>
          </table:table-cell>
          <table:table-cell office:value-type="string" calcext:value-type="string">
            <text:p>[0.96, 0.1, 0.86, 0.16, 0.72, 0.2, 0.04, 0.1, 0.26, 0.08, 0.0, 0.0, 0.04, 0.0, 0.0]</text:p>
          </table:table-cell>
          <table:table-cell office:value-type="string" calcext:value-type="string">
            <text:p>[ACFE032, EAM002, ECF025, EEE008, EEG027, EES003, ELT008, EMM034, FHI004, LDG008, LUN012, OBI016, ODE018, PAN022, SFN020, SGM033, SMA025, SOD016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3333333" calcext:value-type="float">
            <text:p>0,13333333</text:p>
          </table:table-cell>
          <table:table-cell office:value-type="float" office:value="10.66" calcext:value-type="float">
            <text:p>10,66</text:p>
          </table:table-cell>
          <table:table-cell office:value-type="float" office:value="26.133331" calcext:value-type="float">
            <text:p>26,133331</text:p>
          </table:table-cell>
          <table:table-cell office:value-type="string" calcext:value-type="string">
            <text:p>[1.0, 0.2, 0.9, 0.18, 0.76, 0.22, 0.06, 0.16, 0.28, 0.1, 0.0, 0.0, 0.04, 0.02, 0.0]</text:p>
          </table:table-cell>
          <table:table-cell office:value-type="string" calcext:value-type="string">
            <text:p>[ACFE032, EAM002, ECF014, ECF025, EEE008, EEG027, ELT008, EMM034, FHI004, LDG008, LUN012, OBI016, ODE018, PAN022, SFN020, SGM033, SMA025, SOD016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3.038665" calcext:value-type="float">
            <text:p>13,038665</text:p>
          </table:table-cell>
          <table:table-cell office:value-type="float" office:value="26.266665" calcext:value-type="float">
            <text:p>26,266665</text:p>
          </table:table-cell>
          <table:table-cell office:value-type="string" calcext:value-type="string">
            <text:p>[0.96, 0.22, 0.9, 0.22, 0.68, 0.3, 0.04, 0.28, 0.24, 0.06, 0.0, 0.0, 0.04, 0.0, 0.0]</text:p>
          </table:table-cell>
          <table:table-cell office:value-type="string" calcext:value-type="string">
            <text:p>[ACFE032, EAM002, ECF014, ECF025, EEE008, EEG027, EJP015, ELT008, EMM034, FHI004, LDG008, OBI016, ODE018, PAN022, SFN020, SGM033, SMA025, SOD016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5.582665" calcext:value-type="float">
            <text:p>15,582665</text:p>
          </table:table-cell>
          <table:table-cell office:value-type="float" office:value="31.600002" calcext:value-type="float">
            <text:p>31,600002</text:p>
          </table:table-cell>
          <table:table-cell office:value-type="string" calcext:value-type="string">
            <text:p>[0.98, 0.26, 0.96, 0.28, 0.88, 0.4, 0.08, 0.26, 0.4, 0.16, 0.0, 0.0, 0.06, 0.02, 0.0]</text:p>
          </table:table-cell>
          <table:table-cell office:value-type="string" calcext:value-type="string">
            <text:p>[ACEV017, ACFE032, EAM002, ECF025, EEE008, EJP015, ELT008, EMM034, LUN012, LVE032, OBI016, ODE018, PAN010, PAN022, PHE011, PMO022, SMA025, SOD016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3333333" calcext:value-type="float">
            <text:p>0,13333333</text:p>
          </table:table-cell>
          <table:table-cell office:value-type="float" office:value="18.074665" calcext:value-type="float">
            <text:p>18,074665</text:p>
          </table:table-cell>
          <table:table-cell office:value-type="float" office:value="40.533333" calcext:value-type="float">
            <text:p>40,533333</text:p>
          </table:table-cell>
          <table:table-cell office:value-type="string" calcext:value-type="string">
            <text:p>[0.96, 0.36, 0.98, 0.58, 0.92, 0.62, 0.18, 0.52, 0.48, 0.26, 0.0, 0.0, 0.12, 0.06, 0.04]</text:p>
          </table:table-cell>
          <table:table-cell office:value-type="string" calcext:value-type="string">
            <text:p>[ACCU009, ACEV017, ACFE032, EAM002, ECF025, EEE008, EJP015, ELT008, EMM034, LUN012, LVE032, ODE018, PAN010, PAN022, PHE011, PMO022, SMA025, SOD016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79999995" calcext:value-type="float">
            <text:p>0,79999995</text:p>
          </table:table-cell>
          <table:table-cell office:value-type="float" office:value="20.997335" calcext:value-type="float">
            <text:p>20,997335</text:p>
          </table:table-cell>
          <table:table-cell office:value-type="float" office:value="39.86667" calcext:value-type="float">
            <text:p>39,86667</text:p>
          </table:table-cell>
          <table:table-cell office:value-type="string" calcext:value-type="string">
            <text:p>[1.0, 0.28, 0.98, 0.64, 0.92, 0.46, 0.22, 0.46, 0.56, 0.32, 0.0, 0.0, 0.08, 0.04, 0.02]</text:p>
          </table:table-cell>
          <table:table-cell office:value-type="string" calcext:value-type="string">
            <text:p>[ACCU009, ACEV017, EAM002, ECF025, EEE008, EJP015, ELT008, EMM034, LUN012, LVE032, ODE018, OWA021, PAN010, PAN022, PHE011, PMO022, SMA025, SOD016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23.980003" calcext:value-type="float">
            <text:p>23,980003</text:p>
          </table:table-cell>
          <table:table-cell office:value-type="float" office:value="44.933327" calcext:value-type="float">
            <text:p>44,933327</text:p>
          </table:table-cell>
          <table:table-cell office:value-type="string" calcext:value-type="string">
            <text:p>[1.0, 0.42, 0.98, 0.58, 0.98, 0.7, 0.22, 0.6, 0.66, 0.32, 0.0, 0.0, 0.14, 0.08, 0.06]</text:p>
          </table:table-cell>
          <table:table-cell office:value-type="string" calcext:value-type="string">
            <text:p>[ACCU009, ACEV017, EAM002, ECF025, EEE004, EEE008, EJP015, ELT008, EMM034, LPL032, LUN012, LVE032, ODE018, PAN022, PHE011, PMO022, SMA025, SOD016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6666665" calcext:value-type="float">
            <text:p>0,26666665</text:p>
          </table:table-cell>
          <table:table-cell office:value-type="float" office:value="26.951992" calcext:value-type="float">
            <text:p>26,951992</text:p>
          </table:table-cell>
          <table:table-cell office:value-type="float" office:value="45.733326" calcext:value-type="float">
            <text:p>45,733326</text:p>
          </table:table-cell>
          <table:table-cell office:value-type="string" calcext:value-type="string">
            <text:p>[1.0, 0.48, 0.98, 0.7, 0.94, 0.72, 0.18, 0.46, 0.56, 0.42, 0.02, 0.06, 0.18, 0.06, 0.1]</text:p>
          </table:table-cell>
          <table:table-cell office:value-type="string" calcext:value-type="string">
            <text:p>[ACCU009, ACEV017, EAM002, ECF025, EEE004, EEE008, EJP015, ELT008, EMM034, LPL032, LUN012, LVE032, ODE018, PAN022, PHE011, PMO022, SMA025, SOD016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.5333333" calcext:value-type="float">
            <text:p>2,5333333</text:p>
          </table:table-cell>
          <table:table-cell office:value-type="float" office:value="28.951996" calcext:value-type="float">
            <text:p>28,951996</text:p>
          </table:table-cell>
          <table:table-cell office:value-type="float" office:value="47.33333" calcext:value-type="float">
            <text:p>47,33333</text:p>
          </table:table-cell>
          <table:table-cell office:value-type="string" calcext:value-type="string">
            <text:p>[0.98, 0.52, 1.0, 0.7, 0.96, 0.66, 0.26, 0.64, 0.5, 0.46, 0.0, 0.04, 0.2, 0.1, 0.08]</text:p>
          </table:table-cell>
          <table:table-cell office:value-type="string" calcext:value-type="string">
            <text:p>[ACCU009, ACEV017, ACOO006, EAM002, EEE004, EEE008, EJP015, ELT008, EMM034, LPL032, LUN012, LVE032, ODE018, PAN022, PHE011, PMO022, SMA025, SOD016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6666665" calcext:value-type="float">
            <text:p>4,6666665</text:p>
          </table:table-cell>
          <table:table-cell office:value-type="float" office:value="31.601334" calcext:value-type="float">
            <text:p>31,601334</text:p>
          </table:table-cell>
          <table:table-cell office:value-type="float" office:value="54.933334" calcext:value-type="float">
            <text:p>54,933334</text:p>
          </table:table-cell>
          <table:table-cell office:value-type="string" calcext:value-type="string">
            <text:p>[1.0, 0.62, 1.0, 0.74, 1.0, 0.8, 0.42, 0.74, 0.7, 0.64, 0.02, 0.04, 0.26, 0.12, 0.14]</text:p>
          </table:table-cell>
          <table:table-cell office:value-type="string" calcext:value-type="string">
            <text:p>[ACCU009, ACEV017, ACOO006, EAM002, EEE004, EEE008, EJP015, ELT008, EMM034, LUN012, LVE032, ODE018, OMA034, PAN022, PHE011, PMO022, SMA025, SOD016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866666" calcext:value-type="float">
            <text:p>3,866666</text:p>
          </table:table-cell>
          <table:table-cell office:value-type="float" office:value="34.10934" calcext:value-type="float">
            <text:p>34,10934</text:p>
          </table:table-cell>
          <table:table-cell office:value-type="float" office:value="54.800003" calcext:value-type="float">
            <text:p>54,800003</text:p>
          </table:table-cell>
          <table:table-cell office:value-type="string" calcext:value-type="string">
            <text:p>[1.0, 0.56, 0.98, 0.76, 0.96, 0.8, 0.52, 0.78, 0.78, 0.5, 0.0, 0.06, 0.28, 0.14, 0.1]</text:p>
          </table:table-cell>
          <table:table-cell office:value-type="string" calcext:value-type="string">
            <text:p>[ACCU009, ACEV017, ACOO006, EAM002, EEE004, EEE008, EJP015, ELT008, EMM034, LUN012, LVE032, ODE018, OMA034, PAN022, PHE011, PMO022, SMA025, SOD016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8666666" calcext:value-type="float">
            <text:p>1,8666666</text:p>
          </table:table-cell>
          <table:table-cell office:value-type="float" office:value="38.033333" calcext:value-type="float">
            <text:p>38,033333</text:p>
          </table:table-cell>
          <table:table-cell office:value-type="float" office:value="57.20001" calcext:value-type="float">
            <text:p>57,20001</text:p>
          </table:table-cell>
          <table:table-cell office:value-type="string" calcext:value-type="string">
            <text:p>[1.0, 0.74, 1.0, 0.76, 0.98, 0.74, 0.58, 0.76, 0.86, 0.5, 0.04, 0.0, 0.3, 0.18, 0.14]</text:p>
          </table:table-cell>
          <table:table-cell office:value-type="string" calcext:value-type="string">
            <text:p>[ACEV017, ACOO006, EAM002, EEE004, EJP015, ELT008, EMM034, EWO004, FHI004, FPA001, LPL032, LUN012, LVE032, ODE018, PAN022, PHE011, SMA025, SOD016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9.062668" calcext:value-type="float">
            <text:p>39,062668</text:p>
          </table:table-cell>
          <table:table-cell office:value-type="float" office:value="59.600002" calcext:value-type="float">
            <text:p>59,600002</text:p>
          </table:table-cell>
          <table:table-cell office:value-type="string" calcext:value-type="string">
            <text:p>[1.0, 0.66, 1.0, 0.86, 1.0, 0.84, 0.58, 0.84, 0.8, 0.48, 0.0, 0.02, 0.46, 0.2, 0.2]</text:p>
          </table:table-cell>
          <table:table-cell office:value-type="string" calcext:value-type="string">
            <text:p>[ACEV017, ACOO006, EAM002, ECF020, EEE004, EJP015, EMM034, EWW036, LDG008, LUN012, LVE032, ODE018, OMA034, PAN022, PHE011, PMO022, SMA025, SOD016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266667" calcext:value-type="float">
            <text:p>4,266667</text:p>
          </table:table-cell>
          <table:table-cell office:value-type="float" office:value="41.193333" calcext:value-type="float">
            <text:p>41,193333</text:p>
          </table:table-cell>
          <table:table-cell office:value-type="float" office:value="60.133343" calcext:value-type="float">
            <text:p>60,133343</text:p>
          </table:table-cell>
          <table:table-cell office:value-type="string" calcext:value-type="string">
            <text:p>[1.0, 0.78, 1.0, 0.78, 1.0, 0.9, 0.52, 0.8, 0.84, 0.56, 0.02, 0.02, 0.46, 0.16, 0.18]</text:p>
          </table:table-cell>
          <table:table-cell office:value-type="string" calcext:value-type="string">
            <text:p>[ACEV017, ACOO006, EAM002, ECF020, EEE004, EJP015, EMM034, EWW036, LDG008, LUN012, LVE032, ODE018, OMA034, PAN022, PHE011, PMO022, SMA025, SOD016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533334" calcext:value-type="float">
            <text:p>4,533334</text:p>
          </table:table-cell>
          <table:table-cell office:value-type="float" office:value="41.042667" calcext:value-type="float">
            <text:p>41,042667</text:p>
          </table:table-cell>
          <table:table-cell office:value-type="float" office:value="58.80001" calcext:value-type="float">
            <text:p>58,80001</text:p>
          </table:table-cell>
          <table:table-cell office:value-type="string" calcext:value-type="string">
            <text:p>[1.0, 0.7, 0.98, 0.88, 1.0, 0.82, 0.42, 0.8, 0.8, 0.68, 0.0, 0.02, 0.38, 0.14, 0.2]</text:p>
          </table:table-cell>
          <table:table-cell office:value-type="string" calcext:value-type="string">
            <text:p>[ACCU009, ACEV017, ACOO006, EAM002, ECF020, EEE004, EMM034, EWW036, LDG008, LUN012, LVE032, ODE018, OMA034, PAN022, PHE011, PMO022, SMA025, SOD016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333333" calcext:value-type="float">
            <text:p>7,333333</text:p>
          </table:table-cell>
          <table:table-cell office:value-type="float" office:value="44.035995" calcext:value-type="float">
            <text:p>44,035995</text:p>
          </table:table-cell>
          <table:table-cell office:value-type="float" office:value="58.800007" calcext:value-type="float">
            <text:p>58,800007</text:p>
          </table:table-cell>
          <table:table-cell office:value-type="string" calcext:value-type="string">
            <text:p>[1.0, 0.8, 1.0, 0.84, 1.0, 0.76, 0.48, 0.88, 0.74, 0.58, 0.0, 0.04, 0.34, 0.14, 0.22]</text:p>
          </table:table-cell>
          <table:table-cell office:value-type="string" calcext:value-type="string">
            <text:p>[ACCU009, ACEV017, ACOO006, EAM002, EEE004, EMM034, EPP003, EWW036, LDG008, LUN012, LVE032, ODE018, OMA034, PAN022, PHE011, PMO022, SMA025, SOD016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466666" calcext:value-type="float">
            <text:p>7,466666</text:p>
          </table:table-cell>
          <table:table-cell office:value-type="float" office:value="41.106647" calcext:value-type="float">
            <text:p>41,1066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1.0, 0.68, 1.0, 0.74, 1.0, 0.84, 0.5, 0.8, 0.74, 0.64, 0.0, 0.1, 0.32, 0.16, 0.18]</text:p>
          </table:table-cell>
          <table:table-cell office:value-type="string" calcext:value-type="string">
            <text:p>[ACCU009, ACEV017, ACOO006, EAM002, EEE004, EMM034, EPP003, EWW036, LDG008, LUN012, LVE032, ODE018, OMA034, PHE011, PMO022, SMA001, SMA025, SOD016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866666" calcext:value-type="float">
            <text:p>9,866666</text:p>
          </table:table-cell>
          <table:table-cell office:value-type="float" office:value="41.180008" calcext:value-type="float">
            <text:p>41,180008</text:p>
          </table:table-cell>
          <table:table-cell office:value-type="float" office:value="58.53334" calcext:value-type="float">
            <text:p>58,53334</text:p>
          </table:table-cell>
          <table:table-cell office:value-type="string" calcext:value-type="string">
            <text:p>[1.0, 0.78, 1.0, 0.76, 1.0, 0.88, 0.48, 0.84, 0.9, 0.5, 0.04, 0.04, 0.28, 0.22, 0.06]</text:p>
          </table:table-cell>
          <table:table-cell office:value-type="string" calcext:value-type="string">
            <text:p>[ACCU009, ACEV017, ACOO006, EAM002, EEE004, EMM034, EPP003, EWW036, LDG008, LUN012, LVE032, ODE018, OMA034, PAN022, PHE011, SMA025, SMO028, SOD016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799999" calcext:value-type="float">
            <text:p>8,799999</text:p>
          </table:table-cell>
          <table:table-cell office:value-type="float" office:value="41.369335" calcext:value-type="float">
            <text:p>41,369335</text:p>
          </table:table-cell>
          <table:table-cell office:value-type="float" office:value="59.866673" calcext:value-type="float">
            <text:p>59,866673</text:p>
          </table:table-cell>
          <table:table-cell office:value-type="string" calcext:value-type="string">
            <text:p>[1.0, 0.72, 1.0, 0.8, 1.0, 0.94, 0.44, 0.84, 0.8, 0.52, 0.0, 0.1, 0.4, 0.18, 0.24]</text:p>
          </table:table-cell>
          <table:table-cell office:value-type="string" calcext:value-type="string">
            <text:p>[ACEV017, ACOO006, EAM002, EEE004, EMM034, EPP003, EWW036, FHI004, LDG008, LUN012, LVE032, ODE018, OMA034, PAN022, PHE011, SMA025, SMO028, SOD016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933333" calcext:value-type="float">
            <text:p>6,933333</text:p>
          </table:table-cell>
          <table:table-cell office:value-type="float" office:value="41.677322" calcext:value-type="float">
            <text:p>41,677322</text:p>
          </table:table-cell>
          <table:table-cell office:value-type="float" office:value="64.40001" calcext:value-type="float">
            <text:p>64,40001</text:p>
          </table:table-cell>
          <table:table-cell office:value-type="string" calcext:value-type="string">
            <text:p>[1.0, 0.88, 1.0, 0.88, 1.0, 0.92, 0.58, 0.9, 0.8, 0.68, 0.06, 0.08, 0.5, 0.22, 0.16]</text:p>
          </table:table-cell>
          <table:table-cell office:value-type="string" calcext:value-type="string">
            <text:p>[ACCU009, ACEM031, ACEV017, EAM002, EEE004, EMM034, EWW035, EWW036, LDG008, LUN012, LVE032, ODE018, OMA034, PAN022, PHE011, SMA025, SMO028, SOD016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42.656006" calcext:value-type="float">
            <text:p>42,656006</text:p>
          </table:table-cell>
          <table:table-cell office:value-type="float" office:value="66.13332" calcext:value-type="float">
            <text:p>66,13332</text:p>
          </table:table-cell>
          <table:table-cell office:value-type="string" calcext:value-type="string">
            <text:p>[1.0, 0.78, 1.0, 0.86, 1.0, 0.92, 0.7, 0.92, 0.84, 0.7, 0.12, 0.18, 0.46, 0.28, 0.16]</text:p>
          </table:table-cell>
          <table:table-cell office:value-type="string" calcext:value-type="string">
            <text:p>[ACCU009, ACEM031, ACEV017, EAM002, EEE004, EMM034, EWW035, EWW036, LDG008, LUN012, LVE032, ODE018, OMA034, PAN022, PHE011, SMA025, SMO028, SOD016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333333" calcext:value-type="float">
            <text:p>9,333333</text:p>
          </table:table-cell>
          <table:table-cell office:value-type="float" office:value="43.704006" calcext:value-type="float">
            <text:p>43,704006</text:p>
          </table:table-cell>
          <table:table-cell office:value-type="float" office:value="68.26667" calcext:value-type="float">
            <text:p>68,26667</text:p>
          </table:table-cell>
          <table:table-cell office:value-type="string" calcext:value-type="string">
            <text:p>[1.0, 0.96, 1.0, 0.9, 1.0, 0.9, 0.64, 0.9, 0.86, 0.74, 0.02, 0.14, 0.64, 0.34, 0.2]</text:p>
          </table:table-cell>
          <table:table-cell office:value-type="string" calcext:value-type="string">
            <text:p>[ACCU009, ACEV017, ACMO002, ACOO006, EAM002, EEE004, EMM034, EWW036, LUN012, LVE032, OCE009, ODE018, OMA034, PHE011, PMO022, SMA025, SNV009, SOD016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.2" calcext:value-type="float">
            <text:p>7,2</text:p>
          </table:table-cell>
          <table:table-cell office:value-type="float" office:value="45.456" calcext:value-type="float">
            <text:p>45,456</text:p>
          </table:table-cell>
          <table:table-cell office:value-type="float" office:value="67.200005" calcext:value-type="float">
            <text:p>67,200005</text:p>
          </table:table-cell>
          <table:table-cell office:value-type="string" calcext:value-type="string">
            <text:p>[1.0, 0.88, 1.0, 0.86, 1.0, 0.96, 0.7, 0.98, 0.86, 0.66, 0.02, 0.06, 0.58, 0.26, 0.26]</text:p>
          </table:table-cell>
          <table:table-cell office:value-type="string" calcext:value-type="string">
            <text:p>[ACCU009, ACEV017, ACMO002, ACOO006, EAM002, EEE004, EMM034, EWW036, LUN012, LVE032, OCE009, ODE018, OMA034, PHE011, PMO022, SMA025, SNV009, SOD016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533332" calcext:value-type="float">
            <text:p>10,533332</text:p>
          </table:table-cell>
          <table:table-cell office:value-type="float" office:value="49.26667" calcext:value-type="float">
            <text:p>49,26667</text:p>
          </table:table-cell>
          <table:table-cell office:value-type="float" office:value="66.26667" calcext:value-type="float">
            <text:p>66,26667</text:p>
          </table:table-cell>
          <table:table-cell office:value-type="string" calcext:value-type="string">
            <text:p>[1.0, 0.9, 1.0, 0.9, 1.0, 0.92, 0.52, 0.96, 0.9, 0.7, 0.1, 0.06, 0.5, 0.16, 0.32]</text:p>
          </table:table-cell>
          <table:table-cell office:value-type="string" calcext:value-type="string">
            <text:p>[ACCU009, ACEV017, ACMO002, ACOO006, EAM002, EEE004, EMM034, EWW036, LUN012, LVE032, OCE009, ODE018, OMA034, PHE011, PMO022, SMA025, SNV009, SOD016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533333" calcext:value-type="float">
            <text:p>8,533333</text:p>
          </table:table-cell>
          <table:table-cell office:value-type="float" office:value="47.930656" calcext:value-type="float">
            <text:p>47,930656</text:p>
          </table:table-cell>
          <table:table-cell office:value-type="float" office:value="67.46667" calcext:value-type="float">
            <text:p>67,46667</text:p>
          </table:table-cell>
          <table:table-cell office:value-type="string" calcext:value-type="string">
            <text:p>[1.0, 0.98, 1.0, 0.86, 1.0, 0.88, 0.68, 0.9, 0.9, 0.8, 0.04, 0.02, 0.6, 0.34, 0.12]</text:p>
          </table:table-cell>
          <table:table-cell office:value-type="string" calcext:value-type="string">
            <text:p>[ACCU009, ACEV017, ACOO006, EAM002, EEE004, EMM034, EWW036, LUN012, LVE032, OCE009, ODE018, OMA034, PAN020, SCC006, SMA025, SNB019, SNV009, SOD016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.066666" calcext:value-type="float">
            <text:p>13,066666</text:p>
          </table:table-cell>
          <table:table-cell office:value-type="float" office:value="51.678677" calcext:value-type="float">
            <text:p>51,678677</text:p>
          </table:table-cell>
          <table:table-cell office:value-type="float" office:value="69.73334" calcext:value-type="float">
            <text:p>69,73334</text:p>
          </table:table-cell>
          <table:table-cell office:value-type="string" calcext:value-type="string">
            <text:p>[1.0, 0.84, 1.0, 0.96, 1.0, 0.96, 0.78, 0.92, 0.92, 0.66, 0.08, 0.06, 0.68, 0.28, 0.32]</text:p>
          </table:table-cell>
          <table:table-cell office:value-type="string" calcext:value-type="string">
            <text:p>[ACCU009, ACEV017, ACMO002, ACOO006, EAM002, ECF012, EEE004, EMM034, EWO018, EWW036, LUN012, LVE032, OCE009, PHE011, PMO022, SMA025, SNV009, SOD016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533333" calcext:value-type="float">
            <text:p>12,533333</text:p>
          </table:table-cell>
          <table:table-cell office:value-type="float" office:value="51.082684" calcext:value-type="float">
            <text:p>51,082684</text:p>
          </table:table-cell>
          <table:table-cell office:value-type="float" office:value="72.000015" calcext:value-type="float">
            <text:p>72,000015</text:p>
          </table:table-cell>
          <table:table-cell office:value-type="string" calcext:value-type="string">
            <text:p>[1.0, 0.98, 1.0, 0.94, 1.0, 0.94, 0.78, 0.96, 0.96, 0.64, 0.06, 0.14, 0.76, 0.38, 0.26]</text:p>
          </table:table-cell>
          <table:table-cell office:value-type="string" calcext:value-type="string">
            <text:p>[ACCU009, ACEV017, ACGM035, ACMO002, ACOO006, EAM002, EEE004, EMM034, EOW002, EWW036, LUN012, LVE032, OCE009, PHE011, PMO022, SMA025, SNV009, SOD016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3.2" calcext:value-type="float">
            <text:p>13,2</text:p>
          </table:table-cell>
          <table:table-cell office:value-type="float" office:value="51.445347" calcext:value-type="float">
            <text:p>51,445347</text:p>
          </table:table-cell>
          <table:table-cell office:value-type="float" office:value="71.33333" calcext:value-type="float">
            <text:p>71,33333</text:p>
          </table:table-cell>
          <table:table-cell office:value-type="string" calcext:value-type="string">
            <text:p>[1.0, 0.94, 1.0, 0.88, 1.0, 0.96, 0.76, 0.92, 0.94, 0.8, 0.08, 0.24, 0.6, 0.32, 0.26]</text:p>
          </table:table-cell>
          <table:table-cell office:value-type="string" calcext:value-type="string">
            <text:p>[ACCU009, ACEV017, ACGM035, ACMO002, ACOO006, EAM002, EEE004, EMM034, EOW002, EWW036, LUN012, LVE032, OCE009, PHE011, PMO022, SMA025, SNV009, SOD016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.866666" calcext:value-type="float">
            <text:p>13,866666</text:p>
          </table:table-cell>
          <table:table-cell office:value-type="float" office:value="52.830673" calcext:value-type="float">
            <text:p>52,830673</text:p>
          </table:table-cell>
          <table:table-cell office:value-type="float" office:value="73.06667" calcext:value-type="float">
            <text:p>73,06667</text:p>
          </table:table-cell>
          <table:table-cell office:value-type="string" calcext:value-type="string">
            <text:p>[1.0, 0.9, 1.0, 0.96, 1.0, 0.96, 0.68, 0.9, 0.96, 0.8, 0.06, 0.14, 0.76, 0.36, 0.48]</text:p>
          </table:table-cell>
          <table:table-cell office:value-type="string" calcext:value-type="string">
            <text:p>[ACCU009, ACEV017, ACGM035, ACOO006, EAM002, EEE004, EMM034, EOW002, EWW036, LUN012, LVE032, OCE009, OFF015, PHE011, PMO022, SMA025, SNV009, SOD016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.2" calcext:value-type="float">
            <text:p>15,2</text:p>
          </table:table-cell>
          <table:table-cell office:value-type="float" office:value="53.57333" calcext:value-type="float">
            <text:p>53,57333</text:p>
          </table:table-cell>
          <table:table-cell office:value-type="float" office:value="73.99999" calcext:value-type="float">
            <text:p>73,99999</text:p>
          </table:table-cell>
          <table:table-cell office:value-type="string" calcext:value-type="string">
            <text:p>[1.0, 0.96, 1.0, 0.94, 1.0, 0.96, 0.72, 0.94, 1.0, 0.84, 0.04, 0.12, 0.74, 0.44, 0.4]</text:p>
          </table:table-cell>
          <table:table-cell office:value-type="string" calcext:value-type="string">
            <text:p>[ACCU009, ACEV017, ACGM035, ACOO006, EAM002, EEE004, EEG026, EMM034, EOW002, EWW036, LUN012, LVE032, OCE009, PHE011, PMO022, SMA025, SNV009, SOD016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066668" calcext:value-type="float">
            <text:p>17,066668</text:p>
          </table:table-cell>
          <table:table-cell office:value-type="float" office:value="56.39866" calcext:value-type="float">
            <text:p>56,39866</text:p>
          </table:table-cell>
          <table:table-cell office:value-type="float" office:value="73.333336" calcext:value-type="float">
            <text:p>73,333336</text:p>
          </table:table-cell>
          <table:table-cell office:value-type="string" calcext:value-type="string">
            <text:p>[1.0, 0.96, 1.0, 0.96, 1.0, 0.94, 0.76, 0.96, 0.94, 0.76, 0.06, 0.26, 0.66, 0.38, 0.36]</text:p>
          </table:table-cell>
          <table:table-cell office:value-type="string" calcext:value-type="string">
            <text:p>[ACCU009, ACEV017, ACGM035, ACOO006, EAM002, EEE004, EEG026, EMM034, EOW002, EWW036, LUN012, LVE032, OCE009, PHE011, PMO022, SMA025, SNV009, SOD016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.53333" calcext:value-type="float">
            <text:p>16,53333</text:p>
          </table:table-cell>
          <table:table-cell office:value-type="float" office:value="56.11333" calcext:value-type="float">
            <text:p>56,11333</text:p>
          </table:table-cell>
          <table:table-cell office:value-type="float" office:value="78.26666" calcext:value-type="float">
            <text:p>78,26666</text:p>
          </table:table-cell>
          <table:table-cell office:value-type="string" calcext:value-type="string">
            <text:p>[1.0, 0.94, 1.0, 1.0, 1.0, 0.94, 0.86, 0.98, 0.96, 0.88, 0.18, 0.18, 0.82, 0.48, 0.52]</text:p>
          </table:table-cell>
          <table:table-cell office:value-type="string" calcext:value-type="string">
            <text:p>[ACCU009, ACEV017, ACOO006, EAM002, EEE004, EES021, EMM034, EOW002, EWW036, LMA023, LVE032, OCE009, PHE011, PMO022, SMA025, SNV009, SOD016, STE019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.8" calcext:value-type="float">
            <text:p>20,8</text:p>
          </table:table-cell>
          <table:table-cell office:value-type="float" office:value="56.283985" calcext:value-type="float">
            <text:p>56,283985</text:p>
          </table:table-cell>
          <table:table-cell office:value-type="float" office:value="79.46666" calcext:value-type="float">
            <text:p>79,46666</text:p>
          </table:table-cell>
          <table:table-cell office:value-type="string" calcext:value-type="string">
            <text:p>[1.0, 0.98, 1.0, 0.96, 1.0, 0.98, 0.82, 1.0, 0.96, 0.94, 0.2, 0.18, 0.78, 0.62, 0.5]</text:p>
          </table:table-cell>
          <table:table-cell office:value-type="string" calcext:value-type="string">
            <text:p>[ACCU009, ACEV017, ACOO006, EEE004, EES021, EMM034, EOW002, EWW036, LAM026, LMA023, LVE032, OCE009, PHE011, PMO022, SMA025, SNV009, SOD016, STE019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.466664" calcext:value-type="float">
            <text:p>15,466664</text:p>
          </table:table-cell>
          <table:table-cell office:value-type="float" office:value="58.910675" calcext:value-type="float">
            <text:p>58,910675</text:p>
          </table:table-cell>
          <table:table-cell office:value-type="float" office:value="81.46667" calcext:value-type="float">
            <text:p>81,46667</text:p>
          </table:table-cell>
          <table:table-cell office:value-type="string" calcext:value-type="string">
            <text:p>[1.0, 0.98, 1.0, 0.98, 1.0, 1.0, 0.88, 1.0, 0.96, 0.94, 0.18, 0.26, 0.84, 0.62, 0.58]</text:p>
          </table:table-cell>
          <table:table-cell office:value-type="string" calcext:value-type="string">
            <text:p>[ACCU009, ACEV017, ACOO006, EAM002, EEE004, EES007, EMM034, EOW002, EWW036, LVE032, OCE009, OMA006, PHE011, PMO022, SMA025, SNV009, SOD016, STE019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933333" calcext:value-type="float">
            <text:p>12,933333</text:p>
          </table:table-cell>
          <table:table-cell office:value-type="float" office:value="60.771988" calcext:value-type="float">
            <text:p>60,771988</text:p>
          </table:table-cell>
          <table:table-cell office:value-type="float" office:value="83.066666" calcext:value-type="float">
            <text:p>83,066666</text:p>
          </table:table-cell>
          <table:table-cell office:value-type="string" calcext:value-type="string">
            <text:p>[1.0, 1.0, 1.0, 0.98, 1.0, 1.0, 0.86, 1.0, 1.0, 0.9, 0.1, 0.36, 0.88, 0.74, 0.64]</text:p>
          </table:table-cell>
          <table:table-cell office:value-type="string" calcext:value-type="string">
            <text:p>[ACCU009, ACEV017, ACOO006, EAM002, EEE004, EES021, EMM034, EOW002, EWW036, LAM026, LMA023, LVE032, OCE009, PHE011, SMA025, SNV009, SOD016, STE01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01:39:33.44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10-08T01:46:43.729000000</dc:date>
    <meta:editing-duration>PT49M55S</meta:editing-duration>
    <meta:editing-cycles>7</meta:editing-cycles>
    <meta:generator>LibreOffice/6.4.3.2$Windows_X86_64 LibreOffice_project/747b5d0ebf89f41c860ec2a39efd7cb15b54f2d8</meta:generator>
    <meta:document-statistic meta:table-count="4" meta:cell-count="220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9.704cm" svg:height="16.203cm" xlink:href=".." xlink:type="simple" chart:class="chart:line" chart:style-name="ch1">
        <chart:legend chart:legend-position="end" svg:x="4.059cm" svg:y="2.886cm" style:legend-expansion="custom" chartooo:width="4.273cm" chartooo:height="2.587cm" style:legend-expansion-aspect-ratio="1.65172013915733" chart:style-name="ch2"/>
        <chart:plot-area chart:style-name="ch3" table:cell-range-address="R4_0.A1:R4_0.D186" chart:data-source-has-labels="both" svg:x="1.222cm" svg:y="0.321cm" svg:width="57.349cm" svg:height="15.614cm">
          <chartooo:coordinate-region svg:x="2.029cm" svg:y="0.321cm" svg:width="56.542cm" svg:height="14.69cm"/>
          <chart:axis chart:dimension="x" chart:name="primary-x" chart:style-name="ch4" chartooo:axis-type="auto">
            <chartooo:date-scale/>
            <chart:categories table:cell-range-address="R4_0.A2:R4_0.A1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4_0.B2:R4_0.B186" chart:label-cell-address="R4_0.B1:R4_0.B1" chart:class="chart:line">
            <chart:data-point chart:repeated="185"/>
          </chart:series>
          <chart:series chart:style-name="ch8" chart:values-cell-range-address="R4_0.C2:R4_0.C186" chart:label-cell-address="R4_0.C1:R4_0.C1" chart:class="chart:line">
            <chart:data-point chart:repeated="185"/>
          </chart:series>
          <chart:series chart:style-name="ch9" chart:values-cell-range-address="R4_0.D2:R4_0.D186" chart:label-cell-address="R4_0.D1:R4_0.D1" chart:class="chart:line">
            <chart:data-point chart:repeated="1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4_0.B1:R4_0.B1</svg:desc>
                </draw:g>
              </table:table-cell>
              <table:table-cell office:value-type="string">
                <text:p> AvgFit</text:p>
                <draw:g>
                  <svg:desc>R4_0.C1:R4_0.C1</svg:desc>
                </draw:g>
              </table:table-cell>
              <table:table-cell office:value-type="string">
                <text:p> BestFit</text:p>
                <draw:g>
                  <svg:desc>R4_0.D1:R4_0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4_0.A2:R4_0.A186</svg:desc>
                </draw:g>
              </table:table-cell>
              <table:table-cell office:value-type="float" office:value="0">
                <text:p>0</text:p>
                <draw:g>
                  <svg:desc>R4_0.B2:R4_0.B186</svg:desc>
                </draw:g>
              </table:table-cell>
              <table:table-cell office:value-type="float" office:value="0">
                <text:p>0</text:p>
                <draw:g>
                  <svg:desc>R4_0.C2:R4_0.C186</svg:desc>
                </draw:g>
              </table:table-cell>
              <table:table-cell office:value-type="float" office:value="0">
                <text:p>0</text:p>
                <draw:g>
                  <svg:desc>R4_0.D2:R4_0.D18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.006666667">
                <text:p>0.006666667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.017333334">
                <text:p>0.017333334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.049333338">
                <text:p>0.049333338</text:p>
              </table:table-cell>
              <table:table-cell office:value-type="float" office:value="0.5333333">
                <text:p>0.5333333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.19866654">
                <text:p>0.1986665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.4306665">
                <text:p>0.4306665</text:p>
              </table:table-cell>
              <table:table-cell office:value-type="float" office:value="3.333333">
                <text:p>3.3333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.8253333">
                <text:p>0.8253333</text:p>
              </table:table-cell>
              <table:table-cell office:value-type="float" office:value="4.2666664">
                <text:p>4.266666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.4959999">
                <text:p>1.4959999</text:p>
              </table:table-cell>
              <table:table-cell office:value-type="float" office:value="5.333333">
                <text:p>5.33333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.0933337">
                <text:p>2.093333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.6373322">
                <text:p>2.6373322</text:p>
              </table:table-cell>
              <table:table-cell office:value-type="float" office:value="6.7999997">
                <text:p>6.799999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3.2893338">
                <text:p>3.2893338</text:p>
              </table:table-cell>
              <table:table-cell office:value-type="float" office:value="11.866667">
                <text:p>11.86666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4.3373337">
                <text:p>4.3373337</text:p>
              </table:table-cell>
              <table:table-cell office:value-type="float" office:value="13.866666">
                <text:p>13.86666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6.7320004">
                <text:p>6.7320004</text:p>
              </table:table-cell>
              <table:table-cell office:value-type="float" office:value="13.733334">
                <text:p>13.73333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8.5373335">
                <text:p>8.5373335</text:p>
              </table:table-cell>
              <table:table-cell office:value-type="float" office:value="23.466665">
                <text:p>23.46666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9.558667">
                <text:p>9.558667</text:p>
              </table:table-cell>
              <table:table-cell office:value-type="float" office:value="26.133331">
                <text:p>26.13333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2.343997">
                <text:p>12.343997</text:p>
              </table:table-cell>
              <table:table-cell office:value-type="float" office:value="31.199997">
                <text:p>31.1999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7.77733">
                <text:p>17.77733</text:p>
              </table:table-cell>
              <table:table-cell office:value-type="float" office:value="43.599995">
                <text:p>43.599995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0.515997">
                <text:p>20.515997</text:p>
              </table:table-cell>
              <table:table-cell office:value-type="float" office:value="41.866665">
                <text:p>41.86666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5333333">
                <text:p>0.5333333</text:p>
              </table:table-cell>
              <table:table-cell office:value-type="float" office:value="23.386662">
                <text:p>23.386662</text:p>
              </table:table-cell>
              <table:table-cell office:value-type="float" office:value="43.73333">
                <text:p>43.73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9999998">
                <text:p>0.39999998</text:p>
              </table:table-cell>
              <table:table-cell office:value-type="float" office:value="25.204">
                <text:p>25.204</text:p>
              </table:table-cell>
              <table:table-cell office:value-type="float" office:value="45.866665">
                <text:p>45.86666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.5999999">
                <text:p>1.5999999</text:p>
              </table:table-cell>
              <table:table-cell office:value-type="float" office:value="27.598667">
                <text:p>27.598667</text:p>
              </table:table-cell>
              <table:table-cell office:value-type="float" office:value="46.93333">
                <text:p>46.9333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9333333">
                <text:p>0.9333333</text:p>
              </table:table-cell>
              <table:table-cell office:value-type="float" office:value="30.312002">
                <text:p>30.312002</text:p>
              </table:table-cell>
              <table:table-cell office:value-type="float" office:value="45.199997">
                <text:p>45.19999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.1333327">
                <text:p>4.1333327</text:p>
              </table:table-cell>
              <table:table-cell office:value-type="float" office:value="32.084003">
                <text:p>32.084003</text:p>
              </table:table-cell>
              <table:table-cell office:value-type="float" office:value="47.733326">
                <text:p>47.73332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.666667">
                <text:p>2.666667</text:p>
              </table:table-cell>
              <table:table-cell office:value-type="float" office:value="33.52933">
                <text:p>33.52933</text:p>
              </table:table-cell>
              <table:table-cell office:value-type="float" office:value="62.93334">
                <text:p>62.9333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.7999997">
                <text:p>4.7999997</text:p>
              </table:table-cell>
              <table:table-cell office:value-type="float" office:value="34.95066">
                <text:p>34.95066</text:p>
              </table:table-cell>
              <table:table-cell office:value-type="float" office:value="64.26667">
                <text:p>64.2666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3.2">
                <text:p>3.2</text:p>
              </table:table-cell>
              <table:table-cell office:value-type="float" office:value="38.381332">
                <text:p>38.381332</text:p>
              </table:table-cell>
              <table:table-cell office:value-type="float" office:value="63.733334">
                <text:p>63.73333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.5333333">
                <text:p>2.5333333</text:p>
              </table:table-cell>
              <table:table-cell office:value-type="float" office:value="44.27866">
                <text:p>44.27866</text:p>
              </table:table-cell>
              <table:table-cell office:value-type="float" office:value="69.73334">
                <text:p>69.7333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2.799999">
                <text:p>12.799999</text:p>
              </table:table-cell>
              <table:table-cell office:value-type="float" office:value="49.59999">
                <text:p>49.59999</text:p>
              </table:table-cell>
              <table:table-cell office:value-type="float" office:value="69.46667">
                <text:p>69.4666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50.58933">
                <text:p>50.58933</text:p>
              </table:table-cell>
              <table:table-cell office:value-type="float" office:value="67.066666">
                <text:p>67.06666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6.666666">
                <text:p>16.666666</text:p>
              </table:table-cell>
              <table:table-cell office:value-type="float" office:value="54.121353">
                <text:p>54.121353</text:p>
              </table:table-cell>
              <table:table-cell office:value-type="float" office:value="69.99999">
                <text:p>69.9999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4.533332">
                <text:p>14.533332</text:p>
              </table:table-cell>
              <table:table-cell office:value-type="float" office:value="52.814655">
                <text:p>52.814655</text:p>
              </table:table-cell>
              <table:table-cell office:value-type="float" office:value="72.13334">
                <text:p>72.1333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9.466667">
                <text:p>9.466667</text:p>
              </table:table-cell>
              <table:table-cell office:value-type="float" office:value="52.182667">
                <text:p>52.182667</text:p>
              </table:table-cell>
              <table:table-cell office:value-type="float" office:value="69.86667">
                <text:p>69.8666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6">
                <text:p>16</text:p>
              </table:table-cell>
              <table:table-cell office:value-type="float" office:value="55.387997">
                <text:p>55.3879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.199998">
                <text:p>15.199998</text:p>
              </table:table-cell>
              <table:table-cell office:value-type="float" office:value="54.777348">
                <text:p>54.777348</text:p>
              </table:table-cell>
              <table:table-cell office:value-type="float" office:value="68.666664">
                <text:p>68.6666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9.733335">
                <text:p>19.733335</text:p>
              </table:table-cell>
              <table:table-cell office:value-type="float" office:value="55.04799">
                <text:p>55.04799</text:p>
              </table:table-cell>
              <table:table-cell office:value-type="float" office:value="71.46666">
                <text:p>71.4666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4.666666">
                <text:p>14.666666</text:p>
              </table:table-cell>
              <table:table-cell office:value-type="float" office:value="54.491997">
                <text:p>54.491997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9.6">
                <text:p>19.6</text:p>
              </table:table-cell>
              <table:table-cell office:value-type="float" office:value="55.545322">
                <text:p>55.545322</text:p>
              </table:table-cell>
              <table:table-cell office:value-type="float" office:value="75.33333">
                <text:p>75.333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4.4">
                <text:p>24.4</text:p>
              </table:table-cell>
              <table:table-cell office:value-type="float" office:value="56.838673">
                <text:p>56.838673</text:p>
              </table:table-cell>
              <table:table-cell office:value-type="float" office:value="75.333336">
                <text:p>75.33333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5.599998">
                <text:p>15.599998</text:p>
              </table:table-cell>
              <table:table-cell office:value-type="float" office:value="55.71603">
                <text:p>55.71603</text:p>
              </table:table-cell>
              <table:table-cell office:value-type="float" office:value="72.53334">
                <text:p>72.5333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0.9333315">
                <text:p>10.9333315</text:p>
              </table:table-cell>
              <table:table-cell office:value-type="float" office:value="55.937332">
                <text:p>55.937332</text:p>
              </table:table-cell>
              <table:table-cell office:value-type="float" office:value="75.46667">
                <text:p>75.4666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.133331">
                <text:p>18.133331</text:p>
              </table:table-cell>
              <table:table-cell office:value-type="float" office:value="58.225338">
                <text:p>58.225338</text:p>
              </table:table-cell>
              <table:table-cell office:value-type="float" office:value="75.73334">
                <text:p>75.733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2.93333">
                <text:p>42.93333</text:p>
              </table:table-cell>
              <table:table-cell office:value-type="float" office:value="62.196">
                <text:p>62.196</text:p>
              </table:table-cell>
              <table:table-cell office:value-type="float" office:value="75.86666">
                <text:p>75.8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75cm" svg:height="16.203cm" xlink:href=".." xlink:type="simple" chart:class="chart:line" chart:style-name="ch1">
        <chart:legend chart:legend-position="end" svg:x="1.912cm" svg:y="1.597cm" style:legend-expansion="custom" chartooo:width="3.583cm" chartooo:height="2.587cm" style:legend-expansion-aspect-ratio="1.38500193274063" chart:style-name="ch2"/>
        <chart:plot-area chart:style-name="ch3" table:cell-range-address="R4_50.A1:R4_50.D88" chart:data-source-has-labels="both" svg:x="0.17cm" svg:y="0.321cm" svg:width="28.034cm" svg:height="15.482cm">
          <chartooo:coordinate-region svg:x="0.977cm" svg:y="0.321cm" svg:width="27.227cm" svg:height="14.69cm"/>
          <chart:axis chart:dimension="x" chart:name="primary-x" chart:style-name="ch4" chartooo:axis-type="auto">
            <chartooo:date-scale/>
            <chart:categories table:cell-range-address="R4_50.A2:R4_50.A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4_50.B2:R4_50.B88" chart:label-cell-address="R4_50.B1:R4_50.B1" chart:class="chart:line">
            <chart:data-point chart:repeated="87"/>
          </chart:series>
          <chart:series chart:style-name="ch8" chart:values-cell-range-address="R4_50.C2:R4_50.C88" chart:label-cell-address="R4_50.C1:R4_50.C1" chart:class="chart:line">
            <chart:data-point chart:repeated="87"/>
          </chart:series>
          <chart:series chart:style-name="ch9" chart:values-cell-range-address="R4_50.D2:R4_50.D88" chart:label-cell-address="R4_50.D1:R4_50.D1" chart:class="chart:line">
            <chart:data-point chart:repeated="8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4_50.B1:R4_50.B1</svg:desc>
                </draw:g>
              </table:table-cell>
              <table:table-cell office:value-type="string">
                <text:p> AvgFit</text:p>
                <draw:g>
                  <svg:desc>R4_50.C1:R4_50.C1</svg:desc>
                </draw:g>
              </table:table-cell>
              <table:table-cell office:value-type="string">
                <text:p> BestFit</text:p>
                <draw:g>
                  <svg:desc>R4_50.D1:R4_50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4_50.A2:R4_50.A88</svg:desc>
                </draw:g>
              </table:table-cell>
              <table:table-cell office:value-type="float" office:value="0">
                <text:p>0</text:p>
                <draw:g>
                  <svg:desc>R4_50.B2:R4_50.B88</svg:desc>
                </draw:g>
              </table:table-cell>
              <table:table-cell office:value-type="float" office:value="0">
                <text:p>0</text:p>
                <draw:g>
                  <svg:desc>R4_50.C2:R4_50.C88</svg:desc>
                </draw:g>
              </table:table-cell>
              <table:table-cell office:value-type="float" office:value="0">
                <text:p>0</text:p>
                <draw:g>
                  <svg:desc>R4_50.D2:R4_50.D8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039999997">
                <text:p>0.0039999997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039999997">
                <text:p>0.0039999997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13333333">
                <text:p>0.001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053333333">
                <text:p>0.0053333333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0039999997">
                <text:p>0.0039999997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6666667">
                <text:p>0.006666667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26666666">
                <text:p>0.0026666666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6666667">
                <text:p>0.006666667</text:p>
              </table:table-cell>
              <table:table-cell office:value-type="float" office:value="0.13333333">
                <text:p>0.133333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10666667">
                <text:p>0.010666667</text:p>
              </table:table-cell>
              <table:table-cell office:value-type="float" office:value="0.26666665">
                <text:p>0.2666666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17333332">
                <text:p>0.017333332</text:p>
              </table:table-cell>
              <table:table-cell office:value-type="float" office:value="0.39999998">
                <text:p>0.3999999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45333337">
                <text:p>0.045333337</text:p>
              </table:table-cell>
              <table:table-cell office:value-type="float" office:value="1.0666666">
                <text:p>1.066666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07333334">
                <text:p>0.07333334</text:p>
              </table:table-cell>
              <table:table-cell office:value-type="float" office:value="1.5999999">
                <text:p>1.599999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0799996">
                <text:p>0.20799996</text:p>
              </table:table-cell>
              <table:table-cell office:value-type="float" office:value="1.5999999">
                <text:p>1.599999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4133332">
                <text:p>0.4133332</text:p>
              </table:table-cell>
              <table:table-cell office:value-type="float" office:value="1.7333332">
                <text:p>1.733333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60933316">
                <text:p>0.6093331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85866636">
                <text:p>0.85866636</text:p>
              </table:table-cell>
              <table:table-cell office:value-type="float" office:value="2.6666667">
                <text:p>2.66666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1813333">
                <text:p>1.1813333</text:p>
              </table:table-cell>
              <table:table-cell office:value-type="float" office:value="5.733334">
                <text:p>5.7333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.9439993">
                <text:p>1.9439993</text:p>
              </table:table-cell>
              <table:table-cell office:value-type="float" office:value="14.533332">
                <text:p>14.53333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.1359992">
                <text:p>3.1359992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5.189333">
                <text:p>5.189333</text:p>
              </table:table-cell>
              <table:table-cell office:value-type="float" office:value="13.733334">
                <text:p>13.7333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7.1693325">
                <text:p>7.16933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.109334">
                <text:p>8.109334</text:p>
              </table:table-cell>
              <table:table-cell office:value-type="float" office:value="21.866669">
                <text:p>21.86666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9.906664">
                <text:p>9.906664</text:p>
              </table:table-cell>
              <table:table-cell office:value-type="float" office:value="23.199997">
                <text:p>23.19999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1.305332">
                <text:p>11.305332</text:p>
              </table:table-cell>
              <table:table-cell office:value-type="float" office:value="22.266665">
                <text:p>22.26666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2.725331">
                <text:p>12.725331</text:p>
              </table:table-cell>
              <table:table-cell office:value-type="float" office:value="23.199997">
                <text:p>23.19999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39999998">
                <text:p>0.39999998</text:p>
              </table:table-cell>
              <table:table-cell office:value-type="float" office:value="14.770666">
                <text:p>14.770666</text:p>
              </table:table-cell>
              <table:table-cell office:value-type="float" office:value="25.066668">
                <text:p>25.0666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9999995">
                <text:p>0.79999995</text:p>
              </table:table-cell>
              <table:table-cell office:value-type="float" office:value="14.954665">
                <text:p>14.954665</text:p>
              </table:table-cell>
              <table:table-cell office:value-type="float" office:value="25.866669">
                <text:p>25.86666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9999995">
                <text:p>0.79999995</text:p>
              </table:table-cell>
              <table:table-cell office:value-type="float" office:value="16.576006">
                <text:p>16.576006</text:p>
              </table:table-cell>
              <table:table-cell office:value-type="float" office:value="28.53333">
                <text:p>28.5333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3333334">
                <text:p>1.3333334</text:p>
              </table:table-cell>
              <table:table-cell office:value-type="float" office:value="16.583998">
                <text:p>16.583998</text:p>
              </table:table-cell>
              <table:table-cell office:value-type="float" office:value="27.333334">
                <text:p>27.3333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39999998">
                <text:p>0.39999998</text:p>
              </table:table-cell>
              <table:table-cell office:value-type="float" office:value="18.541334">
                <text:p>18.541334</text:p>
              </table:table-cell>
              <table:table-cell office:value-type="float" office:value="29.999998">
                <text:p>29.99999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.3333333">
                <text:p>1.3333333</text:p>
              </table:table-cell>
              <table:table-cell office:value-type="float" office:value="18.371998">
                <text:p>18.371998</text:p>
              </table:table-cell>
              <table:table-cell office:value-type="float" office:value="30.000002">
                <text:p>30.0000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39999998">
                <text:p>0.39999998</text:p>
              </table:table-cell>
              <table:table-cell office:value-type="float" office:value="19.46133">
                <text:p>19.46133</text:p>
              </table:table-cell>
              <table:table-cell office:value-type="float" office:value="33.466663">
                <text:p>33.4666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9999995">
                <text:p>0.79999995</text:p>
              </table:table-cell>
              <table:table-cell office:value-type="float" office:value="20.772003">
                <text:p>20.772003</text:p>
              </table:table-cell>
              <table:table-cell office:value-type="float" office:value="35.066666">
                <text:p>35.0666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9999995">
                <text:p>0.79999995</text:p>
              </table:table-cell>
              <table:table-cell office:value-type="float" office:value="21.81067">
                <text:p>21.81067</text:p>
              </table:table-cell>
              <table:table-cell office:value-type="float" office:value="36.399998">
                <text:p>36.3999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.3333334">
                <text:p>1.3333334</text:p>
              </table:table-cell>
              <table:table-cell office:value-type="float" office:value="23.367998">
                <text:p>23.367998</text:p>
              </table:table-cell>
              <table:table-cell office:value-type="float" office:value="47.33333">
                <text:p>47.3333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.0666666">
                <text:p>3.0666666</text:p>
              </table:table-cell>
              <table:table-cell office:value-type="float" office:value="27.432001">
                <text:p>27.432001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.5333333">
                <text:p>2.5333333</text:p>
              </table:table-cell>
              <table:table-cell office:value-type="float" office:value="27.329338">
                <text:p>27.329338</text:p>
              </table:table-cell>
              <table:table-cell office:value-type="float" office:value="44.399998">
                <text:p>44.39999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.1999998">
                <text:p>3.1999998</text:p>
              </table:table-cell>
              <table:table-cell office:value-type="float" office:value="28.86799">
                <text:p>28.86799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3.6">
                <text:p>3.6</text:p>
              </table:table-cell>
              <table:table-cell office:value-type="float" office:value="31.92133">
                <text:p>31.92133</text:p>
              </table:table-cell>
              <table:table-cell office:value-type="float" office:value="52.266663">
                <text:p>52.26666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.1999998">
                <text:p>3.1999998</text:p>
              </table:table-cell>
              <table:table-cell office:value-type="float" office:value="32.935997">
                <text:p>32.935997</text:p>
              </table:table-cell>
              <table:table-cell office:value-type="float" office:value="64.26666">
                <text:p>64.2666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.133332">
                <text:p>8.133332</text:p>
              </table:table-cell>
              <table:table-cell office:value-type="float" office:value="37.090652">
                <text:p>37.090652</text:p>
              </table:table-cell>
              <table:table-cell office:value-type="float" office:value="65.73334">
                <text:p>65.7333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.2000003">
                <text:p>5.2000003</text:p>
              </table:table-cell>
              <table:table-cell office:value-type="float" office:value="39.205334">
                <text:p>39.205334</text:p>
              </table:table-cell>
              <table:table-cell office:value-type="float" office:value="65.73334">
                <text:p>65.733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9333334">
                <text:p>4.9333334</text:p>
              </table:table-cell>
              <table:table-cell office:value-type="float" office:value="46.052006">
                <text:p>46.052006</text:p>
              </table:table-cell>
              <table:table-cell office:value-type="float" office:value="71.73334">
                <text:p>71.7333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3.200002">
                <text:p>13.200002</text:p>
              </table:table-cell>
              <table:table-cell office:value-type="float" office:value="48.668">
                <text:p>48.668</text:p>
              </table:table-cell>
              <table:table-cell office:value-type="float" office:value="72.26667">
                <text:p>72.2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.533333">
                <text:p>8.533333</text:p>
              </table:table-cell>
              <table:table-cell office:value-type="float" office:value="52.454655">
                <text:p>52.454655</text:p>
              </table:table-cell>
              <table:table-cell office:value-type="float" office:value="77.86667">
                <text:p>77.8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6.133331">
                <text:p>16.133331</text:p>
              </table:table-cell>
              <table:table-cell office:value-type="float" office:value="55.196007">
                <text:p>55.196007</text:p>
              </table:table-cell>
              <table:table-cell office:value-type="float" office:value="79.86667">
                <text:p>79.866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.333334">
                <text:p>15.333334</text:p>
              </table:table-cell>
              <table:table-cell office:value-type="float" office:value="58.833336">
                <text:p>58.833336</text:p>
              </table:table-cell>
              <table:table-cell office:value-type="float" office:value="80.666664">
                <text:p>80.66666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.8">
                <text:p>22.8</text:p>
              </table:table-cell>
              <table:table-cell office:value-type="float" office:value="61.524">
                <text:p>61.524</text:p>
              </table:table-cell>
              <table:table-cell office:value-type="float" office:value="83.33333">
                <text:p>83.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5" chart:origin="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714cm" svg:height="16.203cm" xlink:href=".." xlink:type="simple" chart:class="chart:line" chart:style-name="ch1">
        <chart:legend chart:legend-position="end" svg:x="2.226cm" svg:y="1.656cm" style:legend-expansion="custom" chartooo:width="3.952cm" chartooo:height="2.587cm" style:legend-expansion-aspect-ratio="1.52763819095477" chart:style-name="ch2"/>
        <chart:plot-area chart:style-name="ch3" table:cell-range-address="R4_95.A1:R4_95.D97" chart:data-source-has-labels="both" svg:x="0.27cm" svg:y="0.321cm" svg:width="30.84cm" svg:height="15.482cm">
          <chartooo:coordinate-region svg:x="1.077cm" svg:y="0.321cm" svg:width="30.033cm" svg:height="14.69cm"/>
          <chart:axis chart:dimension="x" chart:name="primary-x" chart:style-name="ch4" chartooo:axis-type="auto">
            <chartooo:date-scale/>
            <chart:categories table:cell-range-address="R4_95.A2:R4_95.A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4_95.B2:R4_95.B97" chart:label-cell-address="R4_95.B1:R4_95.B1" chart:class="chart:line">
            <chart:data-point chart:repeated="96"/>
          </chart:series>
          <chart:series chart:style-name="ch8" chart:values-cell-range-address="R4_95.C2:R4_95.C97" chart:label-cell-address="R4_95.C1:R4_95.C1" chart:class="chart:line">
            <chart:data-point chart:repeated="96"/>
          </chart:series>
          <chart:series chart:style-name="ch9" chart:values-cell-range-address="R4_95.D2:R4_95.D97" chart:label-cell-address="R4_95.D1:R4_95.D1" chart:class="chart:line"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WorstFit</text:p>
                <draw:g>
                  <svg:desc>R4_95.B1:R4_95.B1</svg:desc>
                </draw:g>
              </table:table-cell>
              <table:table-cell office:value-type="string">
                <text:p> AvgFit</text:p>
                <draw:g>
                  <svg:desc>R4_95.C1:R4_95.C1</svg:desc>
                </draw:g>
              </table:table-cell>
              <table:table-cell office:value-type="string">
                <text:p> BestFit</text:p>
                <draw:g>
                  <svg:desc>R4_95.D1:R4_9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4_95.A2:R4_95.A97</svg:desc>
                </draw:g>
              </table:table-cell>
              <table:table-cell office:value-type="float" office:value="0">
                <text:p>0</text:p>
                <draw:g>
                  <svg:desc>R4_95.B2:R4_95.B97</svg:desc>
                </draw:g>
              </table:table-cell>
              <table:table-cell office:value-type="float" office:value="0">
                <text:p>0</text:p>
                <draw:g>
                  <svg:desc>R4_95.C2:R4_95.C97</svg:desc>
                </draw:g>
              </table:table-cell>
              <table:table-cell office:value-type="float" office:value="0">
                <text:p>0</text:p>
                <draw:g>
                  <svg:desc>R4_95.D2:R4_95.D9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026666666">
                <text:p>0.0026666666</text:p>
              </table:table-cell>
              <table:table-cell office:value-type="float" office:value="0.26666665">
                <text:p>0.266666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5333333">
                <text:p>0.533333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3866667">
                <text:p>0.03866667</text:p>
              </table:table-cell>
              <table:table-cell office:value-type="float" office:value="0.9333333">
                <text:p>0.933333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11600001">
                <text:p>0.11600001</text:p>
              </table:table-cell>
              <table:table-cell office:value-type="float" office:value="1.1999999">
                <text:p>1.199999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25466657">
                <text:p>0.25466657</text:p>
              </table:table-cell>
              <table:table-cell office:value-type="float" office:value="1.4666666">
                <text:p>1.46666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3279998">
                <text:p>0.3279998</text:p>
              </table:table-cell>
              <table:table-cell office:value-type="float" office:value="1.4666666">
                <text:p>1.466666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61866665">
                <text:p>0.61866665</text:p>
              </table:table-cell>
              <table:table-cell office:value-type="float" office:value="2.2666667">
                <text:p>2.26666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7279996">
                <text:p>0.7279996</text:p>
              </table:table-cell>
              <table:table-cell office:value-type="float" office:value="2.9333334">
                <text:p>2.93333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8919997">
                <text:p>0.891999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.4359998">
                <text:p>1.4359998</text:p>
              </table:table-cell>
              <table:table-cell office:value-type="float" office:value="8.933332">
                <text:p>8.93333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.118667">
                <text:p>2.118667</text:p>
              </table:table-cell>
              <table:table-cell office:value-type="float" office:value="8.133333">
                <text:p>8.13333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.1359997">
                <text:p>3.1359997</text:p>
              </table:table-cell>
              <table:table-cell office:value-type="float" office:value="9.599998">
                <text:p>9.59999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4.6333337">
                <text:p>4.6333337</text:p>
              </table:table-cell>
              <table:table-cell office:value-type="float" office:value="10.933334">
                <text:p>10.9333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6.3306675">
                <text:p>6.3306675</text:p>
              </table:table-cell>
              <table:table-cell office:value-type="float" office:value="12.399999">
                <text:p>12.3999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7.0960016">
                <text:p>7.0960016</text:p>
              </table:table-cell>
              <table:table-cell office:value-type="float" office:value="15.733335">
                <text:p>15.73333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3333333">
                <text:p>0.13333333</text:p>
              </table:table-cell>
              <table:table-cell office:value-type="float" office:value="9.452002">
                <text:p>9.452002</text:p>
              </table:table-cell>
              <table:table-cell office:value-type="float" office:value="23.466665">
                <text:p>23.46666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13333333">
                <text:p>0.13333333</text:p>
              </table:table-cell>
              <table:table-cell office:value-type="float" office:value="10.66">
                <text:p>10.66</text:p>
              </table:table-cell>
              <table:table-cell office:value-type="float" office:value="26.133331">
                <text:p>26.13333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3.038665">
                <text:p>13.038665</text:p>
              </table:table-cell>
              <table:table-cell office:value-type="float" office:value="26.266665">
                <text:p>26.26666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5.582665">
                <text:p>15.582665</text:p>
              </table:table-cell>
              <table:table-cell office:value-type="float" office:value="31.600002">
                <text:p>31.6000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3333333">
                <text:p>0.13333333</text:p>
              </table:table-cell>
              <table:table-cell office:value-type="float" office:value="18.074665">
                <text:p>18.074665</text:p>
              </table:table-cell>
              <table:table-cell office:value-type="float" office:value="40.533333">
                <text:p>40.5333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9999995">
                <text:p>0.79999995</text:p>
              </table:table-cell>
              <table:table-cell office:value-type="float" office:value="20.997335">
                <text:p>20.997335</text:p>
              </table:table-cell>
              <table:table-cell office:value-type="float" office:value="39.86667">
                <text:p>39.866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26666665">
                <text:p>0.26666665</text:p>
              </table:table-cell>
              <table:table-cell office:value-type="float" office:value="23.980003">
                <text:p>23.980003</text:p>
              </table:table-cell>
              <table:table-cell office:value-type="float" office:value="44.933327">
                <text:p>44.93332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26666665">
                <text:p>0.26666665</text:p>
              </table:table-cell>
              <table:table-cell office:value-type="float" office:value="26.951992">
                <text:p>26.951992</text:p>
              </table:table-cell>
              <table:table-cell office:value-type="float" office:value="45.733326">
                <text:p>45.73332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.5333333">
                <text:p>2.5333333</text:p>
              </table:table-cell>
              <table:table-cell office:value-type="float" office:value="28.951996">
                <text:p>28.951996</text:p>
              </table:table-cell>
              <table:table-cell office:value-type="float" office:value="47.33333">
                <text:p>47.333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6666665">
                <text:p>4.6666665</text:p>
              </table:table-cell>
              <table:table-cell office:value-type="float" office:value="31.601334">
                <text:p>31.601334</text:p>
              </table:table-cell>
              <table:table-cell office:value-type="float" office:value="54.933334">
                <text:p>54.9333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866666">
                <text:p>3.866666</text:p>
              </table:table-cell>
              <table:table-cell office:value-type="float" office:value="34.10934">
                <text:p>34.10934</text:p>
              </table:table-cell>
              <table:table-cell office:value-type="float" office:value="54.800003">
                <text:p>54.80000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.8666666">
                <text:p>1.8666666</text:p>
              </table:table-cell>
              <table:table-cell office:value-type="float" office:value="38.033333">
                <text:p>38.033333</text:p>
              </table:table-cell>
              <table:table-cell office:value-type="float" office:value="57.20001">
                <text:p>57.200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  <table:table-cell office:value-type="float" office:value="39.062668">
                <text:p>39.062668</text:p>
              </table:table-cell>
              <table:table-cell office:value-type="float" office:value="59.600002">
                <text:p>59.6000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.266667">
                <text:p>4.266667</text:p>
              </table:table-cell>
              <table:table-cell office:value-type="float" office:value="41.193333">
                <text:p>41.193333</text:p>
              </table:table-cell>
              <table:table-cell office:value-type="float" office:value="60.133343">
                <text:p>60.13334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.533334">
                <text:p>4.533334</text:p>
              </table:table-cell>
              <table:table-cell office:value-type="float" office:value="41.042667">
                <text:p>41.042667</text:p>
              </table:table-cell>
              <table:table-cell office:value-type="float" office:value="58.80001">
                <text:p>58.8000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.333333">
                <text:p>7.333333</text:p>
              </table:table-cell>
              <table:table-cell office:value-type="float" office:value="44.035995">
                <text:p>44.035995</text:p>
              </table:table-cell>
              <table:table-cell office:value-type="float" office:value="58.800007">
                <text:p>58.80000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.466666">
                <text:p>7.466666</text:p>
              </table:table-cell>
              <table:table-cell office:value-type="float" office:value="41.106647">
                <text:p>41.10664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.866666">
                <text:p>9.866666</text:p>
              </table:table-cell>
              <table:table-cell office:value-type="float" office:value="41.180008">
                <text:p>41.180008</text:p>
              </table:table-cell>
              <table:table-cell office:value-type="float" office:value="58.53334">
                <text:p>58.533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.799999">
                <text:p>8.799999</text:p>
              </table:table-cell>
              <table:table-cell office:value-type="float" office:value="41.369335">
                <text:p>41.369335</text:p>
              </table:table-cell>
              <table:table-cell office:value-type="float" office:value="59.866673">
                <text:p>59.86667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.933333">
                <text:p>6.933333</text:p>
              </table:table-cell>
              <table:table-cell office:value-type="float" office:value="41.677322">
                <text:p>41.677322</text:p>
              </table:table-cell>
              <table:table-cell office:value-type="float" office:value="64.40001">
                <text:p>64.400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.533333">
                <text:p>8.533333</text:p>
              </table:table-cell>
              <table:table-cell office:value-type="float" office:value="42.656006">
                <text:p>42.656006</text:p>
              </table:table-cell>
              <table:table-cell office:value-type="float" office:value="66.13332">
                <text:p>66.1333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9.333333">
                <text:p>9.333333</text:p>
              </table:table-cell>
              <table:table-cell office:value-type="float" office:value="43.704006">
                <text:p>43.704006</text:p>
              </table:table-cell>
              <table:table-cell office:value-type="float" office:value="68.26667">
                <text:p>68.2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.2">
                <text:p>7.2</text:p>
              </table:table-cell>
              <table:table-cell office:value-type="float" office:value="45.456">
                <text:p>45.456</text:p>
              </table:table-cell>
              <table:table-cell office:value-type="float" office:value="67.200005">
                <text:p>67.20000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0.533332">
                <text:p>10.533332</text:p>
              </table:table-cell>
              <table:table-cell office:value-type="float" office:value="49.26667">
                <text:p>49.26667</text:p>
              </table:table-cell>
              <table:table-cell office:value-type="float" office:value="66.26667">
                <text:p>66.266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.533333">
                <text:p>8.533333</text:p>
              </table:table-cell>
              <table:table-cell office:value-type="float" office:value="47.930656">
                <text:p>47.930656</text:p>
              </table:table-cell>
              <table:table-cell office:value-type="float" office:value="67.46667">
                <text:p>67.466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3.066666">
                <text:p>13.066666</text:p>
              </table:table-cell>
              <table:table-cell office:value-type="float" office:value="51.678677">
                <text:p>51.678677</text:p>
              </table:table-cell>
              <table:table-cell office:value-type="float" office:value="69.73334">
                <text:p>69.7333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2.533333">
                <text:p>12.533333</text:p>
              </table:table-cell>
              <table:table-cell office:value-type="float" office:value="51.082684">
                <text:p>51.082684</text:p>
              </table:table-cell>
              <table:table-cell office:value-type="float" office:value="72.000015">
                <text:p>72.00001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3.2">
                <text:p>13.2</text:p>
              </table:table-cell>
              <table:table-cell office:value-type="float" office:value="51.445347">
                <text:p>51.445347</text:p>
              </table:table-cell>
              <table:table-cell office:value-type="float" office:value="71.33333">
                <text:p>71.3333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3.866666">
                <text:p>13.866666</text:p>
              </table:table-cell>
              <table:table-cell office:value-type="float" office:value="52.830673">
                <text:p>52.830673</text:p>
              </table:table-cell>
              <table:table-cell office:value-type="float" office:value="73.06667">
                <text:p>73.0666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.2">
                <text:p>15.2</text:p>
              </table:table-cell>
              <table:table-cell office:value-type="float" office:value="53.57333">
                <text:p>53.57333</text:p>
              </table:table-cell>
              <table:table-cell office:value-type="float" office:value="73.99999">
                <text:p>73.999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7.066668">
                <text:p>17.066668</text:p>
              </table:table-cell>
              <table:table-cell office:value-type="float" office:value="56.39866">
                <text:p>56.39866</text:p>
              </table:table-cell>
              <table:table-cell office:value-type="float" office:value="73.333336">
                <text:p>73.33333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6.53333">
                <text:p>16.53333</text:p>
              </table:table-cell>
              <table:table-cell office:value-type="float" office:value="56.11333">
                <text:p>56.11333</text:p>
              </table:table-cell>
              <table:table-cell office:value-type="float" office:value="78.26666">
                <text:p>78.2666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0.8">
                <text:p>20.8</text:p>
              </table:table-cell>
              <table:table-cell office:value-type="float" office:value="56.283985">
                <text:p>56.283985</text:p>
              </table:table-cell>
              <table:table-cell office:value-type="float" office:value="79.46666">
                <text:p>79.4666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.466664">
                <text:p>15.466664</text:p>
              </table:table-cell>
              <table:table-cell office:value-type="float" office:value="58.910675">
                <text:p>58.910675</text:p>
              </table:table-cell>
              <table:table-cell office:value-type="float" office:value="81.46667">
                <text:p>81.4666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2.933333">
                <text:p>12.933333</text:p>
              </table:table-cell>
              <table:table-cell office:value-type="float" office:value="60.771988">
                <text:p>60.771988</text:p>
              </table:table-cell>
              <table:table-cell office:value-type="float" office:value="83.066666">
                <text:p>83.066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